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4181in"/>
    </style:style>
    <style:style style:name="co2" style:family="table-column">
      <style:table-column-properties fo:break-before="auto" style:column-width="0.4819in"/>
    </style:style>
    <style:style style:name="co3" style:family="table-column">
      <style:table-column-properties fo:break-before="auto" style:column-width="1.3217in"/>
    </style:style>
    <style:style style:name="co4" style:family="table-column">
      <style:table-column-properties fo:break-before="auto" style:column-width="0.3217in"/>
    </style:style>
    <style:style style:name="co5" style:family="table-column">
      <style:table-column-properties fo:break-before="auto" style:column-width="0.6035in"/>
    </style:style>
    <style:style style:name="co6" style:family="table-column">
      <style:table-column-properties fo:break-before="auto" style:column-width="0.4752in"/>
    </style:style>
    <style:style style:name="co7" style:family="table-column">
      <style:table-column-properties fo:break-before="auto" style:column-width="0.3429in"/>
    </style:style>
    <style:style style:name="co8" style:family="table-column">
      <style:table-column-properties fo:break-before="auto" style:column-width="3.0772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ackground-color="#314004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>
      <style:table-cell-properties fo:background-color="#004586" fo:border="0.06pt solid #000000"/>
    </style:style>
    <style:style style:name="ce4" style:family="table-cell" style:parent-style-name="Default">
      <style:table-cell-properties fo:background-color="#ffffcc" style:text-align-source="fix" style:repeat-content="false" fo:border="0.06pt solid #000000"/>
      <style:paragraph-properties fo:text-align="start" fo:margin-left="0in"/>
    </style:style>
    <style:style style:name="ce5" style:family="table-cell" style:parent-style-name="Default">
      <style:table-cell-properties fo:background-color="#ffffcc" fo:border="0.06pt solid #000000"/>
    </style:style>
    <style:style style:name="ce6" style:family="table-cell" style:parent-style-name="Default">
      <style:table-cell-properties fo:border="0.06pt solid #000000"/>
    </style:style>
    <style:style style:name="ce7" style:family="table-cell" style:parent-style-name="Default">
      <style:table-cell-properties fo:background-color="#ffff99" fo:border="0.06pt solid #000000"/>
    </style:style>
    <style:style style:name="ce8" style:family="table-cell" style:parent-style-name="Default" style:data-style-name="N99">
      <style:table-cell-properties fo:background-color="#ffffcc" fo:border="0.06pt solid #000000"/>
    </style:style>
    <style:style style:name="ce9" style:family="table-cell" style:parent-style-name="Default">
      <style:table-cell-properties fo:background-color="#5e2750"/>
    </style:style>
    <style:style style:name="ce10" style:family="table-cell" style:parent-style-name="Default">
      <style:table-cell-properties fo:background-color="#ffcc99"/>
    </style:style>
    <style:style style:name="ce11" style:family="table-cell" style:parent-style-name="Default">
      <style:table-cell-properties fo:background-color="#ccffff"/>
    </style:style>
    <style:style style:name="ce12" style:family="table-cell" style:parent-style-name="Default">
      <style:table-cell-properties fo:background-color="#193300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4" style:family="table-cell" style:parent-style-name="Default">
      <style:table-cell-properties fo:background-color="#ffff99"/>
    </style:style>
  </office:automatic-styles>
  <office:body>
    <office:spreadsheet>
      <table:table table:name="Ex5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4"/>
        <table:table-column table:style-name="co4" table:default-cell-style-name="ce6"/>
        <table:table-column table:style-name="co5" table:default-cell-style-name="ce5"/>
        <table:table-column table:style-name="co4" table:default-cell-style-name="ce6"/>
        <table:table-column table:style-name="co6" table:default-cell-style-name="ce5"/>
        <table:table-column table:style-name="co4" table:default-cell-style-name="ce6"/>
        <table:table-column table:style-name="co4" table:default-cell-style-name="ce5"/>
        <table:table-column table:style-name="co4" table:number-columns-repeated="3" table:default-cell-style-name="ce6"/>
        <table:table-column table:style-name="co4" table:default-cell-style-name="ce5"/>
        <table:table-column table:style-name="co4" table:default-cell-style-name="ce6"/>
        <table:table-column table:style-name="co4" table:default-cell-style-name="ce5"/>
        <table:table-column table:style-name="co4" table:default-cell-style-name="ce6"/>
        <table:table-column table:style-name="co4" table:default-cell-style-name="ce5"/>
        <table:table-column table:style-name="co4" table:default-cell-style-name="ce6"/>
        <table:table-column table:style-name="co4" table:default-cell-style-name="ce5"/>
        <table:table-column table:style-name="co4" table:number-columns-repeated="7" table:default-cell-style-name="ce11"/>
        <table:table-column table:style-name="co7" table:default-cell-style-name="ce11"/>
        <table:table-column table:style-name="co8" table:default-cell-style-name="Default"/>
        <table:table-row table:style-name="ro1">
          <table:table-cell table:style-name="ce1" office:value-type="string" calcext:value-type="string">
            <text:p>Bar</text:p>
          </table:table-cell>
          <table:table-cell table:style-name="ce1" office:value-type="string" calcext:value-type="string">
            <text:p>Delta</text:p>
          </table:table-cell>
          <table:table-cell table:style-name="ce3" office:value-type="string" calcext:value-type="string" table:number-columns-spanned="17" table:number-rows-spanned="1">
            <text:p>RH_Notes</text:p>
          </table:table-cell>
          <table:covered-table-cell/>
          <table:covered-table-cell table:style-name="ce6"/>
          <table:covered-table-cell/>
          <table:covered-table-cell table:style-name="ce6"/>
          <table:covered-table-cell/>
          <table:covered-table-cell table:style-name="ce6"/>
          <table:covered-table-cell table:number-columns-repeated="3"/>
          <table:covered-table-cell table:style-name="ce6"/>
          <table:covered-table-cell/>
          <table:covered-table-cell table:style-name="ce6"/>
          <table:covered-table-cell/>
          <table:covered-table-cell table:style-name="ce6"/>
          <table:covered-table-cell/>
          <table:covered-table-cell table:style-name="ce6"/>
          <table:table-cell table:style-name="ce9" office:value-type="string" calcext:value-type="string" table:number-columns-spanned="8" table:number-rows-spanned="1">
            <text:p>RH_Scalars</text:p>
          </table:table-cell>
          <table:covered-table-cell table:number-columns-repeated="7" table:style-name="Default"/>
          <table:table-cell table:style-name="ce12" office:value-type="string" calcext:value-type="string">
            <text:p>RH_Cod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\staffDown \stemUp</text:p>
          </table:table-cell>
          <table:table-cell table:style-name="ce7" office:value-type="string" calcext:value-type="string">
            <text:p>c</text:p>
          </table:table-cell>
          <table:table-cell office:value-type="string" calcext:value-type="string">
            <text:p><text:s/>16-1</text:p>
          </table:table-cell>
          <table:table-cell table:style-name="ce7" office:value-type="string" calcext:value-type="string">
            <text:p>a</text:p>
          </table:table-cell>
          <table:table-cell office:value-type="float" office:value="-5" calcext:value-type="float">
            <text:p>-5</text:p>
          </table:table-cell>
          <table:table-cell table:style-name="ce7" office:value-type="string" calcext:value-type="string">
            <text:p>g</text:p>
          </table:table-cell>
          <table:table-cell office:value-type="float" office:value="-4" calcext:value-type="float">
            <text:p>-4</text:p>
          </table:table-cell>
          <table:table-cell table:style-name="ce7" office:value-type="string" calcext:value-type="string">
            <text:p>a</text:p>
          </table:table-cell>
          <table:table-cell office:value-type="float" office:value="-5" calcext:value-type="float">
            <text:p>-5</text:p>
          </table:table-cell>
          <table:table-cell table:style-name="ce7" office:value-type="string" calcext:value-type="string">
            <text:p>f</text:p>
          </table:table-cell>
          <table:table-cell office:value-type="float" office:value="-3" calcext:value-type="float">
            <text:p>-3</text:p>
          </table:table-cell>
          <table:table-cell table:style-name="ce7" office:value-type="string" calcext:value-type="string">
            <text:p>g</text:p>
          </table:table-cell>
          <table:table-cell office:value-type="float" office:value="-4" calcext:value-type="float">
            <text:p>-4</text:p>
          </table:table-cell>
          <table:table-cell table:style-name="ce7" office:value-type="string" calcext:value-type="string">
            <text:p>e</text:p>
          </table:table-cell>
          <table:table-cell office:value-type="float" office:value="-2" calcext:value-type="float">
            <text:p>-2</text:p>
          </table:table-cell>
          <table:table-cell table:style-name="ce7" office:value-type="string" calcext:value-type="string">
            <text:p>f</text:p>
          </table:table-cell>
          <table:table-cell office:value-type="float" office:value="-3" calcext:value-type="float">
            <text:p>-3</text:p>
          </table:table-cell>
          <table:table-cell table:style-name="ce10" table:formula="of:=VLOOKUP([.D2];Scalars;2;0)" office:value-type="float" office:value="17" calcext:value-type="float">
            <text:p>17</text:p>
          </table:table-cell>
          <table:table-cell table:style-name="ce10" table:formula="of:=VLOOKUP([.F2];Scalars;2;0)" office:value-type="float" office:value="22" calcext:value-type="float">
            <text:p>22</text:p>
          </table:table-cell>
          <table:table-cell table:style-name="ce10" table:formula="of:=VLOOKUP([.H2];Scalars;2;0)" office:value-type="float" office:value="21" calcext:value-type="float">
            <text:p>21</text:p>
          </table:table-cell>
          <table:table-cell table:style-name="ce10" table:formula="of:=VLOOKUP([.J2];Scalars;2;0)" office:value-type="float" office:value="22" calcext:value-type="float">
            <text:p>22</text:p>
          </table:table-cell>
          <table:table-cell table:style-name="ce10" table:formula="of:=VLOOKUP([.L2];Scalars;2;0)" office:value-type="float" office:value="20" calcext:value-type="float">
            <text:p>20</text:p>
          </table:table-cell>
          <table:table-cell table:style-name="ce10" table:formula="of:=VLOOKUP([.N2];Scalars;2;0)" office:value-type="float" office:value="21" calcext:value-type="float">
            <text:p>21</text:p>
          </table:table-cell>
          <table:table-cell table:style-name="ce10" table:formula="of:=VLOOKUP([.P2];Scalars;2;0)" office:value-type="float" office:value="19" calcext:value-type="float">
            <text:p>19</text:p>
          </table:table-cell>
          <table:table-cell table:style-name="ce10" table:formula="of:=VLOOKUP([.R2];Scalars;2;0)" office:value-type="float" office:value="20" calcext:value-type="float">
            <text:p>20</text:p>
          </table:table-cell>
          <table:table-cell table:formula="of:=CONCATENATE(Sp;Sp;[.C2];Sp;[.D2];Sp;[.E2];Sp;[.F2];Sp;[.G2];Sp;[.H2];Sp;[.I2];Sp;[.J2];Sp;[.K2];Sp;[.L2];Sp;[.M2];Sp;[.N2];Sp;[.O2];Sp;[.P2];Sp;[.Q2];Sp;[.R2];Sp;[.S2])" office:value-type="string" office:string-value="  \staffDown \stemUp c  16-1 a -5 g -4 a -5 f -3 g -4 e -2 f -3" calcext:value-type="string">
            <text:p><text:s text:c="2"/>\staffDown \stemUp c <text:s/>16-1 a -5 g -4 a -5 f -3 g -4 e -2 f -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5"/>
          <table:table-cell table:formula="of:=VLOOKUP([.T3];Pitches;2;0)" office:value-type="string" office:string-value="d" calcext:value-type="string">
            <text:p>d</text:p>
          </table:table-cell>
          <table:table-cell office:value-type="float" office:value="-1" calcext:value-type="float">
            <text:p>-1</text:p>
          </table:table-cell>
          <table:table-cell table:formula="of:=VLOOKUP([.U3];Pitches;2;0)" office:value-type="string" office:string-value="b" calcext:value-type="string">
            <text:p>b</text:p>
          </table:table-cell>
          <table:table-cell office:value-type="float" office:value="-5" calcext:value-type="float">
            <text:p>-5</text:p>
          </table:table-cell>
          <table:table-cell table:formula="of:=VLOOKUP([.V3];Pitches;2;0)" office:value-type="string" office:string-value="a" calcext:value-type="string">
            <text:p>a</text:p>
          </table:table-cell>
          <table:table-cell office:value-type="float" office:value="-4" calcext:value-type="float">
            <text:p>-4</text:p>
          </table:table-cell>
          <table:table-cell table:formula="of:=VLOOKUP([.W3];Pitches;2;0)" office:value-type="string" office:string-value="b" calcext:value-type="string">
            <text:p>b</text:p>
          </table:table-cell>
          <table:table-cell office:value-type="float" office:value="-5" calcext:value-type="float">
            <text:p>-5</text:p>
          </table:table-cell>
          <table:table-cell table:formula="of:=VLOOKUP([.X3];Pitches;2;0)" office:value-type="string" office:string-value="g" calcext:value-type="string">
            <text:p>g</text:p>
          </table:table-cell>
          <table:table-cell office:value-type="float" office:value="-3" calcext:value-type="float">
            <text:p>-3</text:p>
          </table:table-cell>
          <table:table-cell table:formula="of:=VLOOKUP([.Y3];Pitches;2;0)" office:value-type="string" office:string-value="a" calcext:value-type="string">
            <text:p>a</text:p>
          </table:table-cell>
          <table:table-cell office:value-type="float" office:value="-4" calcext:value-type="float">
            <text:p>-4</text:p>
          </table:table-cell>
          <table:table-cell table:formula="of:=VLOOKUP([.Z3];Pitches;2;0)" office:value-type="string" office:string-value="f" calcext:value-type="string">
            <text:p>f</text:p>
          </table:table-cell>
          <table:table-cell office:value-type="float" office:value="-2" calcext:value-type="float">
            <text:p>-2</text:p>
          </table:table-cell>
          <table:table-cell table:formula="of:=VLOOKUP([.AA3];Pitches;2;0)" office:value-type="string" office:string-value="g" calcext:value-type="string">
            <text:p>g</text:p>
          </table:table-cell>
          <table:table-cell office:value-type="float" office:value="-3" calcext:value-type="float">
            <text:p>-3</text:p>
          </table:table-cell>
          <table:table-cell table:formula="of:=[.T$2]+[.$B3]" office:value-type="float" office:value="18" calcext:value-type="float">
            <text:p>18</text:p>
          </table:table-cell>
          <table:table-cell table:formula="of:=[.U$2]+[.$B3]" office:value-type="float" office:value="23" calcext:value-type="float">
            <text:p>23</text:p>
          </table:table-cell>
          <table:table-cell table:formula="of:=[.V$2]+[.$B3]" office:value-type="float" office:value="22" calcext:value-type="float">
            <text:p>22</text:p>
          </table:table-cell>
          <table:table-cell table:formula="of:=[.W$2]+[.$B3]" office:value-type="float" office:value="23" calcext:value-type="float">
            <text:p>23</text:p>
          </table:table-cell>
          <table:table-cell table:formula="of:=[.X$2]+[.$B3]" office:value-type="float" office:value="21" calcext:value-type="float">
            <text:p>21</text:p>
          </table:table-cell>
          <table:table-cell table:formula="of:=[.Y$2]+[.$B3]" office:value-type="float" office:value="22" calcext:value-type="float">
            <text:p>22</text:p>
          </table:table-cell>
          <table:table-cell table:formula="of:=[.Z$2]+[.$B3]" office:value-type="float" office:value="20" calcext:value-type="float">
            <text:p>20</text:p>
          </table:table-cell>
          <table:table-cell table:formula="of:=[.AA$2]+[.$B3]" office:value-type="float" office:value="21" calcext:value-type="float">
            <text:p>21</text:p>
          </table:table-cell>
          <table:table-cell table:formula="of:=CONCATENATE(Sp;Sp;[.C3];Sp;[.D3];Sp;[.E3];Sp;[.F3];Sp;[.G3];Sp;[.H3];Sp;[.I3];Sp;[.J3];Sp;[.K3];Sp;[.L3];Sp;[.M3];Sp;[.N3];Sp;[.O3];Sp;[.P3];Sp;[.Q3];Sp;[.R3];Sp;[.S3])" office:value-type="string" office:string-value="   d -1 b -5 a -4 b -5 g -3 a -4 f -2 g -3" calcext:value-type="string">
            <text:p><text:s text:c="3"/>d -1 b -5 a -4 b -5 g -3 a -4 f -2 g -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formula="of:=VLOOKUP([.T4];Pitches;2;0)" office:value-type="string" office:string-value="e" calcext:value-type="string">
            <text:p>e</text:p>
          </table:table-cell>
          <table:table-cell office:value-type="float" office:value="-1" calcext:value-type="float">
            <text:p>-1</text:p>
          </table:table-cell>
          <table:table-cell table:formula="of:=VLOOKUP([.U4];Pitches;2;0)" office:value-type="string" office:string-value="c'" calcext:value-type="string">
            <text:p>c'</text:p>
          </table:table-cell>
          <table:table-cell/>
          <table:table-cell table:formula="of:=VLOOKUP([.V4];Pitches;2;0)" office:value-type="string" office:string-value="b" calcext:value-type="string">
            <text:p>b</text:p>
          </table:table-cell>
          <table:table-cell/>
          <table:table-cell table:formula="of:=VLOOKUP([.W4];Pitches;2;0)" office:value-type="string" office:string-value="c'" calcext:value-type="string">
            <text:p>c'</text:p>
          </table:table-cell>
          <table:table-cell/>
          <table:table-cell table:formula="of:=VLOOKUP([.X4];Pitches;2;0)" office:value-type="string" office:string-value="a" calcext:value-type="string">
            <text:p>a</text:p>
          </table:table-cell>
          <table:table-cell/>
          <table:table-cell table:formula="of:=VLOOKUP([.Y4];Pitches;2;0)" office:value-type="string" office:string-value="b" calcext:value-type="string">
            <text:p>b</text:p>
          </table:table-cell>
          <table:table-cell/>
          <table:table-cell table:formula="of:=VLOOKUP([.Z4];Pitches;2;0)" office:value-type="string" office:string-value="g" calcext:value-type="string">
            <text:p>g</text:p>
          </table:table-cell>
          <table:table-cell/>
          <table:table-cell table:formula="of:=VLOOKUP([.AA4];Pitches;2;0)" office:value-type="string" office:string-value="a" calcext:value-type="string">
            <text:p>a</text:p>
          </table:table-cell>
          <table:table-cell/>
          <table:table-cell table:formula="of:=[.T$2]+[.$B4]" office:value-type="float" office:value="19" calcext:value-type="float">
            <text:p>19</text:p>
          </table:table-cell>
          <table:table-cell table:formula="of:=[.U$2]+[.$B4]" office:value-type="float" office:value="24" calcext:value-type="float">
            <text:p>24</text:p>
          </table:table-cell>
          <table:table-cell table:formula="of:=[.V$2]+[.$B4]" office:value-type="float" office:value="23" calcext:value-type="float">
            <text:p>23</text:p>
          </table:table-cell>
          <table:table-cell table:formula="of:=[.W$2]+[.$B4]" office:value-type="float" office:value="24" calcext:value-type="float">
            <text:p>24</text:p>
          </table:table-cell>
          <table:table-cell table:formula="of:=[.X$2]+[.$B4]" office:value-type="float" office:value="22" calcext:value-type="float">
            <text:p>22</text:p>
          </table:table-cell>
          <table:table-cell table:formula="of:=[.Y$2]+[.$B4]" office:value-type="float" office:value="23" calcext:value-type="float">
            <text:p>23</text:p>
          </table:table-cell>
          <table:table-cell table:formula="of:=[.Z$2]+[.$B4]" office:value-type="float" office:value="21" calcext:value-type="float">
            <text:p>21</text:p>
          </table:table-cell>
          <table:table-cell table:formula="of:=[.AA$2]+[.$B4]" office:value-type="float" office:value="22" calcext:value-type="float">
            <text:p>22</text:p>
          </table:table-cell>
          <table:table-cell table:formula="of:=CONCATENATE(Sp;Sp;[.C4];Sp;[.D4];Sp;[.E4];Sp;[.F4];Sp;[.G4];Sp;[.H4];Sp;[.I4];Sp;[.J4];Sp;[.K4];Sp;[.L4];Sp;[.M4];Sp;[.N4];Sp;[.O4];Sp;[.P4];Sp;[.Q4];Sp;[.R4];Sp;[.S4])" office:value-type="string" office:string-value="   e -1 c'  b  c'  a  b  g  a " calcext:value-type="string">
            <text:p><text:s text:c="3"/>e -1 c' <text:s/>b <text:s/>c' <text:s/>a <text:s/>b <text:s/>g <text:s/>a 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table:formula="of:=VLOOKUP([.T5];Pitches;2;0)" office:value-type="string" office:string-value="f" calcext:value-type="string">
            <text:p>f</text:p>
          </table:table-cell>
          <table:table-cell office:value-type="float" office:value="-1" calcext:value-type="float">
            <text:p>-1</text:p>
          </table:table-cell>
          <table:table-cell table:formula="of:=VLOOKUP([.U5];Pitches;2;0)" office:value-type="string" office:string-value="d'" calcext:value-type="string">
            <text:p>d'</text:p>
          </table:table-cell>
          <table:table-cell/>
          <table:table-cell table:formula="of:=VLOOKUP([.V5];Pitches;2;0)" office:value-type="string" office:string-value="c'" calcext:value-type="string">
            <text:p>c'</text:p>
          </table:table-cell>
          <table:table-cell/>
          <table:table-cell table:formula="of:=VLOOKUP([.W5];Pitches;2;0)" office:value-type="string" office:string-value="d'" calcext:value-type="string">
            <text:p>d'</text:p>
          </table:table-cell>
          <table:table-cell/>
          <table:table-cell table:formula="of:=VLOOKUP([.X5];Pitches;2;0)" office:value-type="string" office:string-value="b" calcext:value-type="string">
            <text:p>b</text:p>
          </table:table-cell>
          <table:table-cell/>
          <table:table-cell table:formula="of:=VLOOKUP([.Y5];Pitches;2;0)" office:value-type="string" office:string-value="c'" calcext:value-type="string">
            <text:p>c'</text:p>
          </table:table-cell>
          <table:table-cell/>
          <table:table-cell table:formula="of:=VLOOKUP([.Z5];Pitches;2;0)" office:value-type="string" office:string-value="a" calcext:value-type="string">
            <text:p>a</text:p>
          </table:table-cell>
          <table:table-cell/>
          <table:table-cell table:formula="of:=VLOOKUP([.AA5];Pitches;2;0)" office:value-type="string" office:string-value="b" calcext:value-type="string">
            <text:p>b</text:p>
          </table:table-cell>
          <table:table-cell/>
          <table:table-cell table:formula="of:=[.T$2]+[.$B5]" office:value-type="float" office:value="20" calcext:value-type="float">
            <text:p>20</text:p>
          </table:table-cell>
          <table:table-cell table:formula="of:=[.U$2]+[.$B5]" office:value-type="float" office:value="25" calcext:value-type="float">
            <text:p>25</text:p>
          </table:table-cell>
          <table:table-cell table:formula="of:=[.V$2]+[.$B5]" office:value-type="float" office:value="24" calcext:value-type="float">
            <text:p>24</text:p>
          </table:table-cell>
          <table:table-cell table:formula="of:=[.W$2]+[.$B5]" office:value-type="float" office:value="25" calcext:value-type="float">
            <text:p>25</text:p>
          </table:table-cell>
          <table:table-cell table:formula="of:=[.X$2]+[.$B5]" office:value-type="float" office:value="23" calcext:value-type="float">
            <text:p>23</text:p>
          </table:table-cell>
          <table:table-cell table:formula="of:=[.Y$2]+[.$B5]" office:value-type="float" office:value="24" calcext:value-type="float">
            <text:p>24</text:p>
          </table:table-cell>
          <table:table-cell table:formula="of:=[.Z$2]+[.$B5]" office:value-type="float" office:value="22" calcext:value-type="float">
            <text:p>22</text:p>
          </table:table-cell>
          <table:table-cell table:formula="of:=[.AA$2]+[.$B5]" office:value-type="float" office:value="23" calcext:value-type="float">
            <text:p>23</text:p>
          </table:table-cell>
          <table:table-cell table:formula="of:=CONCATENATE(Sp;Sp;[.C5];Sp;[.D5];Sp;[.E5];Sp;[.F5];Sp;[.G5];Sp;[.H5];Sp;[.I5];Sp;[.J5];Sp;[.K5];Sp;[.L5];Sp;[.M5];Sp;[.N5];Sp;[.O5];Sp;[.P5];Sp;[.Q5];Sp;[.R5];Sp;[.S5])" office:value-type="string" office:string-value="   f -1 d'  c'  d'  b  c'  a  b " calcext:value-type="string">
            <text:p><text:s text:c="3"/>f -1 d' <text:s/>c' <text:s/>d' <text:s/>b <text:s/>c' <text:s/>a <text:s/>b 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formula="of:=VLOOKUP([.T6];Pitches;2;0)" office:value-type="string" office:string-value="g" calcext:value-type="string">
            <text:p>g</text:p>
          </table:table-cell>
          <table:table-cell office:value-type="float" office:value="-1" calcext:value-type="float">
            <text:p>-1</text:p>
          </table:table-cell>
          <table:table-cell table:formula="of:=VLOOKUP([.U6];Pitches;2;0)" office:value-type="string" office:string-value="e'" calcext:value-type="string">
            <text:p>e'</text:p>
          </table:table-cell>
          <table:table-cell/>
          <table:table-cell table:formula="of:=VLOOKUP([.V6];Pitches;2;0)" office:value-type="string" office:string-value="d'" calcext:value-type="string">
            <text:p>d'</text:p>
          </table:table-cell>
          <table:table-cell/>
          <table:table-cell table:formula="of:=VLOOKUP([.W6];Pitches;2;0)" office:value-type="string" office:string-value="e'" calcext:value-type="string">
            <text:p>e'</text:p>
          </table:table-cell>
          <table:table-cell/>
          <table:table-cell table:formula="of:=VLOOKUP([.X6];Pitches;2;0)" office:value-type="string" office:string-value="c'" calcext:value-type="string">
            <text:p>c'</text:p>
          </table:table-cell>
          <table:table-cell/>
          <table:table-cell table:formula="of:=VLOOKUP([.Y6];Pitches;2;0)" office:value-type="string" office:string-value="d'" calcext:value-type="string">
            <text:p>d'</text:p>
          </table:table-cell>
          <table:table-cell/>
          <table:table-cell table:formula="of:=VLOOKUP([.Z6];Pitches;2;0)" office:value-type="string" office:string-value="b" calcext:value-type="string">
            <text:p>b</text:p>
          </table:table-cell>
          <table:table-cell/>
          <table:table-cell table:formula="of:=VLOOKUP([.AA6];Pitches;2;0)" office:value-type="string" office:string-value="c'" calcext:value-type="string">
            <text:p>c'</text:p>
          </table:table-cell>
          <table:table-cell/>
          <table:table-cell table:formula="of:=[.T$2]+[.$B6]" office:value-type="float" office:value="21" calcext:value-type="float">
            <text:p>21</text:p>
          </table:table-cell>
          <table:table-cell table:formula="of:=[.U$2]+[.$B6]" office:value-type="float" office:value="26" calcext:value-type="float">
            <text:p>26</text:p>
          </table:table-cell>
          <table:table-cell table:formula="of:=[.V$2]+[.$B6]" office:value-type="float" office:value="25" calcext:value-type="float">
            <text:p>25</text:p>
          </table:table-cell>
          <table:table-cell table:formula="of:=[.W$2]+[.$B6]" office:value-type="float" office:value="26" calcext:value-type="float">
            <text:p>26</text:p>
          </table:table-cell>
          <table:table-cell table:formula="of:=[.X$2]+[.$B6]" office:value-type="float" office:value="24" calcext:value-type="float">
            <text:p>24</text:p>
          </table:table-cell>
          <table:table-cell table:formula="of:=[.Y$2]+[.$B6]" office:value-type="float" office:value="25" calcext:value-type="float">
            <text:p>25</text:p>
          </table:table-cell>
          <table:table-cell table:formula="of:=[.Z$2]+[.$B6]" office:value-type="float" office:value="23" calcext:value-type="float">
            <text:p>23</text:p>
          </table:table-cell>
          <table:table-cell table:formula="of:=[.AA$2]+[.$B6]" office:value-type="float" office:value="24" calcext:value-type="float">
            <text:p>24</text:p>
          </table:table-cell>
          <table:table-cell table:formula="of:=CONCATENATE(Sp;Sp;[.C6];Sp;[.D6];Sp;[.E6];Sp;[.F6];Sp;[.G6];Sp;[.H6];Sp;[.I6];Sp;[.J6];Sp;[.K6];Sp;[.L6];Sp;[.M6];Sp;[.N6];Sp;[.O6];Sp;[.P6];Sp;[.Q6];Sp;[.R6];Sp;[.S6])" office:value-type="string" office:string-value="   g -1 e'  d'  e'  c'  d'  b  c' " calcext:value-type="string">
            <text:p><text:s text:c="3"/>g -1 e' <text:s/>d' <text:s/>e' <text:s/>c' <text:s/>d' <text:s/>b <text:s/>c' 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\beamLessSlant</text:p>
          </table:table-cell>
          <table:table-cell table:formula="of:=VLOOKUP([.T7];Pitches;2;0)" office:value-type="string" office:string-value="a" calcext:value-type="string">
            <text:p>a</text:p>
          </table:table-cell>
          <table:table-cell office:value-type="string" calcext:value-type="string">
            <text:p>-1 \staffUp</text:p>
          </table:table-cell>
          <table:table-cell table:formula="of:=VLOOKUP([.U7];Pitches;2;0)" office:value-type="string" office:string-value="f'" calcext:value-type="string">
            <text:p>f'</text:p>
          </table:table-cell>
          <table:table-cell/>
          <table:table-cell table:formula="of:=VLOOKUP([.V7];Pitches;2;0)" office:value-type="string" office:string-value="e'" calcext:value-type="string">
            <text:p>e'</text:p>
          </table:table-cell>
          <table:table-cell/>
          <table:table-cell table:formula="of:=VLOOKUP([.W7];Pitches;2;0)" office:value-type="string" office:string-value="f'" calcext:value-type="string">
            <text:p>f'</text:p>
          </table:table-cell>
          <table:table-cell/>
          <table:table-cell table:formula="of:=VLOOKUP([.X7];Pitches;2;0)" office:value-type="string" office:string-value="d'" calcext:value-type="string">
            <text:p>d'</text:p>
          </table:table-cell>
          <table:table-cell/>
          <table:table-cell table:formula="of:=VLOOKUP([.Y7];Pitches;2;0)" office:value-type="string" office:string-value="e'" calcext:value-type="string">
            <text:p>e'</text:p>
          </table:table-cell>
          <table:table-cell/>
          <table:table-cell table:formula="of:=VLOOKUP([.Z7];Pitches;2;0)" office:value-type="string" office:string-value="c'" calcext:value-type="string">
            <text:p>c'</text:p>
          </table:table-cell>
          <table:table-cell/>
          <table:table-cell table:formula="of:=VLOOKUP([.AA7];Pitches;2;0)" office:value-type="string" office:string-value="d'" calcext:value-type="string">
            <text:p>d'</text:p>
          </table:table-cell>
          <table:table-cell/>
          <table:table-cell table:formula="of:=[.T$2]+[.$B7]" office:value-type="float" office:value="22" calcext:value-type="float">
            <text:p>22</text:p>
          </table:table-cell>
          <table:table-cell table:formula="of:=[.U$2]+[.$B7]" office:value-type="float" office:value="27" calcext:value-type="float">
            <text:p>27</text:p>
          </table:table-cell>
          <table:table-cell table:formula="of:=[.V$2]+[.$B7]" office:value-type="float" office:value="26" calcext:value-type="float">
            <text:p>26</text:p>
          </table:table-cell>
          <table:table-cell table:formula="of:=[.W$2]+[.$B7]" office:value-type="float" office:value="27" calcext:value-type="float">
            <text:p>27</text:p>
          </table:table-cell>
          <table:table-cell table:formula="of:=[.X$2]+[.$B7]" office:value-type="float" office:value="25" calcext:value-type="float">
            <text:p>25</text:p>
          </table:table-cell>
          <table:table-cell table:formula="of:=[.Y$2]+[.$B7]" office:value-type="float" office:value="26" calcext:value-type="float">
            <text:p>26</text:p>
          </table:table-cell>
          <table:table-cell table:formula="of:=[.Z$2]+[.$B7]" office:value-type="float" office:value="24" calcext:value-type="float">
            <text:p>24</text:p>
          </table:table-cell>
          <table:table-cell table:formula="of:=[.AA$2]+[.$B7]" office:value-type="float" office:value="25" calcext:value-type="float">
            <text:p>25</text:p>
          </table:table-cell>
          <table:table-cell table:formula="of:=CONCATENATE(Sp;Sp;[.C7];Sp;[.D7];Sp;[.E7];Sp;[.F7];Sp;[.G7];Sp;[.H7];Sp;[.I7];Sp;[.J7];Sp;[.K7];Sp;[.L7];Sp;[.M7];Sp;[.N7];Sp;[.O7];Sp;[.P7];Sp;[.Q7];Sp;[.R7];Sp;[.S7])" office:value-type="string" office:string-value="  \beamLessSlant a -1 \staffUp f'  e'  f'  d'  e'  c'  d' " calcext:value-type="string">
            <text:p><text:s text:c="2"/>\beamLessSlant a -1 \staffUp f' <text:s/>e' <text:s/>f' <text:s/>d' <text:s/>e' <text:s/>c' <text:s/>d' 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\fingerDown</text:p>
          </table:table-cell>
          <table:table-cell table:formula="of:=VLOOKUP([.T8];Pitches;2;0)" office:value-type="string" office:string-value="b" calcext:value-type="string">
            <text:p>b</text:p>
          </table:table-cell>
          <table:table-cell office:value-type="float" office:value="-1" calcext:value-type="float">
            <text:p>-1</text:p>
          </table:table-cell>
          <table:table-cell table:formula="of:=VLOOKUP([.U8];Pitches;2;0)" office:value-type="string" office:string-value="g'" calcext:value-type="string">
            <text:p>g'</text:p>
          </table:table-cell>
          <table:table-cell/>
          <table:table-cell table:formula="of:=VLOOKUP([.V8];Pitches;2;0)" office:value-type="string" office:string-value="f'" calcext:value-type="string">
            <text:p>f'</text:p>
          </table:table-cell>
          <table:table-cell/>
          <table:table-cell table:formula="of:=VLOOKUP([.W8];Pitches;2;0)" office:value-type="string" office:string-value="g'" calcext:value-type="string">
            <text:p>g'</text:p>
          </table:table-cell>
          <table:table-cell/>
          <table:table-cell table:formula="of:=VLOOKUP([.X8];Pitches;2;0)" office:value-type="string" office:string-value="e'" calcext:value-type="string">
            <text:p>e'</text:p>
          </table:table-cell>
          <table:table-cell/>
          <table:table-cell table:formula="of:=VLOOKUP([.Y8];Pitches;2;0)" office:value-type="string" office:string-value="f'" calcext:value-type="string">
            <text:p>f'</text:p>
          </table:table-cell>
          <table:table-cell/>
          <table:table-cell table:formula="of:=VLOOKUP([.Z8];Pitches;2;0)" office:value-type="string" office:string-value="d'" calcext:value-type="string">
            <text:p>d'</text:p>
          </table:table-cell>
          <table:table-cell/>
          <table:table-cell table:formula="of:=VLOOKUP([.AA8];Pitches;2;0)" office:value-type="string" office:string-value="e'" calcext:value-type="string">
            <text:p>e'</text:p>
          </table:table-cell>
          <table:table-cell/>
          <table:table-cell table:formula="of:=[.T$2]+[.$B8]" office:value-type="float" office:value="23" calcext:value-type="float">
            <text:p>23</text:p>
          </table:table-cell>
          <table:table-cell table:formula="of:=[.U$2]+[.$B8]" office:value-type="float" office:value="28" calcext:value-type="float">
            <text:p>28</text:p>
          </table:table-cell>
          <table:table-cell table:formula="of:=[.V$2]+[.$B8]" office:value-type="float" office:value="27" calcext:value-type="float">
            <text:p>27</text:p>
          </table:table-cell>
          <table:table-cell table:formula="of:=[.W$2]+[.$B8]" office:value-type="float" office:value="28" calcext:value-type="float">
            <text:p>28</text:p>
          </table:table-cell>
          <table:table-cell table:formula="of:=[.X$2]+[.$B8]" office:value-type="float" office:value="26" calcext:value-type="float">
            <text:p>26</text:p>
          </table:table-cell>
          <table:table-cell table:formula="of:=[.Y$2]+[.$B8]" office:value-type="float" office:value="27" calcext:value-type="float">
            <text:p>27</text:p>
          </table:table-cell>
          <table:table-cell table:formula="of:=[.Z$2]+[.$B8]" office:value-type="float" office:value="25" calcext:value-type="float">
            <text:p>25</text:p>
          </table:table-cell>
          <table:table-cell table:formula="of:=[.AA$2]+[.$B8]" office:value-type="float" office:value="26" calcext:value-type="float">
            <text:p>26</text:p>
          </table:table-cell>
          <table:table-cell table:formula="of:=CONCATENATE(Sp;Sp;[.C8];Sp;[.D8];Sp;[.E8];Sp;[.F8];Sp;[.G8];Sp;[.H8];Sp;[.I8];Sp;[.J8];Sp;[.K8];Sp;[.L8];Sp;[.M8];Sp;[.N8];Sp;[.O8];Sp;[.P8];Sp;[.Q8];Sp;[.R8];Sp;[.S8])" office:value-type="string" office:string-value="  \fingerDown b -1 g'  f'  g'  e'  f'  d'  e' " calcext:value-type="string">
            <text:p><text:s text:c="2"/>\fingerDown b -1 g' <text:s/>f' <text:s/>g' <text:s/>e' <text:s/>f' <text:s/>d' <text:s/>e' 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/>
          <table:table-cell table:formula="of:=VLOOKUP([.T9];Pitches;2;0)" office:value-type="string" office:string-value="c'" calcext:value-type="string">
            <text:p>c'</text:p>
          </table:table-cell>
          <table:table-cell office:value-type="float" office:value="-1" calcext:value-type="float">
            <text:p>-1</text:p>
          </table:table-cell>
          <table:table-cell table:formula="of:=VLOOKUP([.U9];Pitches;2;0)" office:value-type="string" office:string-value="a'" calcext:value-type="string">
            <text:p>a'</text:p>
          </table:table-cell>
          <table:table-cell/>
          <table:table-cell table:formula="of:=VLOOKUP([.V9];Pitches;2;0)" office:value-type="string" office:string-value="g'" calcext:value-type="string">
            <text:p>g'</text:p>
          </table:table-cell>
          <table:table-cell/>
          <table:table-cell table:formula="of:=VLOOKUP([.W9];Pitches;2;0)" office:value-type="string" office:string-value="a'" calcext:value-type="string">
            <text:p>a'</text:p>
          </table:table-cell>
          <table:table-cell/>
          <table:table-cell table:formula="of:=VLOOKUP([.X9];Pitches;2;0)" office:value-type="string" office:string-value="f'" calcext:value-type="string">
            <text:p>f'</text:p>
          </table:table-cell>
          <table:table-cell/>
          <table:table-cell table:formula="of:=VLOOKUP([.Y9];Pitches;2;0)" office:value-type="string" office:string-value="g'" calcext:value-type="string">
            <text:p>g'</text:p>
          </table:table-cell>
          <table:table-cell/>
          <table:table-cell table:formula="of:=VLOOKUP([.Z9];Pitches;2;0)" office:value-type="string" office:string-value="e'" calcext:value-type="string">
            <text:p>e'</text:p>
          </table:table-cell>
          <table:table-cell/>
          <table:table-cell table:formula="of:=VLOOKUP([.AA9];Pitches;2;0)" office:value-type="string" office:string-value="f'" calcext:value-type="string">
            <text:p>f'</text:p>
          </table:table-cell>
          <table:table-cell/>
          <table:table-cell table:formula="of:=[.T$2]+[.$B9]" office:value-type="float" office:value="24" calcext:value-type="float">
            <text:p>24</text:p>
          </table:table-cell>
          <table:table-cell table:formula="of:=[.U$2]+[.$B9]" office:value-type="float" office:value="29" calcext:value-type="float">
            <text:p>29</text:p>
          </table:table-cell>
          <table:table-cell table:formula="of:=[.V$2]+[.$B9]" office:value-type="float" office:value="28" calcext:value-type="float">
            <text:p>28</text:p>
          </table:table-cell>
          <table:table-cell table:formula="of:=[.W$2]+[.$B9]" office:value-type="float" office:value="29" calcext:value-type="float">
            <text:p>29</text:p>
          </table:table-cell>
          <table:table-cell table:formula="of:=[.X$2]+[.$B9]" office:value-type="float" office:value="27" calcext:value-type="float">
            <text:p>27</text:p>
          </table:table-cell>
          <table:table-cell table:formula="of:=[.Y$2]+[.$B9]" office:value-type="float" office:value="28" calcext:value-type="float">
            <text:p>28</text:p>
          </table:table-cell>
          <table:table-cell table:formula="of:=[.Z$2]+[.$B9]" office:value-type="float" office:value="26" calcext:value-type="float">
            <text:p>26</text:p>
          </table:table-cell>
          <table:table-cell table:formula="of:=[.AA$2]+[.$B9]" office:value-type="float" office:value="27" calcext:value-type="float">
            <text:p>27</text:p>
          </table:table-cell>
          <table:table-cell table:formula="of:=CONCATENATE(Sp;Sp;[.C9];Sp;[.D9];Sp;[.E9];Sp;[.F9];Sp;[.G9];Sp;[.H9];Sp;[.I9];Sp;[.J9];Sp;[.K9];Sp;[.L9];Sp;[.M9];Sp;[.N9];Sp;[.O9];Sp;[.P9];Sp;[.Q9];Sp;[.R9];Sp;[.S9])" office:value-type="string" office:string-value="   c' -1 a'  g'  a'  f'  g'  e'  f' " calcext:value-type="string">
            <text:p><text:s text:c="3"/>c' -1 a' <text:s/>g' <text:s/>a' <text:s/>f' <text:s/>g' <text:s/>e' <text:s/>f' 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/>
          <table:table-cell table:formula="of:=VLOOKUP([.T10];Pitches;2;0)" office:value-type="string" office:string-value="d'" calcext:value-type="string">
            <text:p>d'</text:p>
          </table:table-cell>
          <table:table-cell office:value-type="float" office:value="-1" calcext:value-type="float">
            <text:p>-1</text:p>
          </table:table-cell>
          <table:table-cell table:formula="of:=VLOOKUP([.U10];Pitches;2;0)" office:value-type="string" office:string-value="b'" calcext:value-type="string">
            <text:p>b'</text:p>
          </table:table-cell>
          <table:table-cell/>
          <table:table-cell table:formula="of:=VLOOKUP([.V10];Pitches;2;0)" office:value-type="string" office:string-value="a'" calcext:value-type="string">
            <text:p>a'</text:p>
          </table:table-cell>
          <table:table-cell/>
          <table:table-cell table:formula="of:=VLOOKUP([.W10];Pitches;2;0)" office:value-type="string" office:string-value="b'" calcext:value-type="string">
            <text:p>b'</text:p>
          </table:table-cell>
          <table:table-cell/>
          <table:table-cell table:formula="of:=VLOOKUP([.X10];Pitches;2;0)" office:value-type="string" office:string-value="g'" calcext:value-type="string">
            <text:p>g'</text:p>
          </table:table-cell>
          <table:table-cell/>
          <table:table-cell table:formula="of:=VLOOKUP([.Y10];Pitches;2;0)" office:value-type="string" office:string-value="a'" calcext:value-type="string">
            <text:p>a'</text:p>
          </table:table-cell>
          <table:table-cell/>
          <table:table-cell table:formula="of:=VLOOKUP([.Z10];Pitches;2;0)" office:value-type="string" office:string-value="f'" calcext:value-type="string">
            <text:p>f'</text:p>
          </table:table-cell>
          <table:table-cell/>
          <table:table-cell table:formula="of:=VLOOKUP([.AA10];Pitches;2;0)" office:value-type="string" office:string-value="g'" calcext:value-type="string">
            <text:p>g'</text:p>
          </table:table-cell>
          <table:table-cell/>
          <table:table-cell table:formula="of:=[.T$2]+[.$B10]" office:value-type="float" office:value="25" calcext:value-type="float">
            <text:p>25</text:p>
          </table:table-cell>
          <table:table-cell table:formula="of:=[.U$2]+[.$B10]" office:value-type="float" office:value="30" calcext:value-type="float">
            <text:p>30</text:p>
          </table:table-cell>
          <table:table-cell table:formula="of:=[.V$2]+[.$B10]" office:value-type="float" office:value="29" calcext:value-type="float">
            <text:p>29</text:p>
          </table:table-cell>
          <table:table-cell table:formula="of:=[.W$2]+[.$B10]" office:value-type="float" office:value="30" calcext:value-type="float">
            <text:p>30</text:p>
          </table:table-cell>
          <table:table-cell table:formula="of:=[.X$2]+[.$B10]" office:value-type="float" office:value="28" calcext:value-type="float">
            <text:p>28</text:p>
          </table:table-cell>
          <table:table-cell table:formula="of:=[.Y$2]+[.$B10]" office:value-type="float" office:value="29" calcext:value-type="float">
            <text:p>29</text:p>
          </table:table-cell>
          <table:table-cell table:formula="of:=[.Z$2]+[.$B10]" office:value-type="float" office:value="27" calcext:value-type="float">
            <text:p>27</text:p>
          </table:table-cell>
          <table:table-cell table:formula="of:=[.AA$2]+[.$B10]" office:value-type="float" office:value="28" calcext:value-type="float">
            <text:p>28</text:p>
          </table:table-cell>
          <table:table-cell table:formula="of:=CONCATENATE(Sp;Sp;[.C10];Sp;[.D10];Sp;[.E10];Sp;[.F10];Sp;[.G10];Sp;[.H10];Sp;[.I10];Sp;[.J10];Sp;[.K10];Sp;[.L10];Sp;[.M10];Sp;[.N10];Sp;[.O10];Sp;[.P10];Sp;[.Q10];Sp;[.R10];Sp;[.S10])" office:value-type="string" office:string-value="   d' -1 b'  a'  b'  g'  a'  f'  g' " calcext:value-type="string">
            <text:p><text:s text:c="3"/>d' -1 b' <text:s/>a' <text:s/>b' <text:s/>g' <text:s/>a' <text:s/>f' <text:s/>g' 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/>
          <table:table-cell table:formula="of:=VLOOKUP([.T11];Pitches;2;0)" office:value-type="string" office:string-value="e'" calcext:value-type="string">
            <text:p>e'</text:p>
          </table:table-cell>
          <table:table-cell office:value-type="float" office:value="-1" calcext:value-type="float">
            <text:p>-1</text:p>
          </table:table-cell>
          <table:table-cell table:formula="of:=VLOOKUP([.U11];Pitches;2;0)" office:value-type="string" office:string-value="c''" calcext:value-type="string">
            <text:p>c''</text:p>
          </table:table-cell>
          <table:table-cell/>
          <table:table-cell table:formula="of:=VLOOKUP([.V11];Pitches;2;0)" office:value-type="string" office:string-value="b'" calcext:value-type="string">
            <text:p>b'</text:p>
          </table:table-cell>
          <table:table-cell/>
          <table:table-cell table:formula="of:=VLOOKUP([.W11];Pitches;2;0)" office:value-type="string" office:string-value="c''" calcext:value-type="string">
            <text:p>c''</text:p>
          </table:table-cell>
          <table:table-cell/>
          <table:table-cell table:formula="of:=VLOOKUP([.X11];Pitches;2;0)" office:value-type="string" office:string-value="a'" calcext:value-type="string">
            <text:p>a'</text:p>
          </table:table-cell>
          <table:table-cell/>
          <table:table-cell table:formula="of:=VLOOKUP([.Y11];Pitches;2;0)" office:value-type="string" office:string-value="b'" calcext:value-type="string">
            <text:p>b'</text:p>
          </table:table-cell>
          <table:table-cell/>
          <table:table-cell table:formula="of:=VLOOKUP([.Z11];Pitches;2;0)" office:value-type="string" office:string-value="g'" calcext:value-type="string">
            <text:p>g'</text:p>
          </table:table-cell>
          <table:table-cell/>
          <table:table-cell table:formula="of:=VLOOKUP([.AA11];Pitches;2;0)" office:value-type="string" office:string-value="a'" calcext:value-type="string">
            <text:p>a'</text:p>
          </table:table-cell>
          <table:table-cell/>
          <table:table-cell table:formula="of:=[.T$2]+[.$B11]" office:value-type="float" office:value="26" calcext:value-type="float">
            <text:p>26</text:p>
          </table:table-cell>
          <table:table-cell table:formula="of:=[.U$2]+[.$B11]" office:value-type="float" office:value="31" calcext:value-type="float">
            <text:p>31</text:p>
          </table:table-cell>
          <table:table-cell table:formula="of:=[.V$2]+[.$B11]" office:value-type="float" office:value="30" calcext:value-type="float">
            <text:p>30</text:p>
          </table:table-cell>
          <table:table-cell table:formula="of:=[.W$2]+[.$B11]" office:value-type="float" office:value="31" calcext:value-type="float">
            <text:p>31</text:p>
          </table:table-cell>
          <table:table-cell table:formula="of:=[.X$2]+[.$B11]" office:value-type="float" office:value="29" calcext:value-type="float">
            <text:p>29</text:p>
          </table:table-cell>
          <table:table-cell table:formula="of:=[.Y$2]+[.$B11]" office:value-type="float" office:value="30" calcext:value-type="float">
            <text:p>30</text:p>
          </table:table-cell>
          <table:table-cell table:formula="of:=[.Z$2]+[.$B11]" office:value-type="float" office:value="28" calcext:value-type="float">
            <text:p>28</text:p>
          </table:table-cell>
          <table:table-cell table:formula="of:=[.AA$2]+[.$B11]" office:value-type="float" office:value="29" calcext:value-type="float">
            <text:p>29</text:p>
          </table:table-cell>
          <table:table-cell table:formula="of:=CONCATENATE(Sp;Sp;[.C11];Sp;[.D11];Sp;[.E11];Sp;[.F11];Sp;[.G11];Sp;[.H11];Sp;[.I11];Sp;[.J11];Sp;[.K11];Sp;[.L11];Sp;[.M11];Sp;[.N11];Sp;[.O11];Sp;[.P11];Sp;[.Q11];Sp;[.R11];Sp;[.S11])" office:value-type="string" office:string-value="   e' -1 c''  b'  c''  a'  b'  g'  a' " calcext:value-type="string">
            <text:p><text:s text:c="3"/>e' -1 c'' <text:s/>b' <text:s/>c'' <text:s/>a' <text:s/>b' <text:s/>g' <text:s/>a' 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VLOOKUP([.T12];Pitches;2;0)" office:value-type="string" office:string-value="f'" calcext:value-type="string">
            <text:p>f'</text:p>
          </table:table-cell>
          <table:table-cell office:value-type="float" office:value="-1" calcext:value-type="float">
            <text:p>-1</text:p>
          </table:table-cell>
          <table:table-cell table:formula="of:=VLOOKUP([.U12];Pitches;2;0)" office:value-type="string" office:string-value="d''" calcext:value-type="string">
            <text:p>d''</text:p>
          </table:table-cell>
          <table:table-cell/>
          <table:table-cell table:formula="of:=VLOOKUP([.V12];Pitches;2;0)" office:value-type="string" office:string-value="c''" calcext:value-type="string">
            <text:p>c''</text:p>
          </table:table-cell>
          <table:table-cell/>
          <table:table-cell table:formula="of:=VLOOKUP([.W12];Pitches;2;0)" office:value-type="string" office:string-value="d''" calcext:value-type="string">
            <text:p>d''</text:p>
          </table:table-cell>
          <table:table-cell/>
          <table:table-cell table:formula="of:=VLOOKUP([.X12];Pitches;2;0)" office:value-type="string" office:string-value="b'" calcext:value-type="string">
            <text:p>b'</text:p>
          </table:table-cell>
          <table:table-cell/>
          <table:table-cell table:formula="of:=VLOOKUP([.Y12];Pitches;2;0)" office:value-type="string" office:string-value="c''" calcext:value-type="string">
            <text:p>c''</text:p>
          </table:table-cell>
          <table:table-cell/>
          <table:table-cell table:formula="of:=VLOOKUP([.Z12];Pitches;2;0)" office:value-type="string" office:string-value="a'" calcext:value-type="string">
            <text:p>a'</text:p>
          </table:table-cell>
          <table:table-cell/>
          <table:table-cell table:formula="of:=VLOOKUP([.AA12];Pitches;2;0)" office:value-type="string" office:string-value="b'" calcext:value-type="string">
            <text:p>b'</text:p>
          </table:table-cell>
          <table:table-cell/>
          <table:table-cell table:formula="of:=[.T$2]+[.$B12]" office:value-type="float" office:value="27" calcext:value-type="float">
            <text:p>27</text:p>
          </table:table-cell>
          <table:table-cell table:formula="of:=[.U$2]+[.$B12]" office:value-type="float" office:value="32" calcext:value-type="float">
            <text:p>32</text:p>
          </table:table-cell>
          <table:table-cell table:formula="of:=[.V$2]+[.$B12]" office:value-type="float" office:value="31" calcext:value-type="float">
            <text:p>31</text:p>
          </table:table-cell>
          <table:table-cell table:formula="of:=[.W$2]+[.$B12]" office:value-type="float" office:value="32" calcext:value-type="float">
            <text:p>32</text:p>
          </table:table-cell>
          <table:table-cell table:formula="of:=[.X$2]+[.$B12]" office:value-type="float" office:value="30" calcext:value-type="float">
            <text:p>30</text:p>
          </table:table-cell>
          <table:table-cell table:formula="of:=[.Y$2]+[.$B12]" office:value-type="float" office:value="31" calcext:value-type="float">
            <text:p>31</text:p>
          </table:table-cell>
          <table:table-cell table:formula="of:=[.Z$2]+[.$B12]" office:value-type="float" office:value="29" calcext:value-type="float">
            <text:p>29</text:p>
          </table:table-cell>
          <table:table-cell table:formula="of:=[.AA$2]+[.$B12]" office:value-type="float" office:value="30" calcext:value-type="float">
            <text:p>30</text:p>
          </table:table-cell>
          <table:table-cell table:formula="of:=CONCATENATE(Sp;Sp;[.C12];Sp;[.D12];Sp;[.E12];Sp;[.F12];Sp;[.G12];Sp;[.H12];Sp;[.I12];Sp;[.J12];Sp;[.K12];Sp;[.L12];Sp;[.M12];Sp;[.N12];Sp;[.O12];Sp;[.P12];Sp;[.Q12];Sp;[.R12];Sp;[.S12])" office:value-type="string" office:string-value="   f' -1 d''  c''  d''  b'  c''  a'  b' " calcext:value-type="string">
            <text:p><text:s text:c="3"/>f' -1 d'' <text:s/>c'' <text:s/>d'' <text:s/>b' <text:s/>c'' <text:s/>a' <text:s/>b' 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\stemDown \fingerUp \fingerNoPad &lt;</text:p>
          </table:table-cell>
          <table:table-cell table:formula="of:=VLOOKUP([.T13];Pitches;2;0)" office:value-type="string" office:string-value="g'" calcext:value-type="string">
            <text:p>g'</text:p>
          </table:table-cell>
          <table:table-cell office:value-type="string" calcext:value-type="string">
            <text:p>^1 &gt;</text:p>
          </table:table-cell>
          <table:table-cell table:formula="of:=VLOOKUP([.U13];Pitches;2;0)" office:value-type="string" office:string-value="e''" calcext:value-type="string">
            <text:p>e''</text:p>
          </table:table-cell>
          <table:table-cell/>
          <table:table-cell table:formula="of:=VLOOKUP([.V13];Pitches;2;0)" office:value-type="string" office:string-value="d''" calcext:value-type="string">
            <text:p>d''</text:p>
          </table:table-cell>
          <table:table-cell/>
          <table:table-cell table:formula="of:=VLOOKUP([.W13];Pitches;2;0)" office:value-type="string" office:string-value="e''" calcext:value-type="string">
            <text:p>e''</text:p>
          </table:table-cell>
          <table:table-cell/>
          <table:table-cell table:formula="of:=VLOOKUP([.X13];Pitches;2;0)" office:value-type="string" office:string-value="c''" calcext:value-type="string">
            <text:p>c''</text:p>
          </table:table-cell>
          <table:table-cell/>
          <table:table-cell table:formula="of:=VLOOKUP([.Y13];Pitches;2;0)" office:value-type="string" office:string-value="d''" calcext:value-type="string">
            <text:p>d''</text:p>
          </table:table-cell>
          <table:table-cell/>
          <table:table-cell table:formula="of:=VLOOKUP([.Z13];Pitches;2;0)" office:value-type="string" office:string-value="b'" calcext:value-type="string">
            <text:p>b'</text:p>
          </table:table-cell>
          <table:table-cell/>
          <table:table-cell table:formula="of:=VLOOKUP([.AA13];Pitches;2;0)" office:value-type="string" office:string-value="c''" calcext:value-type="string">
            <text:p>c''</text:p>
          </table:table-cell>
          <table:table-cell/>
          <table:table-cell table:formula="of:=[.T$2]+[.$B13]" office:value-type="float" office:value="28" calcext:value-type="float">
            <text:p>28</text:p>
          </table:table-cell>
          <table:table-cell table:formula="of:=[.U$2]+[.$B13]" office:value-type="float" office:value="33" calcext:value-type="float">
            <text:p>33</text:p>
          </table:table-cell>
          <table:table-cell table:formula="of:=[.V$2]+[.$B13]" office:value-type="float" office:value="32" calcext:value-type="float">
            <text:p>32</text:p>
          </table:table-cell>
          <table:table-cell table:formula="of:=[.W$2]+[.$B13]" office:value-type="float" office:value="33" calcext:value-type="float">
            <text:p>33</text:p>
          </table:table-cell>
          <table:table-cell table:formula="of:=[.X$2]+[.$B13]" office:value-type="float" office:value="31" calcext:value-type="float">
            <text:p>31</text:p>
          </table:table-cell>
          <table:table-cell table:formula="of:=[.Y$2]+[.$B13]" office:value-type="float" office:value="32" calcext:value-type="float">
            <text:p>32</text:p>
          </table:table-cell>
          <table:table-cell table:formula="of:=[.Z$2]+[.$B13]" office:value-type="float" office:value="30" calcext:value-type="float">
            <text:p>30</text:p>
          </table:table-cell>
          <table:table-cell table:formula="of:=[.AA$2]+[.$B13]" office:value-type="float" office:value="31" calcext:value-type="float">
            <text:p>31</text:p>
          </table:table-cell>
          <table:table-cell table:formula="of:=CONCATENATE(Sp;Sp;[.C13];Sp;[.D13];Sp;[.E13];Sp;[.F13];Sp;[.G13];Sp;[.H13];Sp;[.I13];Sp;[.J13];Sp;[.K13];Sp;[.L13];Sp;[.M13];Sp;[.N13];Sp;[.O13];Sp;[.P13];Sp;[.Q13];Sp;[.R13];Sp;[.S13])" office:value-type="string" office:string-value="  \stemDown \fingerUp \fingerNoPad &lt; g' ^1 &gt; e''  d''  e''  c''  d''  b'  c'' " calcext:value-type="string">
            <text:p><text:s text:c="2"/>\stemDown \fingerUp \fingerNoPad &lt; g' ^1 &gt; e'' <text:s/>d'' <text:s/>e'' <text:s/>c'' <text:s/>d'' <text:s/>b' <text:s/>c'' 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&lt;</text:p>
          </table:table-cell>
          <table:table-cell table:formula="of:=VLOOKUP([.T14];Pitches;2;0)" office:value-type="string" office:string-value="a'" calcext:value-type="string">
            <text:p>a'</text:p>
          </table:table-cell>
          <table:table-cell office:value-type="string" calcext:value-type="string">
            <text:p>^1&gt;</text:p>
          </table:table-cell>
          <table:table-cell table:formula="of:=VLOOKUP([.U14];Pitches;2;0)" office:value-type="string" office:string-value="f''" calcext:value-type="string">
            <text:p>f''</text:p>
          </table:table-cell>
          <table:table-cell/>
          <table:table-cell table:formula="of:=VLOOKUP([.V14];Pitches;2;0)" office:value-type="string" office:string-value="e''" calcext:value-type="string">
            <text:p>e''</text:p>
          </table:table-cell>
          <table:table-cell/>
          <table:table-cell table:formula="of:=VLOOKUP([.W14];Pitches;2;0)" office:value-type="string" office:string-value="f''" calcext:value-type="string">
            <text:p>f''</text:p>
          </table:table-cell>
          <table:table-cell/>
          <table:table-cell table:formula="of:=VLOOKUP([.X14];Pitches;2;0)" office:value-type="string" office:string-value="d''" calcext:value-type="string">
            <text:p>d''</text:p>
          </table:table-cell>
          <table:table-cell/>
          <table:table-cell table:formula="of:=VLOOKUP([.Y14];Pitches;2;0)" office:value-type="string" office:string-value="e''" calcext:value-type="string">
            <text:p>e''</text:p>
          </table:table-cell>
          <table:table-cell/>
          <table:table-cell table:formula="of:=VLOOKUP([.Z14];Pitches;2;0)" office:value-type="string" office:string-value="c''" calcext:value-type="string">
            <text:p>c''</text:p>
          </table:table-cell>
          <table:table-cell/>
          <table:table-cell table:formula="of:=VLOOKUP([.AA14];Pitches;2;0)" office:value-type="string" office:string-value="d''" calcext:value-type="string">
            <text:p>d''</text:p>
          </table:table-cell>
          <table:table-cell/>
          <table:table-cell table:formula="of:=[.T$2]+[.$B14]" office:value-type="float" office:value="29" calcext:value-type="float">
            <text:p>29</text:p>
          </table:table-cell>
          <table:table-cell table:formula="of:=[.U$2]+[.$B14]" office:value-type="float" office:value="34" calcext:value-type="float">
            <text:p>34</text:p>
          </table:table-cell>
          <table:table-cell table:formula="of:=[.V$2]+[.$B14]" office:value-type="float" office:value="33" calcext:value-type="float">
            <text:p>33</text:p>
          </table:table-cell>
          <table:table-cell table:formula="of:=[.W$2]+[.$B14]" office:value-type="float" office:value="34" calcext:value-type="float">
            <text:p>34</text:p>
          </table:table-cell>
          <table:table-cell table:formula="of:=[.X$2]+[.$B14]" office:value-type="float" office:value="32" calcext:value-type="float">
            <text:p>32</text:p>
          </table:table-cell>
          <table:table-cell table:formula="of:=[.Y$2]+[.$B14]" office:value-type="float" office:value="33" calcext:value-type="float">
            <text:p>33</text:p>
          </table:table-cell>
          <table:table-cell table:formula="of:=[.Z$2]+[.$B14]" office:value-type="float" office:value="31" calcext:value-type="float">
            <text:p>31</text:p>
          </table:table-cell>
          <table:table-cell table:formula="of:=[.AA$2]+[.$B14]" office:value-type="float" office:value="32" calcext:value-type="float">
            <text:p>32</text:p>
          </table:table-cell>
          <table:table-cell table:formula="of:=CONCATENATE(Sp;Sp;[.C14];Sp;[.D14];Sp;[.E14];Sp;[.F14];Sp;[.G14];Sp;[.H14];Sp;[.I14];Sp;[.J14];Sp;[.K14];Sp;[.L14];Sp;[.M14];Sp;[.N14];Sp;[.O14];Sp;[.P14];Sp;[.Q14];Sp;[.R14];Sp;[.S14])" office:value-type="string" office:string-value="  &lt; a' ^1&gt; f''  e''  f''  d''  e''  c''  d'' " calcext:value-type="string">
            <text:p><text:s text:c="2"/>&lt; a' ^1&gt; f'' <text:s/>e'' <text:s/>f'' <text:s/>d'' <text:s/>e'' <text:s/>c'' <text:s/>d'' 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&lt;</text:p>
          </table:table-cell>
          <table:table-cell table:formula="of:=VLOOKUP([.T15];Pitches;2;0)" office:value-type="string" office:string-value="b'" calcext:value-type="string">
            <text:p>b'</text:p>
          </table:table-cell>
          <table:table-cell office:value-type="string" calcext:value-type="string">
            <text:p>^1&gt;</text:p>
          </table:table-cell>
          <table:table-cell table:formula="of:=VLOOKUP([.U15];Pitches;2;0)" office:value-type="string" office:string-value="g''" calcext:value-type="string">
            <text:p>g''</text:p>
          </table:table-cell>
          <table:table-cell/>
          <table:table-cell table:formula="of:=VLOOKUP([.V15];Pitches;2;0)" office:value-type="string" office:string-value="f''" calcext:value-type="string">
            <text:p>f''</text:p>
          </table:table-cell>
          <table:table-cell/>
          <table:table-cell table:formula="of:=VLOOKUP([.W15];Pitches;2;0)" office:value-type="string" office:string-value="g''" calcext:value-type="string">
            <text:p>g''</text:p>
          </table:table-cell>
          <table:table-cell/>
          <table:table-cell table:formula="of:=VLOOKUP([.X15];Pitches;2;0)" office:value-type="string" office:string-value="e''" calcext:value-type="string">
            <text:p>e''</text:p>
          </table:table-cell>
          <table:table-cell/>
          <table:table-cell table:formula="of:=VLOOKUP([.Y15];Pitches;2;0)" office:value-type="string" office:string-value="f''" calcext:value-type="string">
            <text:p>f''</text:p>
          </table:table-cell>
          <table:table-cell/>
          <table:table-cell table:formula="of:=VLOOKUP([.Z15];Pitches;2;0)" office:value-type="string" office:string-value="d''" calcext:value-type="string">
            <text:p>d''</text:p>
          </table:table-cell>
          <table:table-cell/>
          <table:table-cell table:formula="of:=VLOOKUP([.AA15];Pitches;2;0)" office:value-type="string" office:string-value="e''" calcext:value-type="string">
            <text:p>e''</text:p>
          </table:table-cell>
          <table:table-cell/>
          <table:table-cell table:formula="of:=[.T$2]+[.$B15]" office:value-type="float" office:value="30" calcext:value-type="float">
            <text:p>30</text:p>
          </table:table-cell>
          <table:table-cell table:formula="of:=[.U$2]+[.$B15]" office:value-type="float" office:value="35" calcext:value-type="float">
            <text:p>35</text:p>
          </table:table-cell>
          <table:table-cell table:formula="of:=[.V$2]+[.$B15]" office:value-type="float" office:value="34" calcext:value-type="float">
            <text:p>34</text:p>
          </table:table-cell>
          <table:table-cell table:formula="of:=[.W$2]+[.$B15]" office:value-type="float" office:value="35" calcext:value-type="float">
            <text:p>35</text:p>
          </table:table-cell>
          <table:table-cell table:formula="of:=[.X$2]+[.$B15]" office:value-type="float" office:value="33" calcext:value-type="float">
            <text:p>33</text:p>
          </table:table-cell>
          <table:table-cell table:formula="of:=[.Y$2]+[.$B15]" office:value-type="float" office:value="34" calcext:value-type="float">
            <text:p>34</text:p>
          </table:table-cell>
          <table:table-cell table:formula="of:=[.Z$2]+[.$B15]" office:value-type="float" office:value="32" calcext:value-type="float">
            <text:p>32</text:p>
          </table:table-cell>
          <table:table-cell table:formula="of:=[.AA$2]+[.$B15]" office:value-type="float" office:value="33" calcext:value-type="float">
            <text:p>33</text:p>
          </table:table-cell>
          <table:table-cell table:formula="of:=CONCATENATE(Sp;Sp;[.C15];Sp;[.D15];Sp;[.E15];Sp;[.F15];Sp;[.G15];Sp;[.H15];Sp;[.I15];Sp;[.J15];Sp;[.K15];Sp;[.L15];Sp;[.M15];Sp;[.N15];Sp;[.O15];Sp;[.P15];Sp;[.Q15];Sp;[.R15];Sp;[.S15])" office:value-type="string" office:string-value="  &lt; b' ^1&gt; g''  f''  g''  e''  f''  d''  e'' " calcext:value-type="string">
            <text:p><text:s text:c="2"/>&lt; b' ^1&gt; g'' <text:s/>f'' <text:s/>g'' <text:s/>e'' <text:s/>f'' <text:s/>d'' <text:s/>e'' 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\bar "||" <text:s/>&lt;</text:p>
          </table:table-cell>
          <table:table-cell table:style-name="ce7" office:value-type="string" calcext:value-type="string">
            <text:p>c''</text:p>
          </table:table-cell>
          <table:table-cell office:value-type="string" calcext:value-type="string">
            <text:p>^1&gt; &lt;</text:p>
          </table:table-cell>
          <table:table-cell table:style-name="ce7" office:value-type="string" calcext:value-type="string">
            <text:p>d''</text:p>
          </table:table-cell>
          <table:table-cell office:value-type="string" calcext:value-type="string">
            <text:p>^2&gt; &lt;</text:p>
          </table:table-cell>
          <table:table-cell table:style-name="ce7" office:value-type="string" calcext:value-type="string">
            <text:p>c''</text:p>
          </table:table-cell>
          <table:table-cell office:value-type="string" calcext:value-type="string">
            <text:p>^1&gt;</text:p>
          </table:table-cell>
          <table:table-cell table:style-name="ce7" office:value-type="string" calcext:value-type="string">
            <text:p>e''</text:p>
          </table:table-cell>
          <table:table-cell office:value-type="float" office:value="-3" calcext:value-type="float">
            <text:p>-3</text:p>
          </table:table-cell>
          <table:table-cell table:style-name="ce7" office:value-type="string" calcext:value-type="string">
            <text:p>d''</text:p>
          </table:table-cell>
          <table:table-cell office:value-type="float" office:value="-2" calcext:value-type="float">
            <text:p>-2</text:p>
          </table:table-cell>
          <table:table-cell table:style-name="ce7" office:value-type="string" calcext:value-type="string">
            <text:p>f''</text:p>
          </table:table-cell>
          <table:table-cell office:value-type="float" office:value="-4" calcext:value-type="float">
            <text:p>-4</text:p>
          </table:table-cell>
          <table:table-cell table:style-name="ce7" office:value-type="string" calcext:value-type="string">
            <text:p>e''</text:p>
          </table:table-cell>
          <table:table-cell office:value-type="float" office:value="-3" calcext:value-type="float">
            <text:p>-3</text:p>
          </table:table-cell>
          <table:table-cell table:style-name="ce7" office:value-type="string" calcext:value-type="string">
            <text:p>g''</text:p>
          </table:table-cell>
          <table:table-cell office:value-type="float" office:value="-5" calcext:value-type="float">
            <text:p>-5</text:p>
          </table:table-cell>
          <table:table-cell table:style-name="ce10" table:formula="of:=VLOOKUP([.D16];Scalars;2;0)" office:value-type="float" office:value="31" calcext:value-type="float">
            <text:p>31</text:p>
          </table:table-cell>
          <table:table-cell table:style-name="ce10" table:formula="of:=VLOOKUP([.F16];Scalars;2;0)" office:value-type="float" office:value="32" calcext:value-type="float">
            <text:p>32</text:p>
          </table:table-cell>
          <table:table-cell table:style-name="ce10" table:formula="of:=VLOOKUP([.H16];Scalars;2;0)" office:value-type="float" office:value="31" calcext:value-type="float">
            <text:p>31</text:p>
          </table:table-cell>
          <table:table-cell table:style-name="ce10" table:formula="of:=VLOOKUP([.J16];Scalars;2;0)" office:value-type="float" office:value="33" calcext:value-type="float">
            <text:p>33</text:p>
          </table:table-cell>
          <table:table-cell table:style-name="ce10" table:formula="of:=VLOOKUP([.L16];Scalars;2;0)" office:value-type="float" office:value="32" calcext:value-type="float">
            <text:p>32</text:p>
          </table:table-cell>
          <table:table-cell table:style-name="ce10" table:formula="of:=VLOOKUP([.N16];Scalars;2;0)" office:value-type="float" office:value="34" calcext:value-type="float">
            <text:p>34</text:p>
          </table:table-cell>
          <table:table-cell table:style-name="ce10" table:formula="of:=VLOOKUP([.P16];Scalars;2;0)" office:value-type="float" office:value="33" calcext:value-type="float">
            <text:p>33</text:p>
          </table:table-cell>
          <table:table-cell table:style-name="ce10" table:formula="of:=VLOOKUP([.R16];Scalars;2;0)" office:value-type="float" office:value="35" calcext:value-type="float">
            <text:p>35</text:p>
          </table:table-cell>
          <table:table-cell table:formula="of:=CONCATENATE(Sp;Sp;[.C16];Sp;[.D16];Sp;[.E16];Sp;[.F16];Sp;[.G16];Sp;[.H16];Sp;[.I16];Sp;[.J16];Sp;[.K16];Sp;[.L16];Sp;[.M16];Sp;[.N16];Sp;[.O16];Sp;[.P16];Sp;[.Q16];Sp;[.R16];Sp;[.S16])" office:value-type="string" office:string-value="  \bar &quot;||&quot;  &lt; c'' ^1&gt; &lt; d'' ^2&gt; &lt; c'' ^1&gt; e'' -3 d'' -2 f'' -4 e'' -3 g'' -5" calcext:value-type="string">
            <text:p><text:s text:c="2"/>\bar "||" <text:s/>&lt; c'' ^1&gt; &lt; d'' ^2&gt; &lt; c'' ^1&gt; e'' -3 d'' -2 f'' -4 e'' -3 g'' -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-1" calcext:value-type="float">
            <text:p>-1</text:p>
          </table:table-cell>
          <table:table-cell/>
          <table:table-cell table:formula="of:=VLOOKUP([.T17];Pitches;2;0)" office:value-type="string" office:string-value="b'" calcext:value-type="string">
            <text:p>b'</text:p>
          </table:table-cell>
          <table:table-cell office:value-type="float" office:value="-1" calcext:value-type="float">
            <text:p>-1</text:p>
          </table:table-cell>
          <table:table-cell table:formula="of:=VLOOKUP([.U17];Pitches;2;0)" office:value-type="string" office:string-value="c''" calcext:value-type="string">
            <text:p>c''</text:p>
          </table:table-cell>
          <table:table-cell office:value-type="float" office:value="-2" calcext:value-type="float">
            <text:p>-2</text:p>
          </table:table-cell>
          <table:table-cell table:formula="of:=VLOOKUP([.V17];Pitches;2;0)" office:value-type="string" office:string-value="b'" calcext:value-type="string">
            <text:p>b'</text:p>
          </table:table-cell>
          <table:table-cell office:value-type="float" office:value="-1" calcext:value-type="float">
            <text:p>-1</text:p>
          </table:table-cell>
          <table:table-cell table:formula="of:=VLOOKUP([.W17];Pitches;2;0)" office:value-type="string" office:string-value="d''" calcext:value-type="string">
            <text:p>d''</text:p>
          </table:table-cell>
          <table:table-cell office:value-type="float" office:value="-3" calcext:value-type="float">
            <text:p>-3</text:p>
          </table:table-cell>
          <table:table-cell table:formula="of:=VLOOKUP([.X17];Pitches;2;0)" office:value-type="string" office:string-value="c''" calcext:value-type="string">
            <text:p>c''</text:p>
          </table:table-cell>
          <table:table-cell office:value-type="float" office:value="-2" calcext:value-type="float">
            <text:p>-2</text:p>
          </table:table-cell>
          <table:table-cell table:formula="of:=VLOOKUP([.Y17];Pitches;2;0)" office:value-type="string" office:string-value="e''" calcext:value-type="string">
            <text:p>e''</text:p>
          </table:table-cell>
          <table:table-cell office:value-type="float" office:value="-4" calcext:value-type="float">
            <text:p>-4</text:p>
          </table:table-cell>
          <table:table-cell table:formula="of:=VLOOKUP([.Z17];Pitches;2;0)" office:value-type="string" office:string-value="d''" calcext:value-type="string">
            <text:p>d''</text:p>
          </table:table-cell>
          <table:table-cell office:value-type="float" office:value="-3" calcext:value-type="float">
            <text:p>-3</text:p>
          </table:table-cell>
          <table:table-cell table:formula="of:=VLOOKUP([.AA17];Pitches;2;0)" office:value-type="string" office:string-value="f''" calcext:value-type="string">
            <text:p>f''</text:p>
          </table:table-cell>
          <table:table-cell office:value-type="float" office:value="-5" calcext:value-type="float">
            <text:p>-5</text:p>
          </table:table-cell>
          <table:table-cell table:formula="of:=[.T$16]+[.$B17]" office:value-type="float" office:value="30" calcext:value-type="float">
            <text:p>30</text:p>
          </table:table-cell>
          <table:table-cell table:formula="of:=[.U$16]+[.$B17]" office:value-type="float" office:value="31" calcext:value-type="float">
            <text:p>31</text:p>
          </table:table-cell>
          <table:table-cell table:formula="of:=[.V$16]+[.$B17]" office:value-type="float" office:value="30" calcext:value-type="float">
            <text:p>30</text:p>
          </table:table-cell>
          <table:table-cell table:formula="of:=[.W$16]+[.$B17]" office:value-type="float" office:value="32" calcext:value-type="float">
            <text:p>32</text:p>
          </table:table-cell>
          <table:table-cell table:formula="of:=[.X$16]+[.$B17]" office:value-type="float" office:value="31" calcext:value-type="float">
            <text:p>31</text:p>
          </table:table-cell>
          <table:table-cell table:formula="of:=[.Y$16]+[.$B17]" office:value-type="float" office:value="33" calcext:value-type="float">
            <text:p>33</text:p>
          </table:table-cell>
          <table:table-cell table:formula="of:=[.Z$16]+[.$B17]" office:value-type="float" office:value="32" calcext:value-type="float">
            <text:p>32</text:p>
          </table:table-cell>
          <table:table-cell table:formula="of:=[.AA$16]+[.$B17]" office:value-type="float" office:value="34" calcext:value-type="float">
            <text:p>34</text:p>
          </table:table-cell>
          <table:table-cell table:formula="of:=CONCATENATE(Sp;Sp;[.C17];Sp;[.D17];Sp;[.E17];Sp;[.F17];Sp;[.G17];Sp;[.H17];Sp;[.I17];Sp;[.J17];Sp;[.K17];Sp;[.L17];Sp;[.M17];Sp;[.N17];Sp;[.O17];Sp;[.P17];Sp;[.Q17];Sp;[.R17];Sp;[.S17])" office:value-type="string" office:string-value="   b' -1 c'' -2 b' -1 d'' -3 c'' -2 e'' -4 d'' -3 f'' -5" calcext:value-type="string">
            <text:p><text:s text:c="3"/>b' -1 c'' -2 b' -1 d'' -3 c'' -2 e'' -4 d'' -3 f'' -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-2" calcext:value-type="float">
            <text:p>-2</text:p>
          </table:table-cell>
          <table:table-cell/>
          <table:table-cell table:formula="of:=VLOOKUP([.T18];Pitches;2;0)" office:value-type="string" office:string-value="a'" calcext:value-type="string">
            <text:p>a'</text:p>
          </table:table-cell>
          <table:table-cell office:value-type="float" office:value="-1" calcext:value-type="float">
            <text:p>-1</text:p>
          </table:table-cell>
          <table:table-cell table:formula="of:=VLOOKUP([.U18];Pitches;2;0)" office:value-type="string" office:string-value="b'" calcext:value-type="string">
            <text:p>b'</text:p>
          </table:table-cell>
          <table:table-cell/>
          <table:table-cell table:formula="of:=VLOOKUP([.V18];Pitches;2;0)" office:value-type="string" office:string-value="a'" calcext:value-type="string">
            <text:p>a'</text:p>
          </table:table-cell>
          <table:table-cell/>
          <table:table-cell table:formula="of:=VLOOKUP([.W18];Pitches;2;0)" office:value-type="string" office:string-value="c''" calcext:value-type="string">
            <text:p>c''</text:p>
          </table:table-cell>
          <table:table-cell/>
          <table:table-cell table:formula="of:=VLOOKUP([.X18];Pitches;2;0)" office:value-type="string" office:string-value="b'" calcext:value-type="string">
            <text:p>b'</text:p>
          </table:table-cell>
          <table:table-cell/>
          <table:table-cell table:formula="of:=VLOOKUP([.Y18];Pitches;2;0)" office:value-type="string" office:string-value="d''" calcext:value-type="string">
            <text:p>d''</text:p>
          </table:table-cell>
          <table:table-cell/>
          <table:table-cell table:formula="of:=VLOOKUP([.Z18];Pitches;2;0)" office:value-type="string" office:string-value="c''" calcext:value-type="string">
            <text:p>c''</text:p>
          </table:table-cell>
          <table:table-cell/>
          <table:table-cell table:formula="of:=VLOOKUP([.AA18];Pitches;2;0)" office:value-type="string" office:string-value="e''" calcext:value-type="string">
            <text:p>e''</text:p>
          </table:table-cell>
          <table:table-cell/>
          <table:table-cell table:formula="of:=[.T$16]+[.$B18]" office:value-type="float" office:value="29" calcext:value-type="float">
            <text:p>29</text:p>
          </table:table-cell>
          <table:table-cell table:formula="of:=[.U$16]+[.$B18]" office:value-type="float" office:value="30" calcext:value-type="float">
            <text:p>30</text:p>
          </table:table-cell>
          <table:table-cell table:formula="of:=[.V$16]+[.$B18]" office:value-type="float" office:value="29" calcext:value-type="float">
            <text:p>29</text:p>
          </table:table-cell>
          <table:table-cell table:formula="of:=[.W$16]+[.$B18]" office:value-type="float" office:value="31" calcext:value-type="float">
            <text:p>31</text:p>
          </table:table-cell>
          <table:table-cell table:formula="of:=[.X$16]+[.$B18]" office:value-type="float" office:value="30" calcext:value-type="float">
            <text:p>30</text:p>
          </table:table-cell>
          <table:table-cell table:formula="of:=[.Y$16]+[.$B18]" office:value-type="float" office:value="32" calcext:value-type="float">
            <text:p>32</text:p>
          </table:table-cell>
          <table:table-cell table:formula="of:=[.Z$16]+[.$B18]" office:value-type="float" office:value="31" calcext:value-type="float">
            <text:p>31</text:p>
          </table:table-cell>
          <table:table-cell table:formula="of:=[.AA$16]+[.$B18]" office:value-type="float" office:value="33" calcext:value-type="float">
            <text:p>33</text:p>
          </table:table-cell>
          <table:table-cell table:formula="of:=CONCATENATE(Sp;Sp;[.C18];Sp;[.D18];Sp;[.E18];Sp;[.F18];Sp;[.G18];Sp;[.H18];Sp;[.I18];Sp;[.J18];Sp;[.K18];Sp;[.L18];Sp;[.M18];Sp;[.N18];Sp;[.O18];Sp;[.P18];Sp;[.Q18];Sp;[.R18];Sp;[.S18])" office:value-type="string" office:string-value="   a' -1 b'  a'  c''  b'  d''  c''  e'' " calcext:value-type="string">
            <text:p><text:s text:c="3"/>a' -1 b' <text:s/>a' <text:s/>c'' <text:s/>b' <text:s/>d'' <text:s/>c'' <text:s/>e'' 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\stemUp \fingerDown</text:p>
          </table:table-cell>
          <table:table-cell table:formula="of:=VLOOKUP([.T19];Pitches;2;0)" office:value-type="string" office:string-value="g'" calcext:value-type="string">
            <text:p>g'</text:p>
          </table:table-cell>
          <table:table-cell office:value-type="float" office:value="-1" calcext:value-type="float">
            <text:p>-1</text:p>
          </table:table-cell>
          <table:table-cell table:formula="of:=VLOOKUP([.U19];Pitches;2;0)" office:value-type="string" office:string-value="a'" calcext:value-type="string">
            <text:p>a'</text:p>
          </table:table-cell>
          <table:table-cell/>
          <table:table-cell table:formula="of:=VLOOKUP([.V19];Pitches;2;0)" office:value-type="string" office:string-value="g'" calcext:value-type="string">
            <text:p>g'</text:p>
          </table:table-cell>
          <table:table-cell/>
          <table:table-cell table:formula="of:=VLOOKUP([.W19];Pitches;2;0)" office:value-type="string" office:string-value="b'" calcext:value-type="string">
            <text:p>b'</text:p>
          </table:table-cell>
          <table:table-cell/>
          <table:table-cell table:formula="of:=VLOOKUP([.X19];Pitches;2;0)" office:value-type="string" office:string-value="a'" calcext:value-type="string">
            <text:p>a'</text:p>
          </table:table-cell>
          <table:table-cell/>
          <table:table-cell table:formula="of:=VLOOKUP([.Y19];Pitches;2;0)" office:value-type="string" office:string-value="c''" calcext:value-type="string">
            <text:p>c''</text:p>
          </table:table-cell>
          <table:table-cell/>
          <table:table-cell table:formula="of:=VLOOKUP([.Z19];Pitches;2;0)" office:value-type="string" office:string-value="b'" calcext:value-type="string">
            <text:p>b'</text:p>
          </table:table-cell>
          <table:table-cell/>
          <table:table-cell table:formula="of:=VLOOKUP([.AA19];Pitches;2;0)" office:value-type="string" office:string-value="d''" calcext:value-type="string">
            <text:p>d''</text:p>
          </table:table-cell>
          <table:table-cell/>
          <table:table-cell table:formula="of:=[.T$16]+[.$B19]" office:value-type="float" office:value="28" calcext:value-type="float">
            <text:p>28</text:p>
          </table:table-cell>
          <table:table-cell table:formula="of:=[.U$16]+[.$B19]" office:value-type="float" office:value="29" calcext:value-type="float">
            <text:p>29</text:p>
          </table:table-cell>
          <table:table-cell table:formula="of:=[.V$16]+[.$B19]" office:value-type="float" office:value="28" calcext:value-type="float">
            <text:p>28</text:p>
          </table:table-cell>
          <table:table-cell table:formula="of:=[.W$16]+[.$B19]" office:value-type="float" office:value="30" calcext:value-type="float">
            <text:p>30</text:p>
          </table:table-cell>
          <table:table-cell table:formula="of:=[.X$16]+[.$B19]" office:value-type="float" office:value="29" calcext:value-type="float">
            <text:p>29</text:p>
          </table:table-cell>
          <table:table-cell table:formula="of:=[.Y$16]+[.$B19]" office:value-type="float" office:value="31" calcext:value-type="float">
            <text:p>31</text:p>
          </table:table-cell>
          <table:table-cell table:formula="of:=[.Z$16]+[.$B19]" office:value-type="float" office:value="30" calcext:value-type="float">
            <text:p>30</text:p>
          </table:table-cell>
          <table:table-cell table:formula="of:=[.AA$16]+[.$B19]" office:value-type="float" office:value="32" calcext:value-type="float">
            <text:p>32</text:p>
          </table:table-cell>
          <table:table-cell table:formula="of:=CONCATENATE(Sp;Sp;[.C19];Sp;[.D19];Sp;[.E19];Sp;[.F19];Sp;[.G19];Sp;[.H19];Sp;[.I19];Sp;[.J19];Sp;[.K19];Sp;[.L19];Sp;[.M19];Sp;[.N19];Sp;[.O19];Sp;[.P19];Sp;[.Q19];Sp;[.R19];Sp;[.S19])" office:value-type="string" office:string-value="  \stemUp \fingerDown g' -1 a'  g'  b'  a'  c''  b'  d'' " calcext:value-type="string">
            <text:p><text:s text:c="2"/>\stemUp \fingerDown g' -1 a' <text:s/>g' <text:s/>b' <text:s/>a' <text:s/>c'' <text:s/>b' <text:s/>d'' 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4" calcext:value-type="float">
            <text:p>-4</text:p>
          </table:table-cell>
          <table:table-cell/>
          <table:table-cell table:formula="of:=VLOOKUP([.T20];Pitches;2;0)" office:value-type="string" office:string-value="f'" calcext:value-type="string">
            <text:p>f'</text:p>
          </table:table-cell>
          <table:table-cell office:value-type="float" office:value="-1" calcext:value-type="float">
            <text:p>-1</text:p>
          </table:table-cell>
          <table:table-cell table:formula="of:=VLOOKUP([.U20];Pitches;2;0)" office:value-type="string" office:string-value="g'" calcext:value-type="string">
            <text:p>g'</text:p>
          </table:table-cell>
          <table:table-cell/>
          <table:table-cell table:formula="of:=VLOOKUP([.V20];Pitches;2;0)" office:value-type="string" office:string-value="f'" calcext:value-type="string">
            <text:p>f'</text:p>
          </table:table-cell>
          <table:table-cell/>
          <table:table-cell table:formula="of:=VLOOKUP([.W20];Pitches;2;0)" office:value-type="string" office:string-value="a'" calcext:value-type="string">
            <text:p>a'</text:p>
          </table:table-cell>
          <table:table-cell/>
          <table:table-cell table:formula="of:=VLOOKUP([.X20];Pitches;2;0)" office:value-type="string" office:string-value="g'" calcext:value-type="string">
            <text:p>g'</text:p>
          </table:table-cell>
          <table:table-cell/>
          <table:table-cell table:formula="of:=VLOOKUP([.Y20];Pitches;2;0)" office:value-type="string" office:string-value="b'" calcext:value-type="string">
            <text:p>b'</text:p>
          </table:table-cell>
          <table:table-cell/>
          <table:table-cell table:formula="of:=VLOOKUP([.Z20];Pitches;2;0)" office:value-type="string" office:string-value="a'" calcext:value-type="string">
            <text:p>a'</text:p>
          </table:table-cell>
          <table:table-cell/>
          <table:table-cell table:formula="of:=VLOOKUP([.AA20];Pitches;2;0)" office:value-type="string" office:string-value="c''" calcext:value-type="string">
            <text:p>c''</text:p>
          </table:table-cell>
          <table:table-cell/>
          <table:table-cell table:formula="of:=[.T$16]+[.$B20]" office:value-type="float" office:value="27" calcext:value-type="float">
            <text:p>27</text:p>
          </table:table-cell>
          <table:table-cell table:formula="of:=[.U$16]+[.$B20]" office:value-type="float" office:value="28" calcext:value-type="float">
            <text:p>28</text:p>
          </table:table-cell>
          <table:table-cell table:formula="of:=[.V$16]+[.$B20]" office:value-type="float" office:value="27" calcext:value-type="float">
            <text:p>27</text:p>
          </table:table-cell>
          <table:table-cell table:formula="of:=[.W$16]+[.$B20]" office:value-type="float" office:value="29" calcext:value-type="float">
            <text:p>29</text:p>
          </table:table-cell>
          <table:table-cell table:formula="of:=[.X$16]+[.$B20]" office:value-type="float" office:value="28" calcext:value-type="float">
            <text:p>28</text:p>
          </table:table-cell>
          <table:table-cell table:formula="of:=[.Y$16]+[.$B20]" office:value-type="float" office:value="30" calcext:value-type="float">
            <text:p>30</text:p>
          </table:table-cell>
          <table:table-cell table:formula="of:=[.Z$16]+[.$B20]" office:value-type="float" office:value="29" calcext:value-type="float">
            <text:p>29</text:p>
          </table:table-cell>
          <table:table-cell table:formula="of:=[.AA$16]+[.$B20]" office:value-type="float" office:value="31" calcext:value-type="float">
            <text:p>31</text:p>
          </table:table-cell>
          <table:table-cell table:formula="of:=CONCATENATE(Sp;Sp;[.C20];Sp;[.D20];Sp;[.E20];Sp;[.F20];Sp;[.G20];Sp;[.H20];Sp;[.I20];Sp;[.J20];Sp;[.K20];Sp;[.L20];Sp;[.M20];Sp;[.N20];Sp;[.O20];Sp;[.P20];Sp;[.Q20];Sp;[.R20];Sp;[.S20])" office:value-type="string" office:string-value="   f' -1 g'  f'  a'  g'  b'  a'  c'' " calcext:value-type="string">
            <text:p><text:s text:c="3"/>f' -1 g' <text:s/>f' <text:s/>a' <text:s/>g' <text:s/>b' <text:s/>a' <text:s/>c'' 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-5" calcext:value-type="float">
            <text:p>-5</text:p>
          </table:table-cell>
          <table:table-cell/>
          <table:table-cell table:formula="of:=VLOOKUP([.T21];Pitches;2;0)" office:value-type="string" office:string-value="e'" calcext:value-type="string">
            <text:p>e'</text:p>
          </table:table-cell>
          <table:table-cell office:value-type="float" office:value="-1" calcext:value-type="float">
            <text:p>-1</text:p>
          </table:table-cell>
          <table:table-cell table:formula="of:=VLOOKUP([.U21];Pitches;2;0)" office:value-type="string" office:string-value="f'" calcext:value-type="string">
            <text:p>f'</text:p>
          </table:table-cell>
          <table:table-cell/>
          <table:table-cell table:formula="of:=VLOOKUP([.V21];Pitches;2;0)" office:value-type="string" office:string-value="e'" calcext:value-type="string">
            <text:p>e'</text:p>
          </table:table-cell>
          <table:table-cell/>
          <table:table-cell table:formula="of:=VLOOKUP([.W21];Pitches;2;0)" office:value-type="string" office:string-value="g'" calcext:value-type="string">
            <text:p>g'</text:p>
          </table:table-cell>
          <table:table-cell/>
          <table:table-cell table:formula="of:=VLOOKUP([.X21];Pitches;2;0)" office:value-type="string" office:string-value="f'" calcext:value-type="string">
            <text:p>f'</text:p>
          </table:table-cell>
          <table:table-cell/>
          <table:table-cell table:formula="of:=VLOOKUP([.Y21];Pitches;2;0)" office:value-type="string" office:string-value="a'" calcext:value-type="string">
            <text:p>a'</text:p>
          </table:table-cell>
          <table:table-cell/>
          <table:table-cell table:formula="of:=VLOOKUP([.Z21];Pitches;2;0)" office:value-type="string" office:string-value="g'" calcext:value-type="string">
            <text:p>g'</text:p>
          </table:table-cell>
          <table:table-cell/>
          <table:table-cell table:formula="of:=VLOOKUP([.AA21];Pitches;2;0)" office:value-type="string" office:string-value="b'" calcext:value-type="string">
            <text:p>b'</text:p>
          </table:table-cell>
          <table:table-cell/>
          <table:table-cell table:formula="of:=[.T$16]+[.$B21]" office:value-type="float" office:value="26" calcext:value-type="float">
            <text:p>26</text:p>
          </table:table-cell>
          <table:table-cell table:formula="of:=[.U$16]+[.$B21]" office:value-type="float" office:value="27" calcext:value-type="float">
            <text:p>27</text:p>
          </table:table-cell>
          <table:table-cell table:formula="of:=[.V$16]+[.$B21]" office:value-type="float" office:value="26" calcext:value-type="float">
            <text:p>26</text:p>
          </table:table-cell>
          <table:table-cell table:formula="of:=[.W$16]+[.$B21]" office:value-type="float" office:value="28" calcext:value-type="float">
            <text:p>28</text:p>
          </table:table-cell>
          <table:table-cell table:formula="of:=[.X$16]+[.$B21]" office:value-type="float" office:value="27" calcext:value-type="float">
            <text:p>27</text:p>
          </table:table-cell>
          <table:table-cell table:formula="of:=[.Y$16]+[.$B21]" office:value-type="float" office:value="29" calcext:value-type="float">
            <text:p>29</text:p>
          </table:table-cell>
          <table:table-cell table:formula="of:=[.Z$16]+[.$B21]" office:value-type="float" office:value="28" calcext:value-type="float">
            <text:p>28</text:p>
          </table:table-cell>
          <table:table-cell table:formula="of:=[.AA$16]+[.$B21]" office:value-type="float" office:value="30" calcext:value-type="float">
            <text:p>30</text:p>
          </table:table-cell>
          <table:table-cell table:formula="of:=CONCATENATE(Sp;Sp;[.C21];Sp;[.D21];Sp;[.E21];Sp;[.F21];Sp;[.G21];Sp;[.H21];Sp;[.I21];Sp;[.J21];Sp;[.K21];Sp;[.L21];Sp;[.M21];Sp;[.N21];Sp;[.O21];Sp;[.P21];Sp;[.Q21];Sp;[.R21];Sp;[.S21])" office:value-type="string" office:string-value="   e' -1 f'  e'  g'  f'  a'  g'  b' " calcext:value-type="string">
            <text:p><text:s text:c="3"/>e' -1 f' <text:s/>e' <text:s/>g' <text:s/>f' <text:s/>a' <text:s/>g' <text:s/>b' 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-6" calcext:value-type="float">
            <text:p>-6</text:p>
          </table:table-cell>
          <table:table-cell table:style-name="ce5"/>
          <table:table-cell table:formula="of:=VLOOKUP([.T22];Pitches;2;0)" office:value-type="string" office:string-value="d'" calcext:value-type="string">
            <text:p>d'</text:p>
          </table:table-cell>
          <table:table-cell office:value-type="float" office:value="-1" calcext:value-type="float">
            <text:p>-1</text:p>
          </table:table-cell>
          <table:table-cell table:formula="of:=VLOOKUP([.U22];Pitches;2;0)" office:value-type="string" office:string-value="e'" calcext:value-type="string">
            <text:p>e'</text:p>
          </table:table-cell>
          <table:table-cell/>
          <table:table-cell table:formula="of:=VLOOKUP([.V22];Pitches;2;0)" office:value-type="string" office:string-value="d'" calcext:value-type="string">
            <text:p>d'</text:p>
          </table:table-cell>
          <table:table-cell/>
          <table:table-cell table:formula="of:=VLOOKUP([.W22];Pitches;2;0)" office:value-type="string" office:string-value="f'" calcext:value-type="string">
            <text:p>f'</text:p>
          </table:table-cell>
          <table:table-cell/>
          <table:table-cell table:formula="of:=VLOOKUP([.X22];Pitches;2;0)" office:value-type="string" office:string-value="e'" calcext:value-type="string">
            <text:p>e'</text:p>
          </table:table-cell>
          <table:table-cell/>
          <table:table-cell table:formula="of:=VLOOKUP([.Y22];Pitches;2;0)" office:value-type="string" office:string-value="g'" calcext:value-type="string">
            <text:p>g'</text:p>
          </table:table-cell>
          <table:table-cell/>
          <table:table-cell table:formula="of:=VLOOKUP([.Z22];Pitches;2;0)" office:value-type="string" office:string-value="f'" calcext:value-type="string">
            <text:p>f'</text:p>
          </table:table-cell>
          <table:table-cell/>
          <table:table-cell table:formula="of:=VLOOKUP([.AA22];Pitches;2;0)" office:value-type="string" office:string-value="a'" calcext:value-type="string">
            <text:p>a'</text:p>
          </table:table-cell>
          <table:table-cell/>
          <table:table-cell table:formula="of:=[.T$16]+[.$B22]" office:value-type="float" office:value="25" calcext:value-type="float">
            <text:p>25</text:p>
          </table:table-cell>
          <table:table-cell table:formula="of:=[.U$16]+[.$B22]" office:value-type="float" office:value="26" calcext:value-type="float">
            <text:p>26</text:p>
          </table:table-cell>
          <table:table-cell table:formula="of:=[.V$16]+[.$B22]" office:value-type="float" office:value="25" calcext:value-type="float">
            <text:p>25</text:p>
          </table:table-cell>
          <table:table-cell table:formula="of:=[.W$16]+[.$B22]" office:value-type="float" office:value="27" calcext:value-type="float">
            <text:p>27</text:p>
          </table:table-cell>
          <table:table-cell table:formula="of:=[.X$16]+[.$B22]" office:value-type="float" office:value="26" calcext:value-type="float">
            <text:p>26</text:p>
          </table:table-cell>
          <table:table-cell table:formula="of:=[.Y$16]+[.$B22]" office:value-type="float" office:value="28" calcext:value-type="float">
            <text:p>28</text:p>
          </table:table-cell>
          <table:table-cell table:formula="of:=[.Z$16]+[.$B22]" office:value-type="float" office:value="27" calcext:value-type="float">
            <text:p>27</text:p>
          </table:table-cell>
          <table:table-cell table:formula="of:=[.AA$16]+[.$B22]" office:value-type="float" office:value="29" calcext:value-type="float">
            <text:p>29</text:p>
          </table:table-cell>
          <table:table-cell table:formula="of:=CONCATENATE(Sp;Sp;[.C22];Sp;[.D22];Sp;[.E22];Sp;[.F22];Sp;[.G22];Sp;[.H22];Sp;[.I22];Sp;[.J22];Sp;[.K22];Sp;[.L22];Sp;[.M22];Sp;[.N22];Sp;[.O22];Sp;[.P22];Sp;[.Q22];Sp;[.R22];Sp;[.S22])" office:value-type="string" office:string-value="   d' -1 e'  d'  f'  e'  g'  f'  a' " calcext:value-type="string">
            <text:p><text:s text:c="3"/>d' -1 e' <text:s/>d' <text:s/>f' <text:s/>e' <text:s/>g' <text:s/>f' <text:s/>a' 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-7" calcext:value-type="float">
            <text:p>-7</text:p>
          </table:table-cell>
          <table:table-cell table:style-name="ce5"/>
          <table:table-cell table:formula="of:=VLOOKUP([.T23];Pitches;2;0)" office:value-type="string" office:string-value="c'" calcext:value-type="string">
            <text:p>c'</text:p>
          </table:table-cell>
          <table:table-cell office:value-type="float" office:value="-1" calcext:value-type="float">
            <text:p>-1</text:p>
          </table:table-cell>
          <table:table-cell table:formula="of:=VLOOKUP([.U23];Pitches;2;0)" office:value-type="string" office:string-value="d'" calcext:value-type="string">
            <text:p>d'</text:p>
          </table:table-cell>
          <table:table-cell/>
          <table:table-cell table:formula="of:=VLOOKUP([.V23];Pitches;2;0)" office:value-type="string" office:string-value="c'" calcext:value-type="string">
            <text:p>c'</text:p>
          </table:table-cell>
          <table:table-cell/>
          <table:table-cell table:formula="of:=VLOOKUP([.W23];Pitches;2;0)" office:value-type="string" office:string-value="e'" calcext:value-type="string">
            <text:p>e'</text:p>
          </table:table-cell>
          <table:table-cell/>
          <table:table-cell table:formula="of:=VLOOKUP([.X23];Pitches;2;0)" office:value-type="string" office:string-value="d'" calcext:value-type="string">
            <text:p>d'</text:p>
          </table:table-cell>
          <table:table-cell/>
          <table:table-cell table:formula="of:=VLOOKUP([.Y23];Pitches;2;0)" office:value-type="string" office:string-value="f'" calcext:value-type="string">
            <text:p>f'</text:p>
          </table:table-cell>
          <table:table-cell/>
          <table:table-cell table:formula="of:=VLOOKUP([.Z23];Pitches;2;0)" office:value-type="string" office:string-value="e'" calcext:value-type="string">
            <text:p>e'</text:p>
          </table:table-cell>
          <table:table-cell/>
          <table:table-cell table:formula="of:=VLOOKUP([.AA23];Pitches;2;0)" office:value-type="string" office:string-value="g'" calcext:value-type="string">
            <text:p>g'</text:p>
          </table:table-cell>
          <table:table-cell/>
          <table:table-cell table:formula="of:=[.T$16]+[.$B23]" office:value-type="float" office:value="24" calcext:value-type="float">
            <text:p>24</text:p>
          </table:table-cell>
          <table:table-cell table:formula="of:=[.U$16]+[.$B23]" office:value-type="float" office:value="25" calcext:value-type="float">
            <text:p>25</text:p>
          </table:table-cell>
          <table:table-cell table:formula="of:=[.V$16]+[.$B23]" office:value-type="float" office:value="24" calcext:value-type="float">
            <text:p>24</text:p>
          </table:table-cell>
          <table:table-cell table:formula="of:=[.W$16]+[.$B23]" office:value-type="float" office:value="26" calcext:value-type="float">
            <text:p>26</text:p>
          </table:table-cell>
          <table:table-cell table:formula="of:=[.X$16]+[.$B23]" office:value-type="float" office:value="25" calcext:value-type="float">
            <text:p>25</text:p>
          </table:table-cell>
          <table:table-cell table:formula="of:=[.Y$16]+[.$B23]" office:value-type="float" office:value="27" calcext:value-type="float">
            <text:p>27</text:p>
          </table:table-cell>
          <table:table-cell table:formula="of:=[.Z$16]+[.$B23]" office:value-type="float" office:value="26" calcext:value-type="float">
            <text:p>26</text:p>
          </table:table-cell>
          <table:table-cell table:formula="of:=[.AA$16]+[.$B23]" office:value-type="float" office:value="28" calcext:value-type="float">
            <text:p>28</text:p>
          </table:table-cell>
          <table:table-cell table:formula="of:=CONCATENATE(Sp;Sp;[.C23];Sp;[.D23];Sp;[.E23];Sp;[.F23];Sp;[.G23];Sp;[.H23];Sp;[.I23];Sp;[.J23];Sp;[.K23];Sp;[.L23];Sp;[.M23];Sp;[.N23];Sp;[.O23];Sp;[.P23];Sp;[.Q23];Sp;[.R23];Sp;[.S23])" office:value-type="string" office:string-value="   c' -1 d'  c'  e'  d'  f'  e'  g' " calcext:value-type="string">
            <text:p><text:s text:c="3"/>c' -1 d' <text:s/>c' <text:s/>e' <text:s/>d' <text:s/>f' <text:s/>e' <text:s/>g' 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-8" calcext:value-type="float">
            <text:p>-8</text:p>
          </table:table-cell>
          <table:table-cell table:style-name="ce5"/>
          <table:table-cell table:formula="of:=VLOOKUP([.T24];Pitches;2;0)" office:value-type="string" office:string-value="b" calcext:value-type="string">
            <text:p>b</text:p>
          </table:table-cell>
          <table:table-cell office:value-type="float" office:value="-1" calcext:value-type="float">
            <text:p>-1</text:p>
          </table:table-cell>
          <table:table-cell table:formula="of:=VLOOKUP([.U24];Pitches;2;0)" office:value-type="string" office:string-value="c'" calcext:value-type="string">
            <text:p>c'</text:p>
          </table:table-cell>
          <table:table-cell/>
          <table:table-cell table:formula="of:=VLOOKUP([.V24];Pitches;2;0)" office:value-type="string" office:string-value="b" calcext:value-type="string">
            <text:p>b</text:p>
          </table:table-cell>
          <table:table-cell/>
          <table:table-cell table:formula="of:=VLOOKUP([.W24];Pitches;2;0)" office:value-type="string" office:string-value="d'" calcext:value-type="string">
            <text:p>d'</text:p>
          </table:table-cell>
          <table:table-cell/>
          <table:table-cell table:formula="of:=VLOOKUP([.X24];Pitches;2;0)" office:value-type="string" office:string-value="c'" calcext:value-type="string">
            <text:p>c'</text:p>
          </table:table-cell>
          <table:table-cell/>
          <table:table-cell table:formula="of:=VLOOKUP([.Y24];Pitches;2;0)" office:value-type="string" office:string-value="e'" calcext:value-type="string">
            <text:p>e'</text:p>
          </table:table-cell>
          <table:table-cell/>
          <table:table-cell table:formula="of:=VLOOKUP([.Z24];Pitches;2;0)" office:value-type="string" office:string-value="d'" calcext:value-type="string">
            <text:p>d'</text:p>
          </table:table-cell>
          <table:table-cell/>
          <table:table-cell table:formula="of:=VLOOKUP([.AA24];Pitches;2;0)" office:value-type="string" office:string-value="f'" calcext:value-type="string">
            <text:p>f'</text:p>
          </table:table-cell>
          <table:table-cell/>
          <table:table-cell table:formula="of:=[.T$16]+[.$B24]" office:value-type="float" office:value="23" calcext:value-type="float">
            <text:p>23</text:p>
          </table:table-cell>
          <table:table-cell table:formula="of:=[.U$16]+[.$B24]" office:value-type="float" office:value="24" calcext:value-type="float">
            <text:p>24</text:p>
          </table:table-cell>
          <table:table-cell table:formula="of:=[.V$16]+[.$B24]" office:value-type="float" office:value="23" calcext:value-type="float">
            <text:p>23</text:p>
          </table:table-cell>
          <table:table-cell table:formula="of:=[.W$16]+[.$B24]" office:value-type="float" office:value="25" calcext:value-type="float">
            <text:p>25</text:p>
          </table:table-cell>
          <table:table-cell table:formula="of:=[.X$16]+[.$B24]" office:value-type="float" office:value="24" calcext:value-type="float">
            <text:p>24</text:p>
          </table:table-cell>
          <table:table-cell table:formula="of:=[.Y$16]+[.$B24]" office:value-type="float" office:value="26" calcext:value-type="float">
            <text:p>26</text:p>
          </table:table-cell>
          <table:table-cell table:formula="of:=[.Z$16]+[.$B24]" office:value-type="float" office:value="25" calcext:value-type="float">
            <text:p>25</text:p>
          </table:table-cell>
          <table:table-cell table:formula="of:=[.AA$16]+[.$B24]" office:value-type="float" office:value="27" calcext:value-type="float">
            <text:p>27</text:p>
          </table:table-cell>
          <table:table-cell table:formula="of:=CONCATENATE(Sp;Sp;[.C24];Sp;[.D24];Sp;[.E24];Sp;[.F24];Sp;[.G24];Sp;[.H24];Sp;[.I24];Sp;[.J24];Sp;[.K24];Sp;[.L24];Sp;[.M24];Sp;[.N24];Sp;[.O24];Sp;[.P24];Sp;[.Q24];Sp;[.R24];Sp;[.S24])" office:value-type="string" office:string-value="   b -1 c'  b  d'  c'  e'  d'  f' " calcext:value-type="string">
            <text:p><text:s text:c="3"/>b -1 c' <text:s/>b <text:s/>d' <text:s/>c' <text:s/>e' <text:s/>d' <text:s/>f' 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-9" calcext:value-type="float">
            <text:p>-9</text:p>
          </table:table-cell>
          <table:table-cell table:style-name="ce5" office:value-type="string" calcext:value-type="string">
            <text:p>\staffDown \fingerUp</text:p>
          </table:table-cell>
          <table:table-cell table:formula="of:=VLOOKUP([.T25];Pitches;2;0)" office:value-type="string" office:string-value="a" calcext:value-type="string">
            <text:p>a</text:p>
          </table:table-cell>
          <table:table-cell office:value-type="float" office:value="-1" calcext:value-type="float">
            <text:p>-1</text:p>
          </table:table-cell>
          <table:table-cell table:formula="of:=VLOOKUP([.U25];Pitches;2;0)" office:value-type="string" office:string-value="b" calcext:value-type="string">
            <text:p>b</text:p>
          </table:table-cell>
          <table:table-cell/>
          <table:table-cell table:formula="of:=VLOOKUP([.V25];Pitches;2;0)" office:value-type="string" office:string-value="a" calcext:value-type="string">
            <text:p>a</text:p>
          </table:table-cell>
          <table:table-cell/>
          <table:table-cell table:formula="of:=VLOOKUP([.W25];Pitches;2;0)" office:value-type="string" office:string-value="c'" calcext:value-type="string">
            <text:p>c'</text:p>
          </table:table-cell>
          <table:table-cell/>
          <table:table-cell table:formula="of:=VLOOKUP([.X25];Pitches;2;0)" office:value-type="string" office:string-value="b" calcext:value-type="string">
            <text:p>b</text:p>
          </table:table-cell>
          <table:table-cell/>
          <table:table-cell table:formula="of:=VLOOKUP([.Y25];Pitches;2;0)" office:value-type="string" office:string-value="d'" calcext:value-type="string">
            <text:p>d'</text:p>
          </table:table-cell>
          <table:table-cell/>
          <table:table-cell table:formula="of:=VLOOKUP([.Z25];Pitches;2;0)" office:value-type="string" office:string-value="c'" calcext:value-type="string">
            <text:p>c'</text:p>
          </table:table-cell>
          <table:table-cell/>
          <table:table-cell table:formula="of:=VLOOKUP([.AA25];Pitches;2;0)" office:value-type="string" office:string-value="e'" calcext:value-type="string">
            <text:p>e'</text:p>
          </table:table-cell>
          <table:table-cell/>
          <table:table-cell table:formula="of:=[.T$16]+[.$B25]" office:value-type="float" office:value="22" calcext:value-type="float">
            <text:p>22</text:p>
          </table:table-cell>
          <table:table-cell table:formula="of:=[.U$16]+[.$B25]" office:value-type="float" office:value="23" calcext:value-type="float">
            <text:p>23</text:p>
          </table:table-cell>
          <table:table-cell table:formula="of:=[.V$16]+[.$B25]" office:value-type="float" office:value="22" calcext:value-type="float">
            <text:p>22</text:p>
          </table:table-cell>
          <table:table-cell table:formula="of:=[.W$16]+[.$B25]" office:value-type="float" office:value="24" calcext:value-type="float">
            <text:p>24</text:p>
          </table:table-cell>
          <table:table-cell table:formula="of:=[.X$16]+[.$B25]" office:value-type="float" office:value="23" calcext:value-type="float">
            <text:p>23</text:p>
          </table:table-cell>
          <table:table-cell table:formula="of:=[.Y$16]+[.$B25]" office:value-type="float" office:value="25" calcext:value-type="float">
            <text:p>25</text:p>
          </table:table-cell>
          <table:table-cell table:formula="of:=[.Z$16]+[.$B25]" office:value-type="float" office:value="24" calcext:value-type="float">
            <text:p>24</text:p>
          </table:table-cell>
          <table:table-cell table:formula="of:=[.AA$16]+[.$B25]" office:value-type="float" office:value="26" calcext:value-type="float">
            <text:p>26</text:p>
          </table:table-cell>
          <table:table-cell table:formula="of:=CONCATENATE(Sp;Sp;[.C25];Sp;[.D25];Sp;[.E25];Sp;[.F25];Sp;[.G25];Sp;[.H25];Sp;[.I25];Sp;[.J25];Sp;[.K25];Sp;[.L25];Sp;[.M25];Sp;[.N25];Sp;[.O25];Sp;[.P25];Sp;[.Q25];Sp;[.R25];Sp;[.S25])" office:value-type="string" office:string-value="  \staffDown \fingerUp a -1 b  a  c'  b  d'  c'  e' " calcext:value-type="string">
            <text:p><text:s text:c="2"/>\staffDown \fingerUp a -1 b <text:s/>a <text:s/>c' <text:s/>b <text:s/>d' <text:s/>c' <text:s/>e' 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table:style-name="ce5"/>
          <table:table-cell table:formula="of:=VLOOKUP([.T26];Pitches;2;0)" office:value-type="string" office:string-value="g" calcext:value-type="string">
            <text:p>g</text:p>
          </table:table-cell>
          <table:table-cell office:value-type="float" office:value="-1" calcext:value-type="float">
            <text:p>-1</text:p>
          </table:table-cell>
          <table:table-cell table:formula="of:=VLOOKUP([.U26];Pitches;2;0)" office:value-type="string" office:string-value="a" calcext:value-type="string">
            <text:p>a</text:p>
          </table:table-cell>
          <table:table-cell/>
          <table:table-cell table:formula="of:=VLOOKUP([.V26];Pitches;2;0)" office:value-type="string" office:string-value="g" calcext:value-type="string">
            <text:p>g</text:p>
          </table:table-cell>
          <table:table-cell/>
          <table:table-cell table:formula="of:=VLOOKUP([.W26];Pitches;2;0)" office:value-type="string" office:string-value="b" calcext:value-type="string">
            <text:p>b</text:p>
          </table:table-cell>
          <table:table-cell/>
          <table:table-cell table:formula="of:=VLOOKUP([.X26];Pitches;2;0)" office:value-type="string" office:string-value="a" calcext:value-type="string">
            <text:p>a</text:p>
          </table:table-cell>
          <table:table-cell/>
          <table:table-cell table:formula="of:=VLOOKUP([.Y26];Pitches;2;0)" office:value-type="string" office:string-value="c'" calcext:value-type="string">
            <text:p>c'</text:p>
          </table:table-cell>
          <table:table-cell/>
          <table:table-cell table:formula="of:=VLOOKUP([.Z26];Pitches;2;0)" office:value-type="string" office:string-value="b" calcext:value-type="string">
            <text:p>b</text:p>
          </table:table-cell>
          <table:table-cell/>
          <table:table-cell table:formula="of:=VLOOKUP([.AA26];Pitches;2;0)" office:value-type="string" office:string-value="d'" calcext:value-type="string">
            <text:p>d'</text:p>
          </table:table-cell>
          <table:table-cell/>
          <table:table-cell table:formula="of:=[.T$16]+[.$B26]" office:value-type="float" office:value="21" calcext:value-type="float">
            <text:p>21</text:p>
          </table:table-cell>
          <table:table-cell table:formula="of:=[.U$16]+[.$B26]" office:value-type="float" office:value="22" calcext:value-type="float">
            <text:p>22</text:p>
          </table:table-cell>
          <table:table-cell table:formula="of:=[.V$16]+[.$B26]" office:value-type="float" office:value="21" calcext:value-type="float">
            <text:p>21</text:p>
          </table:table-cell>
          <table:table-cell table:formula="of:=[.W$16]+[.$B26]" office:value-type="float" office:value="23" calcext:value-type="float">
            <text:p>23</text:p>
          </table:table-cell>
          <table:table-cell table:formula="of:=[.X$16]+[.$B26]" office:value-type="float" office:value="22" calcext:value-type="float">
            <text:p>22</text:p>
          </table:table-cell>
          <table:table-cell table:formula="of:=[.Y$16]+[.$B26]" office:value-type="float" office:value="24" calcext:value-type="float">
            <text:p>24</text:p>
          </table:table-cell>
          <table:table-cell table:formula="of:=[.Z$16]+[.$B26]" office:value-type="float" office:value="23" calcext:value-type="float">
            <text:p>23</text:p>
          </table:table-cell>
          <table:table-cell table:formula="of:=[.AA$16]+[.$B26]" office:value-type="float" office:value="25" calcext:value-type="float">
            <text:p>25</text:p>
          </table:table-cell>
          <table:table-cell table:formula="of:=CONCATENATE(Sp;Sp;[.C26];Sp;[.D26];Sp;[.E26];Sp;[.F26];Sp;[.G26];Sp;[.H26];Sp;[.I26];Sp;[.J26];Sp;[.K26];Sp;[.L26];Sp;[.M26];Sp;[.N26];Sp;[.O26];Sp;[.P26];Sp;[.Q26];Sp;[.R26];Sp;[.S26])" office:value-type="string" office:string-value="   g -1 a  g  b  a  c'  b  d' " calcext:value-type="string">
            <text:p><text:s text:c="3"/>g -1 a <text:s/>g <text:s/>b <text:s/>a <text:s/>c' <text:s/>b <text:s/>d' 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-11" calcext:value-type="float">
            <text:p>-11</text:p>
          </table:table-cell>
          <table:table-cell table:style-name="ce5"/>
          <table:table-cell table:formula="of:=VLOOKUP([.T27];Pitches;2;0)" office:value-type="string" office:string-value="f" calcext:value-type="string">
            <text:p>f</text:p>
          </table:table-cell>
          <table:table-cell office:value-type="float" office:value="-1" calcext:value-type="float">
            <text:p>-1</text:p>
          </table:table-cell>
          <table:table-cell table:formula="of:=VLOOKUP([.U27];Pitches;2;0)" office:value-type="string" office:string-value="g" calcext:value-type="string">
            <text:p>g</text:p>
          </table:table-cell>
          <table:table-cell/>
          <table:table-cell table:formula="of:=VLOOKUP([.V27];Pitches;2;0)" office:value-type="string" office:string-value="f" calcext:value-type="string">
            <text:p>f</text:p>
          </table:table-cell>
          <table:table-cell/>
          <table:table-cell table:formula="of:=VLOOKUP([.W27];Pitches;2;0)" office:value-type="string" office:string-value="a" calcext:value-type="string">
            <text:p>a</text:p>
          </table:table-cell>
          <table:table-cell/>
          <table:table-cell table:formula="of:=VLOOKUP([.X27];Pitches;2;0)" office:value-type="string" office:string-value="g" calcext:value-type="string">
            <text:p>g</text:p>
          </table:table-cell>
          <table:table-cell/>
          <table:table-cell table:formula="of:=VLOOKUP([.Y27];Pitches;2;0)" office:value-type="string" office:string-value="b" calcext:value-type="string">
            <text:p>b</text:p>
          </table:table-cell>
          <table:table-cell/>
          <table:table-cell table:formula="of:=VLOOKUP([.Z27];Pitches;2;0)" office:value-type="string" office:string-value="a" calcext:value-type="string">
            <text:p>a</text:p>
          </table:table-cell>
          <table:table-cell/>
          <table:table-cell table:formula="of:=VLOOKUP([.AA27];Pitches;2;0)" office:value-type="string" office:string-value="c'" calcext:value-type="string">
            <text:p>c'</text:p>
          </table:table-cell>
          <table:table-cell/>
          <table:table-cell table:formula="of:=[.T$16]+[.$B27]" office:value-type="float" office:value="20" calcext:value-type="float">
            <text:p>20</text:p>
          </table:table-cell>
          <table:table-cell table:formula="of:=[.U$16]+[.$B27]" office:value-type="float" office:value="21" calcext:value-type="float">
            <text:p>21</text:p>
          </table:table-cell>
          <table:table-cell table:formula="of:=[.V$16]+[.$B27]" office:value-type="float" office:value="20" calcext:value-type="float">
            <text:p>20</text:p>
          </table:table-cell>
          <table:table-cell table:formula="of:=[.W$16]+[.$B27]" office:value-type="float" office:value="22" calcext:value-type="float">
            <text:p>22</text:p>
          </table:table-cell>
          <table:table-cell table:formula="of:=[.X$16]+[.$B27]" office:value-type="float" office:value="21" calcext:value-type="float">
            <text:p>21</text:p>
          </table:table-cell>
          <table:table-cell table:formula="of:=[.Y$16]+[.$B27]" office:value-type="float" office:value="23" calcext:value-type="float">
            <text:p>23</text:p>
          </table:table-cell>
          <table:table-cell table:formula="of:=[.Z$16]+[.$B27]" office:value-type="float" office:value="22" calcext:value-type="float">
            <text:p>22</text:p>
          </table:table-cell>
          <table:table-cell table:formula="of:=[.AA$16]+[.$B27]" office:value-type="float" office:value="24" calcext:value-type="float">
            <text:p>24</text:p>
          </table:table-cell>
          <table:table-cell table:formula="of:=CONCATENATE(Sp;Sp;[.C27];Sp;[.D27];Sp;[.E27];Sp;[.F27];Sp;[.G27];Sp;[.H27];Sp;[.I27];Sp;[.J27];Sp;[.K27];Sp;[.L27];Sp;[.M27];Sp;[.N27];Sp;[.O27];Sp;[.P27];Sp;[.Q27];Sp;[.R27];Sp;[.S27])" office:value-type="string" office:string-value="   f -1 g  f  a  g  b  a  c' " calcext:value-type="string">
            <text:p><text:s text:c="3"/>f -1 g <text:s/>f <text:s/>a <text:s/>g <text:s/>b <text:s/>a <text:s/>c' 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-12" calcext:value-type="float">
            <text:p>-12</text:p>
          </table:table-cell>
          <table:table-cell table:style-name="ce5"/>
          <table:table-cell table:formula="of:=VLOOKUP([.T28];Pitches;2;0)" office:value-type="string" office:string-value="e" calcext:value-type="string">
            <text:p>e</text:p>
          </table:table-cell>
          <table:table-cell office:value-type="float" office:value="-1" calcext:value-type="float">
            <text:p>-1</text:p>
          </table:table-cell>
          <table:table-cell table:formula="of:=VLOOKUP([.U28];Pitches;2;0)" office:value-type="string" office:string-value="f" calcext:value-type="string">
            <text:p>f</text:p>
          </table:table-cell>
          <table:table-cell/>
          <table:table-cell table:formula="of:=VLOOKUP([.V28];Pitches;2;0)" office:value-type="string" office:string-value="e" calcext:value-type="string">
            <text:p>e</text:p>
          </table:table-cell>
          <table:table-cell/>
          <table:table-cell table:formula="of:=VLOOKUP([.W28];Pitches;2;0)" office:value-type="string" office:string-value="g" calcext:value-type="string">
            <text:p>g</text:p>
          </table:table-cell>
          <table:table-cell/>
          <table:table-cell table:formula="of:=VLOOKUP([.X28];Pitches;2;0)" office:value-type="string" office:string-value="f" calcext:value-type="string">
            <text:p>f</text:p>
          </table:table-cell>
          <table:table-cell/>
          <table:table-cell table:formula="of:=VLOOKUP([.Y28];Pitches;2;0)" office:value-type="string" office:string-value="a" calcext:value-type="string">
            <text:p>a</text:p>
          </table:table-cell>
          <table:table-cell/>
          <table:table-cell table:formula="of:=VLOOKUP([.Z28];Pitches;2;0)" office:value-type="string" office:string-value="g" calcext:value-type="string">
            <text:p>g</text:p>
          </table:table-cell>
          <table:table-cell/>
          <table:table-cell table:formula="of:=VLOOKUP([.AA28];Pitches;2;0)" office:value-type="string" office:string-value="b" calcext:value-type="string">
            <text:p>b</text:p>
          </table:table-cell>
          <table:table-cell/>
          <table:table-cell table:formula="of:=[.T$16]+[.$B28]" office:value-type="float" office:value="19" calcext:value-type="float">
            <text:p>19</text:p>
          </table:table-cell>
          <table:table-cell table:formula="of:=[.U$16]+[.$B28]" office:value-type="float" office:value="20" calcext:value-type="float">
            <text:p>20</text:p>
          </table:table-cell>
          <table:table-cell table:formula="of:=[.V$16]+[.$B28]" office:value-type="float" office:value="19" calcext:value-type="float">
            <text:p>19</text:p>
          </table:table-cell>
          <table:table-cell table:formula="of:=[.W$16]+[.$B28]" office:value-type="float" office:value="21" calcext:value-type="float">
            <text:p>21</text:p>
          </table:table-cell>
          <table:table-cell table:formula="of:=[.X$16]+[.$B28]" office:value-type="float" office:value="20" calcext:value-type="float">
            <text:p>20</text:p>
          </table:table-cell>
          <table:table-cell table:formula="of:=[.Y$16]+[.$B28]" office:value-type="float" office:value="22" calcext:value-type="float">
            <text:p>22</text:p>
          </table:table-cell>
          <table:table-cell table:formula="of:=[.Z$16]+[.$B28]" office:value-type="float" office:value="21" calcext:value-type="float">
            <text:p>21</text:p>
          </table:table-cell>
          <table:table-cell table:formula="of:=[.AA$16]+[.$B28]" office:value-type="float" office:value="23" calcext:value-type="float">
            <text:p>23</text:p>
          </table:table-cell>
          <table:table-cell table:formula="of:=CONCATENATE(Sp;Sp;[.C28];Sp;[.D28];Sp;[.E28];Sp;[.F28];Sp;[.G28];Sp;[.H28];Sp;[.I28];Sp;[.J28];Sp;[.K28];Sp;[.L28];Sp;[.M28];Sp;[.N28];Sp;[.O28];Sp;[.P28];Sp;[.Q28];Sp;[.R28];Sp;[.S28])" office:value-type="string" office:string-value="   e -1 f  e  g  f  a  g  b " calcext:value-type="string">
            <text:p><text:s text:c="3"/>e -1 f <text:s/>e <text:s/>g <text:s/>f <text:s/>a <text:s/>g <text:s/>b 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-13" calcext:value-type="float">
            <text:p>-13</text:p>
          </table:table-cell>
          <table:table-cell table:style-name="ce5"/>
          <table:table-cell table:formula="of:=VLOOKUP([.T29];Pitches;2;0)" office:value-type="string" office:string-value="d" calcext:value-type="string">
            <text:p>d</text:p>
          </table:table-cell>
          <table:table-cell office:value-type="float" office:value="-1" calcext:value-type="float">
            <text:p>-1</text:p>
          </table:table-cell>
          <table:table-cell table:formula="of:=VLOOKUP([.U29];Pitches;2;0)" office:value-type="string" office:string-value="e" calcext:value-type="string">
            <text:p>e</text:p>
          </table:table-cell>
          <table:table-cell/>
          <table:table-cell table:formula="of:=VLOOKUP([.V29];Pitches;2;0)" office:value-type="string" office:string-value="d" calcext:value-type="string">
            <text:p>d</text:p>
          </table:table-cell>
          <table:table-cell/>
          <table:table-cell table:formula="of:=VLOOKUP([.W29];Pitches;2;0)" office:value-type="string" office:string-value="f" calcext:value-type="string">
            <text:p>f</text:p>
          </table:table-cell>
          <table:table-cell/>
          <table:table-cell table:formula="of:=VLOOKUP([.X29];Pitches;2;0)" office:value-type="string" office:string-value="e" calcext:value-type="string">
            <text:p>e</text:p>
          </table:table-cell>
          <table:table-cell/>
          <table:table-cell table:formula="of:=VLOOKUP([.Y29];Pitches;2;0)" office:value-type="string" office:string-value="g" calcext:value-type="string">
            <text:p>g</text:p>
          </table:table-cell>
          <table:table-cell/>
          <table:table-cell table:formula="of:=VLOOKUP([.Z29];Pitches;2;0)" office:value-type="string" office:string-value="f" calcext:value-type="string">
            <text:p>f</text:p>
          </table:table-cell>
          <table:table-cell/>
          <table:table-cell table:formula="of:=VLOOKUP([.AA29];Pitches;2;0)" office:value-type="string" office:string-value="a" calcext:value-type="string">
            <text:p>a</text:p>
          </table:table-cell>
          <table:table-cell/>
          <table:table-cell table:formula="of:=[.T$16]+[.$B29]" office:value-type="float" office:value="18" calcext:value-type="float">
            <text:p>18</text:p>
          </table:table-cell>
          <table:table-cell table:formula="of:=[.U$16]+[.$B29]" office:value-type="float" office:value="19" calcext:value-type="float">
            <text:p>19</text:p>
          </table:table-cell>
          <table:table-cell table:formula="of:=[.V$16]+[.$B29]" office:value-type="float" office:value="18" calcext:value-type="float">
            <text:p>18</text:p>
          </table:table-cell>
          <table:table-cell table:formula="of:=[.W$16]+[.$B29]" office:value-type="float" office:value="20" calcext:value-type="float">
            <text:p>20</text:p>
          </table:table-cell>
          <table:table-cell table:formula="of:=[.X$16]+[.$B29]" office:value-type="float" office:value="19" calcext:value-type="float">
            <text:p>19</text:p>
          </table:table-cell>
          <table:table-cell table:formula="of:=[.Y$16]+[.$B29]" office:value-type="float" office:value="21" calcext:value-type="float">
            <text:p>21</text:p>
          </table:table-cell>
          <table:table-cell table:formula="of:=[.Z$16]+[.$B29]" office:value-type="float" office:value="20" calcext:value-type="float">
            <text:p>20</text:p>
          </table:table-cell>
          <table:table-cell table:formula="of:=[.AA$16]+[.$B29]" office:value-type="float" office:value="22" calcext:value-type="float">
            <text:p>22</text:p>
          </table:table-cell>
          <table:table-cell table:formula="of:=CONCATENATE(Sp;Sp;[.C29];Sp;[.D29];Sp;[.E29];Sp;[.F29];Sp;[.G29];Sp;[.H29];Sp;[.I29];Sp;[.J29];Sp;[.K29];Sp;[.L29];Sp;[.M29];Sp;[.N29];Sp;[.O29];Sp;[.P29];Sp;[.Q29];Sp;[.R29];Sp;[.S29])" office:value-type="string" office:string-value="   d -1 e  d  f  e  g  f  a " calcext:value-type="string">
            <text:p><text:s text:c="3"/>d -1 e <text:s/>d <text:s/>f <text:s/>e <text:s/>g <text:s/>f <text:s/>a </text:p>
          </table:table-cell>
        </table:table-row>
        <table:table-row table:style-name="ro1" table:number-rows-repeated="5">
          <table:table-cell table:style-name="Default" table:number-columns-repeated="27"/>
          <table:table-cell/>
        </table:table-row>
        <table:table-row table:style-name="ro1">
          <table:table-cell table:style-name="ce1" office:value-type="string" calcext:value-type="string">
            <text:p>Bar</text:p>
          </table:table-cell>
          <table:table-cell table:style-name="ce1" office:value-type="string" calcext:value-type="string">
            <text:p>Delta</text:p>
          </table:table-cell>
          <table:table-cell table:style-name="ce3" office:value-type="string" calcext:value-type="string" table:number-columns-spanned="17" table:number-rows-spanned="1">
            <text:p>LH_Notes</text:p>
          </table:table-cell>
          <table:covered-table-cell/>
          <table:covered-table-cell table:style-name="ce6"/>
          <table:covered-table-cell/>
          <table:covered-table-cell table:style-name="ce6"/>
          <table:covered-table-cell/>
          <table:covered-table-cell table:style-name="ce6"/>
          <table:covered-table-cell table:number-columns-repeated="3"/>
          <table:covered-table-cell table:style-name="ce6"/>
          <table:covered-table-cell/>
          <table:covered-table-cell table:style-name="ce6"/>
          <table:covered-table-cell/>
          <table:covered-table-cell table:style-name="ce6"/>
          <table:covered-table-cell/>
          <table:covered-table-cell table:style-name="ce6"/>
          <table:table-cell table:style-name="ce9" office:value-type="string" calcext:value-type="string" table:number-columns-spanned="8" table:number-rows-spanned="1">
            <text:p>LH_Scalars</text:p>
          </table:table-cell>
          <table:covered-table-cell table:number-columns-repeated="7" table:style-name="Default"/>
          <table:table-cell table:style-name="ce12" office:value-type="string" calcext:value-type="string">
            <text:p>LH_Cod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\stemDown \fingerDown &lt;</text:p>
          </table:table-cell>
          <table:table-cell table:style-name="ce7" office:value-type="string" calcext:value-type="string">
            <text:p>c,</text:p>
          </table:table-cell>
          <table:table-cell table:style-name="ce8" office:value-type="string" calcext:value-type="string">
            <text:p>_5 &gt;16</text:p>
          </table:table-cell>
          <table:table-cell table:style-name="ce7" office:value-type="string" calcext:value-type="string">
            <text:p>a,</text:p>
          </table:table-cell>
          <table:table-cell office:value-type="float" office:value="-1" calcext:value-type="float">
            <text:p>-1</text:p>
          </table:table-cell>
          <table:table-cell table:style-name="ce7" office:value-type="string" calcext:value-type="string">
            <text:p>g,</text:p>
          </table:table-cell>
          <table:table-cell office:value-type="float" office:value="-2" calcext:value-type="float">
            <text:p>-2</text:p>
          </table:table-cell>
          <table:table-cell table:style-name="ce7" office:value-type="string" calcext:value-type="string">
            <text:p>a,</text:p>
          </table:table-cell>
          <table:table-cell table:style-name="ce5" office:value-type="float" office:value="-1" calcext:value-type="float">
            <text:p>-1</text:p>
          </table:table-cell>
          <table:table-cell table:style-name="ce7" office:value-type="string" calcext:value-type="string">
            <text:p>f,</text:p>
          </table:table-cell>
          <table:table-cell office:value-type="float" office:value="-3" calcext:value-type="float">
            <text:p>-3</text:p>
          </table:table-cell>
          <table:table-cell table:style-name="ce7" office:value-type="string" calcext:value-type="string">
            <text:p>g,</text:p>
          </table:table-cell>
          <table:table-cell office:value-type="float" office:value="-2" calcext:value-type="float">
            <text:p>-2</text:p>
          </table:table-cell>
          <table:table-cell table:style-name="ce7" office:value-type="string" calcext:value-type="string">
            <text:p>e,</text:p>
          </table:table-cell>
          <table:table-cell office:value-type="float" office:value="-4" calcext:value-type="float">
            <text:p>-4</text:p>
          </table:table-cell>
          <table:table-cell table:style-name="ce7" office:value-type="string" calcext:value-type="string">
            <text:p>f,</text:p>
          </table:table-cell>
          <table:table-cell office:value-type="float" office:value="-3" calcext:value-type="float">
            <text:p>-3</text:p>
          </table:table-cell>
          <table:table-cell table:style-name="ce10" table:formula="of:=VLOOKUP([.D36];Scalars;2;0)" office:value-type="float" office:value="10" calcext:value-type="float">
            <text:p>10</text:p>
          </table:table-cell>
          <table:table-cell table:style-name="ce10" table:formula="of:=VLOOKUP([.F36];Scalars;2;0)" office:value-type="float" office:value="15" calcext:value-type="float">
            <text:p>15</text:p>
          </table:table-cell>
          <table:table-cell table:style-name="ce10" table:formula="of:=VLOOKUP([.H36];Scalars;2;0)" office:value-type="float" office:value="14" calcext:value-type="float">
            <text:p>14</text:p>
          </table:table-cell>
          <table:table-cell table:style-name="ce10" table:formula="of:=VLOOKUP([.J36];Scalars;2;0)" office:value-type="float" office:value="15" calcext:value-type="float">
            <text:p>15</text:p>
          </table:table-cell>
          <table:table-cell table:style-name="ce10" table:formula="of:=VLOOKUP([.L36];Scalars;2;0)" office:value-type="float" office:value="13" calcext:value-type="float">
            <text:p>13</text:p>
          </table:table-cell>
          <table:table-cell table:style-name="ce10" table:formula="of:=VLOOKUP([.N36];Scalars;2;0)" office:value-type="float" office:value="14" calcext:value-type="float">
            <text:p>14</text:p>
          </table:table-cell>
          <table:table-cell table:style-name="ce10" table:formula="of:=VLOOKUP([.P36];Scalars;2;0)" office:value-type="float" office:value="12" calcext:value-type="float">
            <text:p>12</text:p>
          </table:table-cell>
          <table:table-cell table:style-name="ce10" table:formula="of:=VLOOKUP([.R36];Scalars;2;0)" office:value-type="float" office:value="13" calcext:value-type="float">
            <text:p>13</text:p>
          </table:table-cell>
          <table:table-cell table:formula="of:=CONCATENATE(Sp;Sp;[.C36];Sp;[.D36];Sp;[.E36];Sp;[.F36];Sp;[.G36];Sp;[.H36];Sp;[.I36];Sp;[.J36];Sp;[.K36];Sp;[.L36];Sp;[.M36];Sp;[.N36];Sp;[.O36];Sp;[.P36];Sp;[.Q36];Sp;[.R36];Sp;[.S36])" office:value-type="string" office:string-value="  \stemDown \fingerDown &lt; c, _5 &gt;16 a, -1 g, -2 a, -1 f, -3 g, -2 e, -4 f, -3" calcext:value-type="string">
            <text:p><text:s text:c="2"/>\stemDown \fingerDown &lt; c, _5 &gt;16 a, -1 g, -2 a, -1 f, -3 g, -2 e, -4 f, -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5"/>
          <table:table-cell table:formula="of:=VLOOKUP([.T37];Pitches;2;0)" office:value-type="string" office:string-value="d," calcext:value-type="string">
            <text:p>d,</text:p>
          </table:table-cell>
          <table:table-cell office:value-type="float" office:value="-5" calcext:value-type="float">
            <text:p>-5</text:p>
          </table:table-cell>
          <table:table-cell table:formula="of:=VLOOKUP([.U37];Pitches;2;0)" office:value-type="string" office:string-value="b," calcext:value-type="string">
            <text:p>b,</text:p>
          </table:table-cell>
          <table:table-cell office:value-type="float" office:value="-1" calcext:value-type="float">
            <text:p>-1</text:p>
          </table:table-cell>
          <table:table-cell table:formula="of:=VLOOKUP([.V37];Pitches;2;0)" office:value-type="string" office:string-value="a," calcext:value-type="string">
            <text:p>a,</text:p>
          </table:table-cell>
          <table:table-cell office:value-type="float" office:value="-2" calcext:value-type="float">
            <text:p>-2</text:p>
          </table:table-cell>
          <table:table-cell table:formula="of:=VLOOKUP([.W37];Pitches;2;0)" office:value-type="string" office:string-value="b," calcext:value-type="string">
            <text:p>b,</text:p>
          </table:table-cell>
          <table:table-cell table:style-name="ce5" office:value-type="float" office:value="-1" calcext:value-type="float">
            <text:p>-1</text:p>
          </table:table-cell>
          <table:table-cell table:formula="of:=VLOOKUP([.X37];Pitches;2;0)" office:value-type="string" office:string-value="g," calcext:value-type="string">
            <text:p>g,</text:p>
          </table:table-cell>
          <table:table-cell office:value-type="float" office:value="-3" calcext:value-type="float">
            <text:p>-3</text:p>
          </table:table-cell>
          <table:table-cell table:formula="of:=VLOOKUP([.Y37];Pitches;2;0)" office:value-type="string" office:string-value="a," calcext:value-type="string">
            <text:p>a,</text:p>
          </table:table-cell>
          <table:table-cell office:value-type="float" office:value="-2" calcext:value-type="float">
            <text:p>-2</text:p>
          </table:table-cell>
          <table:table-cell table:formula="of:=VLOOKUP([.Z37];Pitches;2;0)" office:value-type="string" office:string-value="f," calcext:value-type="string">
            <text:p>f,</text:p>
          </table:table-cell>
          <table:table-cell office:value-type="float" office:value="-4" calcext:value-type="float">
            <text:p>-4</text:p>
          </table:table-cell>
          <table:table-cell table:formula="of:=VLOOKUP([.AA37];Pitches;2;0)" office:value-type="string" office:string-value="g," calcext:value-type="string">
            <text:p>g,</text:p>
          </table:table-cell>
          <table:table-cell office:value-type="float" office:value="-3" calcext:value-type="float">
            <text:p>-3</text:p>
          </table:table-cell>
          <table:table-cell table:formula="of:=[.T$36]+[.$B37]" office:value-type="float" office:value="11" calcext:value-type="float">
            <text:p>11</text:p>
          </table:table-cell>
          <table:table-cell table:formula="of:=[.U$36]+[.$B37]" office:value-type="float" office:value="16" calcext:value-type="float">
            <text:p>16</text:p>
          </table:table-cell>
          <table:table-cell table:formula="of:=[.V$36]+[.$B37]" office:value-type="float" office:value="15" calcext:value-type="float">
            <text:p>15</text:p>
          </table:table-cell>
          <table:table-cell table:formula="of:=[.W$36]+[.$B37]" office:value-type="float" office:value="16" calcext:value-type="float">
            <text:p>16</text:p>
          </table:table-cell>
          <table:table-cell table:formula="of:=[.X$36]+[.$B37]" office:value-type="float" office:value="14" calcext:value-type="float">
            <text:p>14</text:p>
          </table:table-cell>
          <table:table-cell table:formula="of:=[.Y$36]+[.$B37]" office:value-type="float" office:value="15" calcext:value-type="float">
            <text:p>15</text:p>
          </table:table-cell>
          <table:table-cell table:formula="of:=[.Z$36]+[.$B37]" office:value-type="float" office:value="13" calcext:value-type="float">
            <text:p>13</text:p>
          </table:table-cell>
          <table:table-cell table:formula="of:=[.AA$36]+[.$B37]" office:value-type="float" office:value="14" calcext:value-type="float">
            <text:p>14</text:p>
          </table:table-cell>
          <table:table-cell table:formula="of:=CONCATENATE(Sp;Sp;[.C37];Sp;[.D37];Sp;[.E37];Sp;[.F37];Sp;[.G37];Sp;[.H37];Sp;[.I37];Sp;[.J37];Sp;[.K37];Sp;[.L37];Sp;[.M37];Sp;[.N37];Sp;[.O37];Sp;[.P37];Sp;[.Q37];Sp;[.R37];Sp;[.S37])" office:value-type="string" office:string-value="   d, -5 b, -1 a, -2 b, -1 g, -3 a, -2 f, -4 g, -3" calcext:value-type="string">
            <text:p><text:s text:c="3"/>d, -5 b, -1 a, -2 b, -1 g, -3 a, -2 f, -4 g, -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formula="of:=VLOOKUP([.T38];Pitches;2;0)" office:value-type="string" office:string-value="e," calcext:value-type="string">
            <text:p>e,</text:p>
          </table:table-cell>
          <table:table-cell office:value-type="float" office:value="-5" calcext:value-type="float">
            <text:p>-5</text:p>
          </table:table-cell>
          <table:table-cell table:formula="of:=VLOOKUP([.U38];Pitches;2;0)" office:value-type="string" office:string-value="c" calcext:value-type="string">
            <text:p>c</text:p>
          </table:table-cell>
          <table:table-cell/>
          <table:table-cell table:formula="of:=VLOOKUP([.V38];Pitches;2;0)" office:value-type="string" office:string-value="b," calcext:value-type="string">
            <text:p>b,</text:p>
          </table:table-cell>
          <table:table-cell/>
          <table:table-cell table:formula="of:=VLOOKUP([.W38];Pitches;2;0)" office:value-type="string" office:string-value="c" calcext:value-type="string">
            <text:p>c</text:p>
          </table:table-cell>
          <table:table-cell table:style-name="ce5"/>
          <table:table-cell table:formula="of:=VLOOKUP([.X38];Pitches;2;0)" office:value-type="string" office:string-value="a," calcext:value-type="string">
            <text:p>a,</text:p>
          </table:table-cell>
          <table:table-cell/>
          <table:table-cell table:formula="of:=VLOOKUP([.Y38];Pitches;2;0)" office:value-type="string" office:string-value="b," calcext:value-type="string">
            <text:p>b,</text:p>
          </table:table-cell>
          <table:table-cell/>
          <table:table-cell table:formula="of:=VLOOKUP([.Z38];Pitches;2;0)" office:value-type="string" office:string-value="g," calcext:value-type="string">
            <text:p>g,</text:p>
          </table:table-cell>
          <table:table-cell/>
          <table:table-cell table:formula="of:=VLOOKUP([.AA38];Pitches;2;0)" office:value-type="string" office:string-value="a," calcext:value-type="string">
            <text:p>a,</text:p>
          </table:table-cell>
          <table:table-cell/>
          <table:table-cell table:formula="of:=[.T$36]+[.$B38]" office:value-type="float" office:value="12" calcext:value-type="float">
            <text:p>12</text:p>
          </table:table-cell>
          <table:table-cell table:formula="of:=[.U$36]+[.$B38]" office:value-type="float" office:value="17" calcext:value-type="float">
            <text:p>17</text:p>
          </table:table-cell>
          <table:table-cell table:formula="of:=[.V$36]+[.$B38]" office:value-type="float" office:value="16" calcext:value-type="float">
            <text:p>16</text:p>
          </table:table-cell>
          <table:table-cell table:formula="of:=[.W$36]+[.$B38]" office:value-type="float" office:value="17" calcext:value-type="float">
            <text:p>17</text:p>
          </table:table-cell>
          <table:table-cell table:formula="of:=[.X$36]+[.$B38]" office:value-type="float" office:value="15" calcext:value-type="float">
            <text:p>15</text:p>
          </table:table-cell>
          <table:table-cell table:formula="of:=[.Y$36]+[.$B38]" office:value-type="float" office:value="16" calcext:value-type="float">
            <text:p>16</text:p>
          </table:table-cell>
          <table:table-cell table:formula="of:=[.Z$36]+[.$B38]" office:value-type="float" office:value="14" calcext:value-type="float">
            <text:p>14</text:p>
          </table:table-cell>
          <table:table-cell table:formula="of:=[.AA$36]+[.$B38]" office:value-type="float" office:value="15" calcext:value-type="float">
            <text:p>15</text:p>
          </table:table-cell>
          <table:table-cell table:formula="of:=CONCATENATE(Sp;Sp;[.C38];Sp;[.D38];Sp;[.E38];Sp;[.F38];Sp;[.G38];Sp;[.H38];Sp;[.I38];Sp;[.J38];Sp;[.K38];Sp;[.L38];Sp;[.M38];Sp;[.N38];Sp;[.O38];Sp;[.P38];Sp;[.Q38];Sp;[.R38];Sp;[.S38])" office:value-type="string" office:string-value="   e, -5 c  b,  c  a,  b,  g,  a, " calcext:value-type="string">
            <text:p><text:s text:c="3"/>e, -5 c <text:s/>b, <text:s/>c <text:s/>a, <text:s/>b, <text:s/>g, <text:s/>a, 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table:formula="of:=VLOOKUP([.T39];Pitches;2;0)" office:value-type="string" office:string-value="f," calcext:value-type="string">
            <text:p>f,</text:p>
          </table:table-cell>
          <table:table-cell office:value-type="float" office:value="-5" calcext:value-type="float">
            <text:p>-5</text:p>
          </table:table-cell>
          <table:table-cell table:formula="of:=VLOOKUP([.U39];Pitches;2;0)" office:value-type="string" office:string-value="d" calcext:value-type="string">
            <text:p>d</text:p>
          </table:table-cell>
          <table:table-cell/>
          <table:table-cell table:formula="of:=VLOOKUP([.V39];Pitches;2;0)" office:value-type="string" office:string-value="c" calcext:value-type="string">
            <text:p>c</text:p>
          </table:table-cell>
          <table:table-cell/>
          <table:table-cell table:formula="of:=VLOOKUP([.W39];Pitches;2;0)" office:value-type="string" office:string-value="d" calcext:value-type="string">
            <text:p>d</text:p>
          </table:table-cell>
          <table:table-cell table:style-name="ce5"/>
          <table:table-cell table:formula="of:=VLOOKUP([.X39];Pitches;2;0)" office:value-type="string" office:string-value="b," calcext:value-type="string">
            <text:p>b,</text:p>
          </table:table-cell>
          <table:table-cell/>
          <table:table-cell table:formula="of:=VLOOKUP([.Y39];Pitches;2;0)" office:value-type="string" office:string-value="c" calcext:value-type="string">
            <text:p>c</text:p>
          </table:table-cell>
          <table:table-cell/>
          <table:table-cell table:formula="of:=VLOOKUP([.Z39];Pitches;2;0)" office:value-type="string" office:string-value="a," calcext:value-type="string">
            <text:p>a,</text:p>
          </table:table-cell>
          <table:table-cell/>
          <table:table-cell table:formula="of:=VLOOKUP([.AA39];Pitches;2;0)" office:value-type="string" office:string-value="b," calcext:value-type="string">
            <text:p>b,</text:p>
          </table:table-cell>
          <table:table-cell/>
          <table:table-cell table:formula="of:=[.T$36]+[.$B39]" office:value-type="float" office:value="13" calcext:value-type="float">
            <text:p>13</text:p>
          </table:table-cell>
          <table:table-cell table:formula="of:=[.U$36]+[.$B39]" office:value-type="float" office:value="18" calcext:value-type="float">
            <text:p>18</text:p>
          </table:table-cell>
          <table:table-cell table:formula="of:=[.V$36]+[.$B39]" office:value-type="float" office:value="17" calcext:value-type="float">
            <text:p>17</text:p>
          </table:table-cell>
          <table:table-cell table:formula="of:=[.W$36]+[.$B39]" office:value-type="float" office:value="18" calcext:value-type="float">
            <text:p>18</text:p>
          </table:table-cell>
          <table:table-cell table:formula="of:=[.X$36]+[.$B39]" office:value-type="float" office:value="16" calcext:value-type="float">
            <text:p>16</text:p>
          </table:table-cell>
          <table:table-cell table:formula="of:=[.Y$36]+[.$B39]" office:value-type="float" office:value="17" calcext:value-type="float">
            <text:p>17</text:p>
          </table:table-cell>
          <table:table-cell table:formula="of:=[.Z$36]+[.$B39]" office:value-type="float" office:value="15" calcext:value-type="float">
            <text:p>15</text:p>
          </table:table-cell>
          <table:table-cell table:formula="of:=[.AA$36]+[.$B39]" office:value-type="float" office:value="16" calcext:value-type="float">
            <text:p>16</text:p>
          </table:table-cell>
          <table:table-cell table:formula="of:=CONCATENATE(Sp;Sp;[.C39];Sp;[.D39];Sp;[.E39];Sp;[.F39];Sp;[.G39];Sp;[.H39];Sp;[.I39];Sp;[.J39];Sp;[.K39];Sp;[.L39];Sp;[.M39];Sp;[.N39];Sp;[.O39];Sp;[.P39];Sp;[.Q39];Sp;[.R39];Sp;[.S39])" office:value-type="string" office:string-value="   f, -5 d  c  d  b,  c  a,  b, " calcext:value-type="string">
            <text:p><text:s text:c="3"/>f, -5 d <text:s/>c <text:s/>d <text:s/>b, <text:s/>c <text:s/>a, <text:s/>b, 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formula="of:=VLOOKUP([.T40];Pitches;2;0)" office:value-type="string" office:string-value="g," calcext:value-type="string">
            <text:p>g,</text:p>
          </table:table-cell>
          <table:table-cell office:value-type="float" office:value="-5" calcext:value-type="float">
            <text:p>-5</text:p>
          </table:table-cell>
          <table:table-cell table:formula="of:=VLOOKUP([.U40];Pitches;2;0)" office:value-type="string" office:string-value="e" calcext:value-type="string">
            <text:p>e</text:p>
          </table:table-cell>
          <table:table-cell/>
          <table:table-cell table:formula="of:=VLOOKUP([.V40];Pitches;2;0)" office:value-type="string" office:string-value="d" calcext:value-type="string">
            <text:p>d</text:p>
          </table:table-cell>
          <table:table-cell/>
          <table:table-cell table:formula="of:=VLOOKUP([.W40];Pitches;2;0)" office:value-type="string" office:string-value="e" calcext:value-type="string">
            <text:p>e</text:p>
          </table:table-cell>
          <table:table-cell table:style-name="ce5"/>
          <table:table-cell table:formula="of:=VLOOKUP([.X40];Pitches;2;0)" office:value-type="string" office:string-value="c" calcext:value-type="string">
            <text:p>c</text:p>
          </table:table-cell>
          <table:table-cell/>
          <table:table-cell table:formula="of:=VLOOKUP([.Y40];Pitches;2;0)" office:value-type="string" office:string-value="d" calcext:value-type="string">
            <text:p>d</text:p>
          </table:table-cell>
          <table:table-cell/>
          <table:table-cell table:formula="of:=VLOOKUP([.Z40];Pitches;2;0)" office:value-type="string" office:string-value="b," calcext:value-type="string">
            <text:p>b,</text:p>
          </table:table-cell>
          <table:table-cell/>
          <table:table-cell table:formula="of:=VLOOKUP([.AA40];Pitches;2;0)" office:value-type="string" office:string-value="c" calcext:value-type="string">
            <text:p>c</text:p>
          </table:table-cell>
          <table:table-cell/>
          <table:table-cell table:formula="of:=[.T$36]+[.$B40]" office:value-type="float" office:value="14" calcext:value-type="float">
            <text:p>14</text:p>
          </table:table-cell>
          <table:table-cell table:formula="of:=[.U$36]+[.$B40]" office:value-type="float" office:value="19" calcext:value-type="float">
            <text:p>19</text:p>
          </table:table-cell>
          <table:table-cell table:formula="of:=[.V$36]+[.$B40]" office:value-type="float" office:value="18" calcext:value-type="float">
            <text:p>18</text:p>
          </table:table-cell>
          <table:table-cell table:formula="of:=[.W$36]+[.$B40]" office:value-type="float" office:value="19" calcext:value-type="float">
            <text:p>19</text:p>
          </table:table-cell>
          <table:table-cell table:formula="of:=[.X$36]+[.$B40]" office:value-type="float" office:value="17" calcext:value-type="float">
            <text:p>17</text:p>
          </table:table-cell>
          <table:table-cell table:formula="of:=[.Y$36]+[.$B40]" office:value-type="float" office:value="18" calcext:value-type="float">
            <text:p>18</text:p>
          </table:table-cell>
          <table:table-cell table:formula="of:=[.Z$36]+[.$B40]" office:value-type="float" office:value="16" calcext:value-type="float">
            <text:p>16</text:p>
          </table:table-cell>
          <table:table-cell table:formula="of:=[.AA$36]+[.$B40]" office:value-type="float" office:value="17" calcext:value-type="float">
            <text:p>17</text:p>
          </table:table-cell>
          <table:table-cell table:formula="of:=CONCATENATE(Sp;Sp;[.C40];Sp;[.D40];Sp;[.E40];Sp;[.F40];Sp;[.G40];Sp;[.H40];Sp;[.I40];Sp;[.J40];Sp;[.K40];Sp;[.L40];Sp;[.M40];Sp;[.N40];Sp;[.O40];Sp;[.P40];Sp;[.Q40];Sp;[.R40];Sp;[.S40])" office:value-type="string" office:string-value="   g, -5 e  d  e  c  d  b,  c " calcext:value-type="string">
            <text:p><text:s text:c="3"/>g, -5 e <text:s/>d <text:s/>e <text:s/>c <text:s/>d <text:s/>b, <text:s/>c 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VLOOKUP([.T41];Pitches;2;0)" office:value-type="string" office:string-value="a," calcext:value-type="string">
            <text:p>a,</text:p>
          </table:table-cell>
          <table:table-cell office:value-type="float" office:value="-5" calcext:value-type="float">
            <text:p>-5</text:p>
          </table:table-cell>
          <table:table-cell table:formula="of:=VLOOKUP([.U41];Pitches;2;0)" office:value-type="string" office:string-value="f" calcext:value-type="string">
            <text:p>f</text:p>
          </table:table-cell>
          <table:table-cell/>
          <table:table-cell table:formula="of:=VLOOKUP([.V41];Pitches;2;0)" office:value-type="string" office:string-value="e" calcext:value-type="string">
            <text:p>e</text:p>
          </table:table-cell>
          <table:table-cell/>
          <table:table-cell table:formula="of:=VLOOKUP([.W41];Pitches;2;0)" office:value-type="string" office:string-value="f" calcext:value-type="string">
            <text:p>f</text:p>
          </table:table-cell>
          <table:table-cell table:style-name="ce5"/>
          <table:table-cell table:formula="of:=VLOOKUP([.X41];Pitches;2;0)" office:value-type="string" office:string-value="d" calcext:value-type="string">
            <text:p>d</text:p>
          </table:table-cell>
          <table:table-cell/>
          <table:table-cell table:formula="of:=VLOOKUP([.Y41];Pitches;2;0)" office:value-type="string" office:string-value="e" calcext:value-type="string">
            <text:p>e</text:p>
          </table:table-cell>
          <table:table-cell/>
          <table:table-cell table:formula="of:=VLOOKUP([.Z41];Pitches;2;0)" office:value-type="string" office:string-value="c" calcext:value-type="string">
            <text:p>c</text:p>
          </table:table-cell>
          <table:table-cell/>
          <table:table-cell table:formula="of:=VLOOKUP([.AA41];Pitches;2;0)" office:value-type="string" office:string-value="d" calcext:value-type="string">
            <text:p>d</text:p>
          </table:table-cell>
          <table:table-cell/>
          <table:table-cell table:formula="of:=[.T$36]+[.$B41]" office:value-type="float" office:value="15" calcext:value-type="float">
            <text:p>15</text:p>
          </table:table-cell>
          <table:table-cell table:formula="of:=[.U$36]+[.$B41]" office:value-type="float" office:value="20" calcext:value-type="float">
            <text:p>20</text:p>
          </table:table-cell>
          <table:table-cell table:formula="of:=[.V$36]+[.$B41]" office:value-type="float" office:value="19" calcext:value-type="float">
            <text:p>19</text:p>
          </table:table-cell>
          <table:table-cell table:formula="of:=[.W$36]+[.$B41]" office:value-type="float" office:value="20" calcext:value-type="float">
            <text:p>20</text:p>
          </table:table-cell>
          <table:table-cell table:formula="of:=[.X$36]+[.$B41]" office:value-type="float" office:value="18" calcext:value-type="float">
            <text:p>18</text:p>
          </table:table-cell>
          <table:table-cell table:formula="of:=[.Y$36]+[.$B41]" office:value-type="float" office:value="19" calcext:value-type="float">
            <text:p>19</text:p>
          </table:table-cell>
          <table:table-cell table:formula="of:=[.Z$36]+[.$B41]" office:value-type="float" office:value="17" calcext:value-type="float">
            <text:p>17</text:p>
          </table:table-cell>
          <table:table-cell table:formula="of:=[.AA$36]+[.$B41]" office:value-type="float" office:value="18" calcext:value-type="float">
            <text:p>18</text:p>
          </table:table-cell>
          <table:table-cell table:formula="of:=CONCATENATE(Sp;Sp;[.C41];Sp;[.D41];Sp;[.E41];Sp;[.F41];Sp;[.G41];Sp;[.H41];Sp;[.I41];Sp;[.J41];Sp;[.K41];Sp;[.L41];Sp;[.M41];Sp;[.N41];Sp;[.O41];Sp;[.P41];Sp;[.Q41];Sp;[.R41];Sp;[.S41])" office:value-type="string" office:string-value="   a, -5 f  e  f  d  e  c  d " calcext:value-type="string">
            <text:p><text:s text:c="3"/>a, -5 f <text:s/>e <text:s/>f <text:s/>d <text:s/>e <text:s/>c <text:s/>d 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\fingerUp \fingerNoPad &lt;</text:p>
          </table:table-cell>
          <table:table-cell table:formula="of:=VLOOKUP([.T42];Pitches;2;0)" office:value-type="string" office:string-value="b," calcext:value-type="string">
            <text:p>b,</text:p>
          </table:table-cell>
          <table:table-cell office:value-type="string" calcext:value-type="string">
            <text:p>^5&gt;</text:p>
          </table:table-cell>
          <table:table-cell table:formula="of:=VLOOKUP([.U42];Pitches;2;0)" office:value-type="string" office:string-value="g" calcext:value-type="string">
            <text:p>g</text:p>
          </table:table-cell>
          <table:table-cell/>
          <table:table-cell table:formula="of:=VLOOKUP([.V42];Pitches;2;0)" office:value-type="string" office:string-value="f" calcext:value-type="string">
            <text:p>f</text:p>
          </table:table-cell>
          <table:table-cell/>
          <table:table-cell table:formula="of:=VLOOKUP([.W42];Pitches;2;0)" office:value-type="string" office:string-value="g" calcext:value-type="string">
            <text:p>g</text:p>
          </table:table-cell>
          <table:table-cell table:style-name="ce5"/>
          <table:table-cell table:formula="of:=VLOOKUP([.X42];Pitches;2;0)" office:value-type="string" office:string-value="e" calcext:value-type="string">
            <text:p>e</text:p>
          </table:table-cell>
          <table:table-cell/>
          <table:table-cell table:formula="of:=VLOOKUP([.Y42];Pitches;2;0)" office:value-type="string" office:string-value="f" calcext:value-type="string">
            <text:p>f</text:p>
          </table:table-cell>
          <table:table-cell/>
          <table:table-cell table:formula="of:=VLOOKUP([.Z42];Pitches;2;0)" office:value-type="string" office:string-value="d" calcext:value-type="string">
            <text:p>d</text:p>
          </table:table-cell>
          <table:table-cell/>
          <table:table-cell table:formula="of:=VLOOKUP([.AA42];Pitches;2;0)" office:value-type="string" office:string-value="e" calcext:value-type="string">
            <text:p>e</text:p>
          </table:table-cell>
          <table:table-cell/>
          <table:table-cell table:formula="of:=[.T$36]+[.$B42]" office:value-type="float" office:value="16" calcext:value-type="float">
            <text:p>16</text:p>
          </table:table-cell>
          <table:table-cell table:formula="of:=[.U$36]+[.$B42]" office:value-type="float" office:value="21" calcext:value-type="float">
            <text:p>21</text:p>
          </table:table-cell>
          <table:table-cell table:formula="of:=[.V$36]+[.$B42]" office:value-type="float" office:value="20" calcext:value-type="float">
            <text:p>20</text:p>
          </table:table-cell>
          <table:table-cell table:formula="of:=[.W$36]+[.$B42]" office:value-type="float" office:value="21" calcext:value-type="float">
            <text:p>21</text:p>
          </table:table-cell>
          <table:table-cell table:formula="of:=[.X$36]+[.$B42]" office:value-type="float" office:value="19" calcext:value-type="float">
            <text:p>19</text:p>
          </table:table-cell>
          <table:table-cell table:formula="of:=[.Y$36]+[.$B42]" office:value-type="float" office:value="20" calcext:value-type="float">
            <text:p>20</text:p>
          </table:table-cell>
          <table:table-cell table:formula="of:=[.Z$36]+[.$B42]" office:value-type="float" office:value="18" calcext:value-type="float">
            <text:p>18</text:p>
          </table:table-cell>
          <table:table-cell table:formula="of:=[.AA$36]+[.$B42]" office:value-type="float" office:value="19" calcext:value-type="float">
            <text:p>19</text:p>
          </table:table-cell>
          <table:table-cell table:formula="of:=CONCATENATE(Sp;Sp;[.C42];Sp;[.D42];Sp;[.E42];Sp;[.F42];Sp;[.G42];Sp;[.H42];Sp;[.I42];Sp;[.J42];Sp;[.K42];Sp;[.L42];Sp;[.M42];Sp;[.N42];Sp;[.O42];Sp;[.P42];Sp;[.Q42];Sp;[.R42];Sp;[.S42])" office:value-type="string" office:string-value="  \fingerUp \fingerNoPad &lt; b, ^5&gt; g  f  g  e  f  d  e " calcext:value-type="string">
            <text:p><text:s text:c="2"/>\fingerUp \fingerNoPad &lt; b, ^5&gt; g <text:s/>f <text:s/>g <text:s/>e <text:s/>f <text:s/>d <text:s/>e 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&lt;</text:p>
          </table:table-cell>
          <table:table-cell table:formula="of:=VLOOKUP([.T43];Pitches;2;0)" office:value-type="string" office:string-value="c" calcext:value-type="string">
            <text:p>c</text:p>
          </table:table-cell>
          <table:table-cell office:value-type="string" calcext:value-type="string">
            <text:p>^5&gt;</text:p>
          </table:table-cell>
          <table:table-cell table:formula="of:=VLOOKUP([.U43];Pitches;2;0)" office:value-type="string" office:string-value="a" calcext:value-type="string">
            <text:p>a</text:p>
          </table:table-cell>
          <table:table-cell/>
          <table:table-cell table:formula="of:=VLOOKUP([.V43];Pitches;2;0)" office:value-type="string" office:string-value="g" calcext:value-type="string">
            <text:p>g</text:p>
          </table:table-cell>
          <table:table-cell/>
          <table:table-cell table:formula="of:=VLOOKUP([.W43];Pitches;2;0)" office:value-type="string" office:string-value="a" calcext:value-type="string">
            <text:p>a</text:p>
          </table:table-cell>
          <table:table-cell table:style-name="ce5"/>
          <table:table-cell table:formula="of:=VLOOKUP([.X43];Pitches;2;0)" office:value-type="string" office:string-value="f" calcext:value-type="string">
            <text:p>f</text:p>
          </table:table-cell>
          <table:table-cell/>
          <table:table-cell table:formula="of:=VLOOKUP([.Y43];Pitches;2;0)" office:value-type="string" office:string-value="g" calcext:value-type="string">
            <text:p>g</text:p>
          </table:table-cell>
          <table:table-cell/>
          <table:table-cell table:formula="of:=VLOOKUP([.Z43];Pitches;2;0)" office:value-type="string" office:string-value="e" calcext:value-type="string">
            <text:p>e</text:p>
          </table:table-cell>
          <table:table-cell/>
          <table:table-cell table:formula="of:=VLOOKUP([.AA43];Pitches;2;0)" office:value-type="string" office:string-value="f" calcext:value-type="string">
            <text:p>f</text:p>
          </table:table-cell>
          <table:table-cell/>
          <table:table-cell table:formula="of:=[.T$36]+[.$B43]" office:value-type="float" office:value="17" calcext:value-type="float">
            <text:p>17</text:p>
          </table:table-cell>
          <table:table-cell table:formula="of:=[.U$36]+[.$B43]" office:value-type="float" office:value="22" calcext:value-type="float">
            <text:p>22</text:p>
          </table:table-cell>
          <table:table-cell table:formula="of:=[.V$36]+[.$B43]" office:value-type="float" office:value="21" calcext:value-type="float">
            <text:p>21</text:p>
          </table:table-cell>
          <table:table-cell table:formula="of:=[.W$36]+[.$B43]" office:value-type="float" office:value="22" calcext:value-type="float">
            <text:p>22</text:p>
          </table:table-cell>
          <table:table-cell table:formula="of:=[.X$36]+[.$B43]" office:value-type="float" office:value="20" calcext:value-type="float">
            <text:p>20</text:p>
          </table:table-cell>
          <table:table-cell table:formula="of:=[.Y$36]+[.$B43]" office:value-type="float" office:value="21" calcext:value-type="float">
            <text:p>21</text:p>
          </table:table-cell>
          <table:table-cell table:formula="of:=[.Z$36]+[.$B43]" office:value-type="float" office:value="19" calcext:value-type="float">
            <text:p>19</text:p>
          </table:table-cell>
          <table:table-cell table:formula="of:=[.AA$36]+[.$B43]" office:value-type="float" office:value="20" calcext:value-type="float">
            <text:p>20</text:p>
          </table:table-cell>
          <table:table-cell table:formula="of:=CONCATENATE(Sp;Sp;[.C43];Sp;[.D43];Sp;[.E43];Sp;[.F43];Sp;[.G43];Sp;[.H43];Sp;[.I43];Sp;[.J43];Sp;[.K43];Sp;[.L43];Sp;[.M43];Sp;[.N43];Sp;[.O43];Sp;[.P43];Sp;[.Q43];Sp;[.R43];Sp;[.S43])" office:value-type="string" office:string-value="  &lt; c ^5&gt; a  g  a  f  g  e  f " calcext:value-type="string">
            <text:p><text:s text:c="2"/>&lt; c ^5&gt; a <text:s/>g <text:s/>a <text:s/>f <text:s/>g <text:s/>e <text:s/>f 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&lt;</text:p>
          </table:table-cell>
          <table:table-cell table:formula="of:=VLOOKUP([.T44];Pitches;2;0)" office:value-type="string" office:string-value="d" calcext:value-type="string">
            <text:p>d</text:p>
          </table:table-cell>
          <table:table-cell office:value-type="string" calcext:value-type="string">
            <text:p>^5&gt;</text:p>
          </table:table-cell>
          <table:table-cell table:formula="of:=VLOOKUP([.U44];Pitches;2;0)" office:value-type="string" office:string-value="b" calcext:value-type="string">
            <text:p>b</text:p>
          </table:table-cell>
          <table:table-cell/>
          <table:table-cell table:formula="of:=VLOOKUP([.V44];Pitches;2;0)" office:value-type="string" office:string-value="a" calcext:value-type="string">
            <text:p>a</text:p>
          </table:table-cell>
          <table:table-cell/>
          <table:table-cell table:formula="of:=VLOOKUP([.W44];Pitches;2;0)" office:value-type="string" office:string-value="b" calcext:value-type="string">
            <text:p>b</text:p>
          </table:table-cell>
          <table:table-cell table:style-name="ce5"/>
          <table:table-cell table:formula="of:=VLOOKUP([.X44];Pitches;2;0)" office:value-type="string" office:string-value="g" calcext:value-type="string">
            <text:p>g</text:p>
          </table:table-cell>
          <table:table-cell/>
          <table:table-cell table:formula="of:=VLOOKUP([.Y44];Pitches;2;0)" office:value-type="string" office:string-value="a" calcext:value-type="string">
            <text:p>a</text:p>
          </table:table-cell>
          <table:table-cell/>
          <table:table-cell table:formula="of:=VLOOKUP([.Z44];Pitches;2;0)" office:value-type="string" office:string-value="f" calcext:value-type="string">
            <text:p>f</text:p>
          </table:table-cell>
          <table:table-cell/>
          <table:table-cell table:formula="of:=VLOOKUP([.AA44];Pitches;2;0)" office:value-type="string" office:string-value="g" calcext:value-type="string">
            <text:p>g</text:p>
          </table:table-cell>
          <table:table-cell/>
          <table:table-cell table:formula="of:=[.T$36]+[.$B44]" office:value-type="float" office:value="18" calcext:value-type="float">
            <text:p>18</text:p>
          </table:table-cell>
          <table:table-cell table:formula="of:=[.U$36]+[.$B44]" office:value-type="float" office:value="23" calcext:value-type="float">
            <text:p>23</text:p>
          </table:table-cell>
          <table:table-cell table:formula="of:=[.V$36]+[.$B44]" office:value-type="float" office:value="22" calcext:value-type="float">
            <text:p>22</text:p>
          </table:table-cell>
          <table:table-cell table:formula="of:=[.W$36]+[.$B44]" office:value-type="float" office:value="23" calcext:value-type="float">
            <text:p>23</text:p>
          </table:table-cell>
          <table:table-cell table:formula="of:=[.X$36]+[.$B44]" office:value-type="float" office:value="21" calcext:value-type="float">
            <text:p>21</text:p>
          </table:table-cell>
          <table:table-cell table:formula="of:=[.Y$36]+[.$B44]" office:value-type="float" office:value="22" calcext:value-type="float">
            <text:p>22</text:p>
          </table:table-cell>
          <table:table-cell table:formula="of:=[.Z$36]+[.$B44]" office:value-type="float" office:value="20" calcext:value-type="float">
            <text:p>20</text:p>
          </table:table-cell>
          <table:table-cell table:formula="of:=[.AA$36]+[.$B44]" office:value-type="float" office:value="21" calcext:value-type="float">
            <text:p>21</text:p>
          </table:table-cell>
          <table:table-cell table:formula="of:=CONCATENATE(Sp;Sp;[.C44];Sp;[.D44];Sp;[.E44];Sp;[.F44];Sp;[.G44];Sp;[.H44];Sp;[.I44];Sp;[.J44];Sp;[.K44];Sp;[.L44];Sp;[.M44];Sp;[.N44];Sp;[.O44];Sp;[.P44];Sp;[.Q44];Sp;[.R44];Sp;[.S44])" office:value-type="string" office:string-value="  &lt; d ^5&gt; b  a  b  g  a  f  g " calcext:value-type="string">
            <text:p><text:s text:c="2"/>&lt; d ^5&gt; b <text:s/>a <text:s/>b <text:s/>g <text:s/>a <text:s/>f <text:s/>g 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&lt;</text:p>
          </table:table-cell>
          <table:table-cell table:formula="of:=VLOOKUP([.T45];Pitches;2;0)" office:value-type="string" office:string-value="e" calcext:value-type="string">
            <text:p>e</text:p>
          </table:table-cell>
          <table:table-cell office:value-type="string" calcext:value-type="string">
            <text:p>^5&gt;</text:p>
          </table:table-cell>
          <table:table-cell table:formula="of:=VLOOKUP([.U45];Pitches;2;0)" office:value-type="string" office:string-value="c'" calcext:value-type="string">
            <text:p>c'</text:p>
          </table:table-cell>
          <table:table-cell/>
          <table:table-cell table:formula="of:=VLOOKUP([.V45];Pitches;2;0)" office:value-type="string" office:string-value="b" calcext:value-type="string">
            <text:p>b</text:p>
          </table:table-cell>
          <table:table-cell/>
          <table:table-cell table:formula="of:=VLOOKUP([.W45];Pitches;2;0)" office:value-type="string" office:string-value="c'" calcext:value-type="string">
            <text:p>c'</text:p>
          </table:table-cell>
          <table:table-cell table:style-name="ce5"/>
          <table:table-cell table:formula="of:=VLOOKUP([.X45];Pitches;2;0)" office:value-type="string" office:string-value="a" calcext:value-type="string">
            <text:p>a</text:p>
          </table:table-cell>
          <table:table-cell/>
          <table:table-cell table:formula="of:=VLOOKUP([.Y45];Pitches;2;0)" office:value-type="string" office:string-value="b" calcext:value-type="string">
            <text:p>b</text:p>
          </table:table-cell>
          <table:table-cell/>
          <table:table-cell table:formula="of:=VLOOKUP([.Z45];Pitches;2;0)" office:value-type="string" office:string-value="g" calcext:value-type="string">
            <text:p>g</text:p>
          </table:table-cell>
          <table:table-cell/>
          <table:table-cell table:formula="of:=VLOOKUP([.AA45];Pitches;2;0)" office:value-type="string" office:string-value="a" calcext:value-type="string">
            <text:p>a</text:p>
          </table:table-cell>
          <table:table-cell/>
          <table:table-cell table:formula="of:=[.T$36]+[.$B45]" office:value-type="float" office:value="19" calcext:value-type="float">
            <text:p>19</text:p>
          </table:table-cell>
          <table:table-cell table:formula="of:=[.U$36]+[.$B45]" office:value-type="float" office:value="24" calcext:value-type="float">
            <text:p>24</text:p>
          </table:table-cell>
          <table:table-cell table:formula="of:=[.V$36]+[.$B45]" office:value-type="float" office:value="23" calcext:value-type="float">
            <text:p>23</text:p>
          </table:table-cell>
          <table:table-cell table:formula="of:=[.W$36]+[.$B45]" office:value-type="float" office:value="24" calcext:value-type="float">
            <text:p>24</text:p>
          </table:table-cell>
          <table:table-cell table:formula="of:=[.X$36]+[.$B45]" office:value-type="float" office:value="22" calcext:value-type="float">
            <text:p>22</text:p>
          </table:table-cell>
          <table:table-cell table:formula="of:=[.Y$36]+[.$B45]" office:value-type="float" office:value="23" calcext:value-type="float">
            <text:p>23</text:p>
          </table:table-cell>
          <table:table-cell table:formula="of:=[.Z$36]+[.$B45]" office:value-type="float" office:value="21" calcext:value-type="float">
            <text:p>21</text:p>
          </table:table-cell>
          <table:table-cell table:formula="of:=[.AA$36]+[.$B45]" office:value-type="float" office:value="22" calcext:value-type="float">
            <text:p>22</text:p>
          </table:table-cell>
          <table:table-cell table:formula="of:=CONCATENATE(Sp;Sp;[.C45];Sp;[.D45];Sp;[.E45];Sp;[.F45];Sp;[.G45];Sp;[.H45];Sp;[.I45];Sp;[.J45];Sp;[.K45];Sp;[.L45];Sp;[.M45];Sp;[.N45];Sp;[.O45];Sp;[.P45];Sp;[.Q45];Sp;[.R45];Sp;[.S45])" office:value-type="string" office:string-value="  &lt; e ^5&gt; c'  b  c'  a  b  g  a " calcext:value-type="string">
            <text:p><text:s text:c="2"/>&lt; e ^5&gt; c' <text:s/>b <text:s/>c' <text:s/>a <text:s/>b <text:s/>g <text:s/>a 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VLOOKUP([.T46];Pitches;2;0)" office:value-type="string" office:string-value="f" calcext:value-type="string">
            <text:p>f</text:p>
          </table:table-cell>
          <table:table-cell office:value-type="float" office:value="-5" calcext:value-type="float">
            <text:p>-5</text:p>
          </table:table-cell>
          <table:table-cell table:formula="of:=VLOOKUP([.U46];Pitches;2;0)" office:value-type="string" office:string-value="d'" calcext:value-type="string">
            <text:p>d'</text:p>
          </table:table-cell>
          <table:table-cell/>
          <table:table-cell table:formula="of:=VLOOKUP([.V46];Pitches;2;0)" office:value-type="string" office:string-value="c'" calcext:value-type="string">
            <text:p>c'</text:p>
          </table:table-cell>
          <table:table-cell/>
          <table:table-cell table:formula="of:=VLOOKUP([.W46];Pitches;2;0)" office:value-type="string" office:string-value="d'" calcext:value-type="string">
            <text:p>d'</text:p>
          </table:table-cell>
          <table:table-cell table:style-name="ce5"/>
          <table:table-cell table:formula="of:=VLOOKUP([.X46];Pitches;2;0)" office:value-type="string" office:string-value="b" calcext:value-type="string">
            <text:p>b</text:p>
          </table:table-cell>
          <table:table-cell/>
          <table:table-cell table:formula="of:=VLOOKUP([.Y46];Pitches;2;0)" office:value-type="string" office:string-value="c'" calcext:value-type="string">
            <text:p>c'</text:p>
          </table:table-cell>
          <table:table-cell/>
          <table:table-cell table:formula="of:=VLOOKUP([.Z46];Pitches;2;0)" office:value-type="string" office:string-value="a" calcext:value-type="string">
            <text:p>a</text:p>
          </table:table-cell>
          <table:table-cell/>
          <table:table-cell table:formula="of:=VLOOKUP([.AA46];Pitches;2;0)" office:value-type="string" office:string-value="b" calcext:value-type="string">
            <text:p>b</text:p>
          </table:table-cell>
          <table:table-cell/>
          <table:table-cell table:formula="of:=[.T$36]+[.$B46]" office:value-type="float" office:value="20" calcext:value-type="float">
            <text:p>20</text:p>
          </table:table-cell>
          <table:table-cell table:formula="of:=[.U$36]+[.$B46]" office:value-type="float" office:value="25" calcext:value-type="float">
            <text:p>25</text:p>
          </table:table-cell>
          <table:table-cell table:formula="of:=[.V$36]+[.$B46]" office:value-type="float" office:value="24" calcext:value-type="float">
            <text:p>24</text:p>
          </table:table-cell>
          <table:table-cell table:formula="of:=[.W$36]+[.$B46]" office:value-type="float" office:value="25" calcext:value-type="float">
            <text:p>25</text:p>
          </table:table-cell>
          <table:table-cell table:formula="of:=[.X$36]+[.$B46]" office:value-type="float" office:value="23" calcext:value-type="float">
            <text:p>23</text:p>
          </table:table-cell>
          <table:table-cell table:formula="of:=[.Y$36]+[.$B46]" office:value-type="float" office:value="24" calcext:value-type="float">
            <text:p>24</text:p>
          </table:table-cell>
          <table:table-cell table:formula="of:=[.Z$36]+[.$B46]" office:value-type="float" office:value="22" calcext:value-type="float">
            <text:p>22</text:p>
          </table:table-cell>
          <table:table-cell table:formula="of:=[.AA$36]+[.$B46]" office:value-type="float" office:value="23" calcext:value-type="float">
            <text:p>23</text:p>
          </table:table-cell>
          <table:table-cell table:formula="of:=CONCATENATE(Sp;Sp;[.C46];Sp;[.D46];Sp;[.E46];Sp;[.F46];Sp;[.G46];Sp;[.H46];Sp;[.I46];Sp;[.J46];Sp;[.K46];Sp;[.L46];Sp;[.M46];Sp;[.N46];Sp;[.O46];Sp;[.P46];Sp;[.Q46];Sp;[.R46];Sp;[.S46])" office:value-type="string" office:string-value="   f -5 d'  c'  d'  b  c'  a  b " calcext:value-type="string">
            <text:p><text:s text:c="3"/>f -5 d' <text:s/>c' <text:s/>d' <text:s/>b <text:s/>c' <text:s/>a <text:s/>b 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/>
          <table:table-cell table:formula="of:=VLOOKUP([.T47];Pitches;2;0)" office:value-type="string" office:string-value="g" calcext:value-type="string">
            <text:p>g</text:p>
          </table:table-cell>
          <table:table-cell office:value-type="float" office:value="-5" calcext:value-type="float">
            <text:p>-5</text:p>
          </table:table-cell>
          <table:table-cell table:formula="of:=VLOOKUP([.U47];Pitches;2;0)" office:value-type="string" office:string-value="e'" calcext:value-type="string">
            <text:p>e'</text:p>
          </table:table-cell>
          <table:table-cell/>
          <table:table-cell table:formula="of:=VLOOKUP([.V47];Pitches;2;0)" office:value-type="string" office:string-value="d'" calcext:value-type="string">
            <text:p>d'</text:p>
          </table:table-cell>
          <table:table-cell/>
          <table:table-cell table:formula="of:=VLOOKUP([.W47];Pitches;2;0)" office:value-type="string" office:string-value="e'" calcext:value-type="string">
            <text:p>e'</text:p>
          </table:table-cell>
          <table:table-cell table:style-name="ce5"/>
          <table:table-cell table:formula="of:=VLOOKUP([.X47];Pitches;2;0)" office:value-type="string" office:string-value="c'" calcext:value-type="string">
            <text:p>c'</text:p>
          </table:table-cell>
          <table:table-cell/>
          <table:table-cell table:formula="of:=VLOOKUP([.Y47];Pitches;2;0)" office:value-type="string" office:string-value="d'" calcext:value-type="string">
            <text:p>d'</text:p>
          </table:table-cell>
          <table:table-cell/>
          <table:table-cell table:formula="of:=VLOOKUP([.Z47];Pitches;2;0)" office:value-type="string" office:string-value="b" calcext:value-type="string">
            <text:p>b</text:p>
          </table:table-cell>
          <table:table-cell/>
          <table:table-cell table:formula="of:=VLOOKUP([.AA47];Pitches;2;0)" office:value-type="string" office:string-value="c'" calcext:value-type="string">
            <text:p>c'</text:p>
          </table:table-cell>
          <table:table-cell/>
          <table:table-cell table:formula="of:=[.T$36]+[.$B47]" office:value-type="float" office:value="21" calcext:value-type="float">
            <text:p>21</text:p>
          </table:table-cell>
          <table:table-cell table:formula="of:=[.U$36]+[.$B47]" office:value-type="float" office:value="26" calcext:value-type="float">
            <text:p>26</text:p>
          </table:table-cell>
          <table:table-cell table:formula="of:=[.V$36]+[.$B47]" office:value-type="float" office:value="25" calcext:value-type="float">
            <text:p>25</text:p>
          </table:table-cell>
          <table:table-cell table:formula="of:=[.W$36]+[.$B47]" office:value-type="float" office:value="26" calcext:value-type="float">
            <text:p>26</text:p>
          </table:table-cell>
          <table:table-cell table:formula="of:=[.X$36]+[.$B47]" office:value-type="float" office:value="24" calcext:value-type="float">
            <text:p>24</text:p>
          </table:table-cell>
          <table:table-cell table:formula="of:=[.Y$36]+[.$B47]" office:value-type="float" office:value="25" calcext:value-type="float">
            <text:p>25</text:p>
          </table:table-cell>
          <table:table-cell table:formula="of:=[.Z$36]+[.$B47]" office:value-type="float" office:value="23" calcext:value-type="float">
            <text:p>23</text:p>
          </table:table-cell>
          <table:table-cell table:formula="of:=[.AA$36]+[.$B47]" office:value-type="float" office:value="24" calcext:value-type="float">
            <text:p>24</text:p>
          </table:table-cell>
          <table:table-cell table:formula="of:=CONCATENATE(Sp;Sp;[.C47];Sp;[.D47];Sp;[.E47];Sp;[.F47];Sp;[.G47];Sp;[.H47];Sp;[.I47];Sp;[.J47];Sp;[.K47];Sp;[.L47];Sp;[.M47];Sp;[.N47];Sp;[.O47];Sp;[.P47];Sp;[.Q47];Sp;[.R47];Sp;[.S47])" office:value-type="string" office:string-value="   g -5 e'  d'  e'  c'  d'  b  c' " calcext:value-type="string">
            <text:p><text:s text:c="3"/>g -5 e' <text:s/>d' <text:s/>e' <text:s/>c' <text:s/>d' <text:s/>b <text:s/>c' 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/>
          <table:table-cell table:formula="of:=VLOOKUP([.T48];Pitches;2;0)" office:value-type="string" office:string-value="a" calcext:value-type="string">
            <text:p>a</text:p>
          </table:table-cell>
          <table:table-cell office:value-type="float" office:value="-5" calcext:value-type="float">
            <text:p>-5</text:p>
          </table:table-cell>
          <table:table-cell table:formula="of:=VLOOKUP([.U48];Pitches;2;0)" office:value-type="string" office:string-value="f'" calcext:value-type="string">
            <text:p>f'</text:p>
          </table:table-cell>
          <table:table-cell/>
          <table:table-cell table:formula="of:=VLOOKUP([.V48];Pitches;2;0)" office:value-type="string" office:string-value="e'" calcext:value-type="string">
            <text:p>e'</text:p>
          </table:table-cell>
          <table:table-cell/>
          <table:table-cell table:formula="of:=VLOOKUP([.W48];Pitches;2;0)" office:value-type="string" office:string-value="f'" calcext:value-type="string">
            <text:p>f'</text:p>
          </table:table-cell>
          <table:table-cell table:style-name="ce5"/>
          <table:table-cell table:formula="of:=VLOOKUP([.X48];Pitches;2;0)" office:value-type="string" office:string-value="d'" calcext:value-type="string">
            <text:p>d'</text:p>
          </table:table-cell>
          <table:table-cell/>
          <table:table-cell table:formula="of:=VLOOKUP([.Y48];Pitches;2;0)" office:value-type="string" office:string-value="e'" calcext:value-type="string">
            <text:p>e'</text:p>
          </table:table-cell>
          <table:table-cell/>
          <table:table-cell table:formula="of:=VLOOKUP([.Z48];Pitches;2;0)" office:value-type="string" office:string-value="c'" calcext:value-type="string">
            <text:p>c'</text:p>
          </table:table-cell>
          <table:table-cell/>
          <table:table-cell table:formula="of:=VLOOKUP([.AA48];Pitches;2;0)" office:value-type="string" office:string-value="d'" calcext:value-type="string">
            <text:p>d'</text:p>
          </table:table-cell>
          <table:table-cell/>
          <table:table-cell table:formula="of:=[.T$36]+[.$B48]" office:value-type="float" office:value="22" calcext:value-type="float">
            <text:p>22</text:p>
          </table:table-cell>
          <table:table-cell table:formula="of:=[.U$36]+[.$B48]" office:value-type="float" office:value="27" calcext:value-type="float">
            <text:p>27</text:p>
          </table:table-cell>
          <table:table-cell table:formula="of:=[.V$36]+[.$B48]" office:value-type="float" office:value="26" calcext:value-type="float">
            <text:p>26</text:p>
          </table:table-cell>
          <table:table-cell table:formula="of:=[.W$36]+[.$B48]" office:value-type="float" office:value="27" calcext:value-type="float">
            <text:p>27</text:p>
          </table:table-cell>
          <table:table-cell table:formula="of:=[.X$36]+[.$B48]" office:value-type="float" office:value="25" calcext:value-type="float">
            <text:p>25</text:p>
          </table:table-cell>
          <table:table-cell table:formula="of:=[.Y$36]+[.$B48]" office:value-type="float" office:value="26" calcext:value-type="float">
            <text:p>26</text:p>
          </table:table-cell>
          <table:table-cell table:formula="of:=[.Z$36]+[.$B48]" office:value-type="float" office:value="24" calcext:value-type="float">
            <text:p>24</text:p>
          </table:table-cell>
          <table:table-cell table:formula="of:=[.AA$36]+[.$B48]" office:value-type="float" office:value="25" calcext:value-type="float">
            <text:p>25</text:p>
          </table:table-cell>
          <table:table-cell table:formula="of:=CONCATENATE(Sp;Sp;[.C48];Sp;[.D48];Sp;[.E48];Sp;[.F48];Sp;[.G48];Sp;[.H48];Sp;[.I48];Sp;[.J48];Sp;[.K48];Sp;[.L48];Sp;[.M48];Sp;[.N48];Sp;[.O48];Sp;[.P48];Sp;[.Q48];Sp;[.R48];Sp;[.S48])" office:value-type="string" office:string-value="   a -5 f'  e'  f'  d'  e'  c'  d' " calcext:value-type="string">
            <text:p><text:s text:c="3"/>a -5 f' <text:s/>e' <text:s/>f' <text:s/>d' <text:s/>e' <text:s/>c' <text:s/>d' 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/>
          <table:table-cell table:formula="of:=VLOOKUP([.T49];Pitches;2;0)" office:value-type="string" office:string-value="b" calcext:value-type="string">
            <text:p>b</text:p>
          </table:table-cell>
          <table:table-cell office:value-type="float" office:value="-5" calcext:value-type="float">
            <text:p>-5</text:p>
          </table:table-cell>
          <table:table-cell table:formula="of:=VLOOKUP([.U49];Pitches;2;0)" office:value-type="string" office:string-value="g'" calcext:value-type="string">
            <text:p>g'</text:p>
          </table:table-cell>
          <table:table-cell/>
          <table:table-cell table:formula="of:=VLOOKUP([.V49];Pitches;2;0)" office:value-type="string" office:string-value="f'" calcext:value-type="string">
            <text:p>f'</text:p>
          </table:table-cell>
          <table:table-cell/>
          <table:table-cell table:formula="of:=VLOOKUP([.W49];Pitches;2;0)" office:value-type="string" office:string-value="g'" calcext:value-type="string">
            <text:p>g'</text:p>
          </table:table-cell>
          <table:table-cell table:style-name="ce5"/>
          <table:table-cell table:formula="of:=VLOOKUP([.X49];Pitches;2;0)" office:value-type="string" office:string-value="e'" calcext:value-type="string">
            <text:p>e'</text:p>
          </table:table-cell>
          <table:table-cell/>
          <table:table-cell table:formula="of:=VLOOKUP([.Y49];Pitches;2;0)" office:value-type="string" office:string-value="f'" calcext:value-type="string">
            <text:p>f'</text:p>
          </table:table-cell>
          <table:table-cell/>
          <table:table-cell table:formula="of:=VLOOKUP([.Z49];Pitches;2;0)" office:value-type="string" office:string-value="d'" calcext:value-type="string">
            <text:p>d'</text:p>
          </table:table-cell>
          <table:table-cell/>
          <table:table-cell table:formula="of:=VLOOKUP([.AA49];Pitches;2;0)" office:value-type="string" office:string-value="e'" calcext:value-type="string">
            <text:p>e'</text:p>
          </table:table-cell>
          <table:table-cell/>
          <table:table-cell table:formula="of:=[.T$36]+[.$B49]" office:value-type="float" office:value="23" calcext:value-type="float">
            <text:p>23</text:p>
          </table:table-cell>
          <table:table-cell table:formula="of:=[.U$36]+[.$B49]" office:value-type="float" office:value="28" calcext:value-type="float">
            <text:p>28</text:p>
          </table:table-cell>
          <table:table-cell table:formula="of:=[.V$36]+[.$B49]" office:value-type="float" office:value="27" calcext:value-type="float">
            <text:p>27</text:p>
          </table:table-cell>
          <table:table-cell table:formula="of:=[.W$36]+[.$B49]" office:value-type="float" office:value="28" calcext:value-type="float">
            <text:p>28</text:p>
          </table:table-cell>
          <table:table-cell table:formula="of:=[.X$36]+[.$B49]" office:value-type="float" office:value="26" calcext:value-type="float">
            <text:p>26</text:p>
          </table:table-cell>
          <table:table-cell table:formula="of:=[.Y$36]+[.$B49]" office:value-type="float" office:value="27" calcext:value-type="float">
            <text:p>27</text:p>
          </table:table-cell>
          <table:table-cell table:formula="of:=[.Z$36]+[.$B49]" office:value-type="float" office:value="25" calcext:value-type="float">
            <text:p>25</text:p>
          </table:table-cell>
          <table:table-cell table:formula="of:=[.AA$36]+[.$B49]" office:value-type="float" office:value="26" calcext:value-type="float">
            <text:p>26</text:p>
          </table:table-cell>
          <table:table-cell table:formula="of:=CONCATENATE(Sp;Sp;[.C49];Sp;[.D49];Sp;[.E49];Sp;[.F49];Sp;[.G49];Sp;[.H49];Sp;[.I49];Sp;[.J49];Sp;[.K49];Sp;[.L49];Sp;[.M49];Sp;[.N49];Sp;[.O49];Sp;[.P49];Sp;[.Q49];Sp;[.R49];Sp;[.S49])" office:value-type="string" office:string-value="   b -5 g'  f'  g'  e'  f'  d'  e' " calcext:value-type="string">
            <text:p><text:s text:c="3"/>b -5 g' <text:s/>f' <text:s/>g' <text:s/>e' <text:s/>f' <text:s/>d' <text:s/>e' 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\bar "||"</text:p>
          </table:table-cell>
          <table:table-cell table:style-name="ce7" office:value-type="string" calcext:value-type="string">
            <text:p>c'</text:p>
          </table:table-cell>
          <table:table-cell office:value-type="float" office:value="-5" calcext:value-type="float">
            <text:p>-5</text:p>
          </table:table-cell>
          <table:table-cell table:style-name="ce7" office:value-type="string" calcext:value-type="string">
            <text:p>d'</text:p>
          </table:table-cell>
          <table:table-cell office:value-type="float" office:value="-4" calcext:value-type="float">
            <text:p>-4</text:p>
          </table:table-cell>
          <table:table-cell table:style-name="ce7" office:value-type="string" calcext:value-type="string">
            <text:p>c'</text:p>
          </table:table-cell>
          <table:table-cell office:value-type="float" office:value="-5" calcext:value-type="float">
            <text:p>-5</text:p>
          </table:table-cell>
          <table:table-cell table:style-name="ce7" office:value-type="string" calcext:value-type="string">
            <text:p>e'</text:p>
          </table:table-cell>
          <table:table-cell table:style-name="ce5" office:value-type="float" office:value="-3" calcext:value-type="float">
            <text:p>-3</text:p>
          </table:table-cell>
          <table:table-cell table:style-name="ce7" office:value-type="string" calcext:value-type="string">
            <text:p>d'</text:p>
          </table:table-cell>
          <table:table-cell office:value-type="float" office:value="-4" calcext:value-type="float">
            <text:p>-4</text:p>
          </table:table-cell>
          <table:table-cell table:style-name="ce7" office:value-type="string" calcext:value-type="string">
            <text:p>f'</text:p>
          </table:table-cell>
          <table:table-cell office:value-type="float" office:value="-2" calcext:value-type="float">
            <text:p>-2</text:p>
          </table:table-cell>
          <table:table-cell table:style-name="ce7" office:value-type="string" calcext:value-type="string">
            <text:p>e'</text:p>
          </table:table-cell>
          <table:table-cell office:value-type="float" office:value="-3" calcext:value-type="float">
            <text:p>-3</text:p>
          </table:table-cell>
          <table:table-cell table:style-name="ce7" office:value-type="string" calcext:value-type="string">
            <text:p>g'</text:p>
          </table:table-cell>
          <table:table-cell office:value-type="float" office:value="-1" calcext:value-type="float">
            <text:p>-1</text:p>
          </table:table-cell>
          <table:table-cell table:style-name="ce10" table:formula="of:=VLOOKUP([.D50];Scalars;2;0)" office:value-type="float" office:value="24" calcext:value-type="float">
            <text:p>24</text:p>
          </table:table-cell>
          <table:table-cell table:style-name="ce10" table:formula="of:=VLOOKUP([.F50];Scalars;2;0)" office:value-type="float" office:value="25" calcext:value-type="float">
            <text:p>25</text:p>
          </table:table-cell>
          <table:table-cell table:style-name="ce10" table:formula="of:=VLOOKUP([.H50];Scalars;2;0)" office:value-type="float" office:value="24" calcext:value-type="float">
            <text:p>24</text:p>
          </table:table-cell>
          <table:table-cell table:style-name="ce10" table:formula="of:=VLOOKUP([.J50];Scalars;2;0)" office:value-type="float" office:value="26" calcext:value-type="float">
            <text:p>26</text:p>
          </table:table-cell>
          <table:table-cell table:style-name="ce10" table:formula="of:=VLOOKUP([.L50];Scalars;2;0)" office:value-type="float" office:value="25" calcext:value-type="float">
            <text:p>25</text:p>
          </table:table-cell>
          <table:table-cell table:style-name="ce10" table:formula="of:=VLOOKUP([.N50];Scalars;2;0)" office:value-type="float" office:value="27" calcext:value-type="float">
            <text:p>27</text:p>
          </table:table-cell>
          <table:table-cell table:style-name="ce10" table:formula="of:=VLOOKUP([.P50];Scalars;2;0)" office:value-type="float" office:value="26" calcext:value-type="float">
            <text:p>26</text:p>
          </table:table-cell>
          <table:table-cell table:style-name="ce10" table:formula="of:=VLOOKUP([.R50];Scalars;2;0)" office:value-type="float" office:value="28" calcext:value-type="float">
            <text:p>28</text:p>
          </table:table-cell>
          <table:table-cell table:formula="of:=CONCATENATE(Sp;Sp;[.C50];Sp;[.D50];Sp;[.E50];Sp;[.F50];Sp;[.G50];Sp;[.H50];Sp;[.I50];Sp;[.J50];Sp;[.K50];Sp;[.L50];Sp;[.M50];Sp;[.N50];Sp;[.O50];Sp;[.P50];Sp;[.Q50];Sp;[.R50];Sp;[.S50])" office:value-type="string" office:string-value="  \bar &quot;||&quot; c' -5 d' -4 c' -5 e' -3 d' -4 f' -2 e' -3 g' -1" calcext:value-type="string">
            <text:p><text:s text:c="2"/>\bar "||" c' -5 d' -4 c' -5 e' -3 d' -4 f' -2 e' -3 g' -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-1" calcext:value-type="float">
            <text:p>-1</text:p>
          </table:table-cell>
          <table:table-cell/>
          <table:table-cell table:formula="of:=VLOOKUP([.T51];Pitches;2;0)" office:value-type="string" office:string-value="b" calcext:value-type="string">
            <text:p>b</text:p>
          </table:table-cell>
          <table:table-cell office:value-type="float" office:value="-5" calcext:value-type="float">
            <text:p>-5</text:p>
          </table:table-cell>
          <table:table-cell table:formula="of:=VLOOKUP([.U51];Pitches;2;0)" office:value-type="string" office:string-value="c'" calcext:value-type="string">
            <text:p>c'</text:p>
          </table:table-cell>
          <table:table-cell office:value-type="float" office:value="-4" calcext:value-type="float">
            <text:p>-4</text:p>
          </table:table-cell>
          <table:table-cell table:formula="of:=VLOOKUP([.V51];Pitches;2;0)" office:value-type="string" office:string-value="b" calcext:value-type="string">
            <text:p>b</text:p>
          </table:table-cell>
          <table:table-cell office:value-type="float" office:value="-5" calcext:value-type="float">
            <text:p>-5</text:p>
          </table:table-cell>
          <table:table-cell table:formula="of:=VLOOKUP([.W51];Pitches;2;0)" office:value-type="string" office:string-value="d'" calcext:value-type="string">
            <text:p>d'</text:p>
          </table:table-cell>
          <table:table-cell table:style-name="ce5" office:value-type="float" office:value="-3" calcext:value-type="float">
            <text:p>-3</text:p>
          </table:table-cell>
          <table:table-cell table:formula="of:=VLOOKUP([.X51];Pitches;2;0)" office:value-type="string" office:string-value="c'" calcext:value-type="string">
            <text:p>c'</text:p>
          </table:table-cell>
          <table:table-cell office:value-type="float" office:value="-4" calcext:value-type="float">
            <text:p>-4</text:p>
          </table:table-cell>
          <table:table-cell table:formula="of:=VLOOKUP([.Y51];Pitches;2;0)" office:value-type="string" office:string-value="e'" calcext:value-type="string">
            <text:p>e'</text:p>
          </table:table-cell>
          <table:table-cell office:value-type="float" office:value="-2" calcext:value-type="float">
            <text:p>-2</text:p>
          </table:table-cell>
          <table:table-cell table:formula="of:=VLOOKUP([.Z51];Pitches;2;0)" office:value-type="string" office:string-value="d'" calcext:value-type="string">
            <text:p>d'</text:p>
          </table:table-cell>
          <table:table-cell office:value-type="float" office:value="-3" calcext:value-type="float">
            <text:p>-3</text:p>
          </table:table-cell>
          <table:table-cell table:formula="of:=VLOOKUP([.AA51];Pitches;2;0)" office:value-type="string" office:string-value="f'" calcext:value-type="string">
            <text:p>f'</text:p>
          </table:table-cell>
          <table:table-cell office:value-type="float" office:value="-1" calcext:value-type="float">
            <text:p>-1</text:p>
          </table:table-cell>
          <table:table-cell table:formula="of:=[.T$50]+[.$B51]" office:value-type="float" office:value="23" calcext:value-type="float">
            <text:p>23</text:p>
          </table:table-cell>
          <table:table-cell table:formula="of:=[.U$50]+[.$B51]" office:value-type="float" office:value="24" calcext:value-type="float">
            <text:p>24</text:p>
          </table:table-cell>
          <table:table-cell table:formula="of:=[.V$50]+[.$B51]" office:value-type="float" office:value="23" calcext:value-type="float">
            <text:p>23</text:p>
          </table:table-cell>
          <table:table-cell table:formula="of:=[.W$50]+[.$B51]" office:value-type="float" office:value="25" calcext:value-type="float">
            <text:p>25</text:p>
          </table:table-cell>
          <table:table-cell table:formula="of:=[.X$50]+[.$B51]" office:value-type="float" office:value="24" calcext:value-type="float">
            <text:p>24</text:p>
          </table:table-cell>
          <table:table-cell table:formula="of:=[.Y$50]+[.$B51]" office:value-type="float" office:value="26" calcext:value-type="float">
            <text:p>26</text:p>
          </table:table-cell>
          <table:table-cell table:formula="of:=[.Z$50]+[.$B51]" office:value-type="float" office:value="25" calcext:value-type="float">
            <text:p>25</text:p>
          </table:table-cell>
          <table:table-cell table:formula="of:=[.AA$50]+[.$B51]" office:value-type="float" office:value="27" calcext:value-type="float">
            <text:p>27</text:p>
          </table:table-cell>
          <table:table-cell table:formula="of:=CONCATENATE(Sp;Sp;[.C51];Sp;[.D51];Sp;[.E51];Sp;[.F51];Sp;[.G51];Sp;[.H51];Sp;[.I51];Sp;[.J51];Sp;[.K51];Sp;[.L51];Sp;[.M51];Sp;[.N51];Sp;[.O51];Sp;[.P51];Sp;[.Q51];Sp;[.R51];Sp;[.S51])" office:value-type="string" office:string-value="   b -5 c' -4 b -5 d' -3 c' -4 e' -2 d' -3 f' -1" calcext:value-type="string">
            <text:p><text:s text:c="3"/>b -5 c' -4 b -5 d' -3 c' -4 e' -2 d' -3 f' -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-2" calcext:value-type="float">
            <text:p>-2</text:p>
          </table:table-cell>
          <table:table-cell/>
          <table:table-cell table:formula="of:=VLOOKUP([.T52];Pitches;2;0)" office:value-type="string" office:string-value="a" calcext:value-type="string">
            <text:p>a</text:p>
          </table:table-cell>
          <table:table-cell office:value-type="float" office:value="-5" calcext:value-type="float">
            <text:p>-5</text:p>
          </table:table-cell>
          <table:table-cell table:formula="of:=VLOOKUP([.U52];Pitches;2;0)" office:value-type="string" office:string-value="b" calcext:value-type="string">
            <text:p>b</text:p>
          </table:table-cell>
          <table:table-cell/>
          <table:table-cell table:formula="of:=VLOOKUP([.V52];Pitches;2;0)" office:value-type="string" office:string-value="a" calcext:value-type="string">
            <text:p>a</text:p>
          </table:table-cell>
          <table:table-cell/>
          <table:table-cell table:formula="of:=VLOOKUP([.W52];Pitches;2;0)" office:value-type="string" office:string-value="c'" calcext:value-type="string">
            <text:p>c'</text:p>
          </table:table-cell>
          <table:table-cell table:style-name="ce5"/>
          <table:table-cell table:formula="of:=VLOOKUP([.X52];Pitches;2;0)" office:value-type="string" office:string-value="b" calcext:value-type="string">
            <text:p>b</text:p>
          </table:table-cell>
          <table:table-cell/>
          <table:table-cell table:formula="of:=VLOOKUP([.Y52];Pitches;2;0)" office:value-type="string" office:string-value="d'" calcext:value-type="string">
            <text:p>d'</text:p>
          </table:table-cell>
          <table:table-cell/>
          <table:table-cell table:formula="of:=VLOOKUP([.Z52];Pitches;2;0)" office:value-type="string" office:string-value="c'" calcext:value-type="string">
            <text:p>c'</text:p>
          </table:table-cell>
          <table:table-cell/>
          <table:table-cell table:formula="of:=VLOOKUP([.AA52];Pitches;2;0)" office:value-type="string" office:string-value="e'" calcext:value-type="string">
            <text:p>e'</text:p>
          </table:table-cell>
          <table:table-cell/>
          <table:table-cell table:formula="of:=[.T$50]+[.$B52]" office:value-type="float" office:value="22" calcext:value-type="float">
            <text:p>22</text:p>
          </table:table-cell>
          <table:table-cell table:formula="of:=[.U$50]+[.$B52]" office:value-type="float" office:value="23" calcext:value-type="float">
            <text:p>23</text:p>
          </table:table-cell>
          <table:table-cell table:formula="of:=[.V$50]+[.$B52]" office:value-type="float" office:value="22" calcext:value-type="float">
            <text:p>22</text:p>
          </table:table-cell>
          <table:table-cell table:formula="of:=[.W$50]+[.$B52]" office:value-type="float" office:value="24" calcext:value-type="float">
            <text:p>24</text:p>
          </table:table-cell>
          <table:table-cell table:formula="of:=[.X$50]+[.$B52]" office:value-type="float" office:value="23" calcext:value-type="float">
            <text:p>23</text:p>
          </table:table-cell>
          <table:table-cell table:formula="of:=[.Y$50]+[.$B52]" office:value-type="float" office:value="25" calcext:value-type="float">
            <text:p>25</text:p>
          </table:table-cell>
          <table:table-cell table:formula="of:=[.Z$50]+[.$B52]" office:value-type="float" office:value="24" calcext:value-type="float">
            <text:p>24</text:p>
          </table:table-cell>
          <table:table-cell table:formula="of:=[.AA$50]+[.$B52]" office:value-type="float" office:value="26" calcext:value-type="float">
            <text:p>26</text:p>
          </table:table-cell>
          <table:table-cell table:formula="of:=CONCATENATE(Sp;Sp;[.C52];Sp;[.D52];Sp;[.E52];Sp;[.F52];Sp;[.G52];Sp;[.H52];Sp;[.I52];Sp;[.J52];Sp;[.K52];Sp;[.L52];Sp;[.M52];Sp;[.N52];Sp;[.O52];Sp;[.P52];Sp;[.Q52];Sp;[.R52];Sp;[.S52])" office:value-type="string" office:string-value="   a -5 b  a  c'  b  d'  c'  e' " calcext:value-type="string">
            <text:p><text:s text:c="3"/>a -5 b <text:s/>a <text:s/>c' <text:s/>b <text:s/>d' <text:s/>c' <text:s/>e' 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-3" calcext:value-type="float">
            <text:p>-3</text:p>
          </table:table-cell>
          <table:table-cell/>
          <table:table-cell table:formula="of:=VLOOKUP([.T53];Pitches;2;0)" office:value-type="string" office:string-value="g" calcext:value-type="string">
            <text:p>g</text:p>
          </table:table-cell>
          <table:table-cell office:value-type="float" office:value="-5" calcext:value-type="float">
            <text:p>-5</text:p>
          </table:table-cell>
          <table:table-cell table:formula="of:=VLOOKUP([.U53];Pitches;2;0)" office:value-type="string" office:string-value="a" calcext:value-type="string">
            <text:p>a</text:p>
          </table:table-cell>
          <table:table-cell/>
          <table:table-cell table:formula="of:=VLOOKUP([.V53];Pitches;2;0)" office:value-type="string" office:string-value="g" calcext:value-type="string">
            <text:p>g</text:p>
          </table:table-cell>
          <table:table-cell/>
          <table:table-cell table:formula="of:=VLOOKUP([.W53];Pitches;2;0)" office:value-type="string" office:string-value="b" calcext:value-type="string">
            <text:p>b</text:p>
          </table:table-cell>
          <table:table-cell table:style-name="ce5"/>
          <table:table-cell table:formula="of:=VLOOKUP([.X53];Pitches;2;0)" office:value-type="string" office:string-value="a" calcext:value-type="string">
            <text:p>a</text:p>
          </table:table-cell>
          <table:table-cell/>
          <table:table-cell table:formula="of:=VLOOKUP([.Y53];Pitches;2;0)" office:value-type="string" office:string-value="c'" calcext:value-type="string">
            <text:p>c'</text:p>
          </table:table-cell>
          <table:table-cell/>
          <table:table-cell table:formula="of:=VLOOKUP([.Z53];Pitches;2;0)" office:value-type="string" office:string-value="b" calcext:value-type="string">
            <text:p>b</text:p>
          </table:table-cell>
          <table:table-cell/>
          <table:table-cell table:formula="of:=VLOOKUP([.AA53];Pitches;2;0)" office:value-type="string" office:string-value="d'" calcext:value-type="string">
            <text:p>d'</text:p>
          </table:table-cell>
          <table:table-cell/>
          <table:table-cell table:formula="of:=[.T$50]+[.$B53]" office:value-type="float" office:value="21" calcext:value-type="float">
            <text:p>21</text:p>
          </table:table-cell>
          <table:table-cell table:formula="of:=[.U$50]+[.$B53]" office:value-type="float" office:value="22" calcext:value-type="float">
            <text:p>22</text:p>
          </table:table-cell>
          <table:table-cell table:formula="of:=[.V$50]+[.$B53]" office:value-type="float" office:value="21" calcext:value-type="float">
            <text:p>21</text:p>
          </table:table-cell>
          <table:table-cell table:formula="of:=[.W$50]+[.$B53]" office:value-type="float" office:value="23" calcext:value-type="float">
            <text:p>23</text:p>
          </table:table-cell>
          <table:table-cell table:formula="of:=[.X$50]+[.$B53]" office:value-type="float" office:value="22" calcext:value-type="float">
            <text:p>22</text:p>
          </table:table-cell>
          <table:table-cell table:formula="of:=[.Y$50]+[.$B53]" office:value-type="float" office:value="24" calcext:value-type="float">
            <text:p>24</text:p>
          </table:table-cell>
          <table:table-cell table:formula="of:=[.Z$50]+[.$B53]" office:value-type="float" office:value="23" calcext:value-type="float">
            <text:p>23</text:p>
          </table:table-cell>
          <table:table-cell table:formula="of:=[.AA$50]+[.$B53]" office:value-type="float" office:value="25" calcext:value-type="float">
            <text:p>25</text:p>
          </table:table-cell>
          <table:table-cell table:formula="of:=CONCATENATE(Sp;Sp;[.C53];Sp;[.D53];Sp;[.E53];Sp;[.F53];Sp;[.G53];Sp;[.H53];Sp;[.I53];Sp;[.J53];Sp;[.K53];Sp;[.L53];Sp;[.M53];Sp;[.N53];Sp;[.O53];Sp;[.P53];Sp;[.Q53];Sp;[.R53];Sp;[.S53])" office:value-type="string" office:string-value="   g -5 a  g  b  a  c'  b  d' " calcext:value-type="string">
            <text:p><text:s text:c="3"/>g -5 a <text:s/>g <text:s/>b <text:s/>a <text:s/>c' <text:s/>b <text:s/>d' 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4" calcext:value-type="float">
            <text:p>-4</text:p>
          </table:table-cell>
          <table:table-cell/>
          <table:table-cell table:formula="of:=VLOOKUP([.T54];Pitches;2;0)" office:value-type="string" office:string-value="f" calcext:value-type="string">
            <text:p>f</text:p>
          </table:table-cell>
          <table:table-cell office:value-type="float" office:value="-5" calcext:value-type="float">
            <text:p>-5</text:p>
          </table:table-cell>
          <table:table-cell table:formula="of:=VLOOKUP([.U54];Pitches;2;0)" office:value-type="string" office:string-value="g" calcext:value-type="string">
            <text:p>g</text:p>
          </table:table-cell>
          <table:table-cell/>
          <table:table-cell table:formula="of:=VLOOKUP([.V54];Pitches;2;0)" office:value-type="string" office:string-value="f" calcext:value-type="string">
            <text:p>f</text:p>
          </table:table-cell>
          <table:table-cell/>
          <table:table-cell table:formula="of:=VLOOKUP([.W54];Pitches;2;0)" office:value-type="string" office:string-value="a" calcext:value-type="string">
            <text:p>a</text:p>
          </table:table-cell>
          <table:table-cell table:style-name="ce5"/>
          <table:table-cell table:formula="of:=VLOOKUP([.X54];Pitches;2;0)" office:value-type="string" office:string-value="g" calcext:value-type="string">
            <text:p>g</text:p>
          </table:table-cell>
          <table:table-cell/>
          <table:table-cell table:formula="of:=VLOOKUP([.Y54];Pitches;2;0)" office:value-type="string" office:string-value="b" calcext:value-type="string">
            <text:p>b</text:p>
          </table:table-cell>
          <table:table-cell/>
          <table:table-cell table:formula="of:=VLOOKUP([.Z54];Pitches;2;0)" office:value-type="string" office:string-value="a" calcext:value-type="string">
            <text:p>a</text:p>
          </table:table-cell>
          <table:table-cell/>
          <table:table-cell table:formula="of:=VLOOKUP([.AA54];Pitches;2;0)" office:value-type="string" office:string-value="c'" calcext:value-type="string">
            <text:p>c'</text:p>
          </table:table-cell>
          <table:table-cell/>
          <table:table-cell table:formula="of:=[.T$50]+[.$B54]" office:value-type="float" office:value="20" calcext:value-type="float">
            <text:p>20</text:p>
          </table:table-cell>
          <table:table-cell table:formula="of:=[.U$50]+[.$B54]" office:value-type="float" office:value="21" calcext:value-type="float">
            <text:p>21</text:p>
          </table:table-cell>
          <table:table-cell table:formula="of:=[.V$50]+[.$B54]" office:value-type="float" office:value="20" calcext:value-type="float">
            <text:p>20</text:p>
          </table:table-cell>
          <table:table-cell table:formula="of:=[.W$50]+[.$B54]" office:value-type="float" office:value="22" calcext:value-type="float">
            <text:p>22</text:p>
          </table:table-cell>
          <table:table-cell table:formula="of:=[.X$50]+[.$B54]" office:value-type="float" office:value="21" calcext:value-type="float">
            <text:p>21</text:p>
          </table:table-cell>
          <table:table-cell table:formula="of:=[.Y$50]+[.$B54]" office:value-type="float" office:value="23" calcext:value-type="float">
            <text:p>23</text:p>
          </table:table-cell>
          <table:table-cell table:formula="of:=[.Z$50]+[.$B54]" office:value-type="float" office:value="22" calcext:value-type="float">
            <text:p>22</text:p>
          </table:table-cell>
          <table:table-cell table:formula="of:=[.AA$50]+[.$B54]" office:value-type="float" office:value="24" calcext:value-type="float">
            <text:p>24</text:p>
          </table:table-cell>
          <table:table-cell table:formula="of:=CONCATENATE(Sp;Sp;[.C54];Sp;[.D54];Sp;[.E54];Sp;[.F54];Sp;[.G54];Sp;[.H54];Sp;[.I54];Sp;[.J54];Sp;[.K54];Sp;[.L54];Sp;[.M54];Sp;[.N54];Sp;[.O54];Sp;[.P54];Sp;[.Q54];Sp;[.R54];Sp;[.S54])" office:value-type="string" office:string-value="   f -5 g  f  a  g  b  a  c' " calcext:value-type="string">
            <text:p><text:s text:c="3"/>f -5 g <text:s/>f <text:s/>a <text:s/>g <text:s/>b <text:s/>a <text:s/>c' 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-5" calcext:value-type="float">
            <text:p>-5</text:p>
          </table:table-cell>
          <table:table-cell/>
          <table:table-cell table:formula="of:=VLOOKUP([.T55];Pitches;2;0)" office:value-type="string" office:string-value="e" calcext:value-type="string">
            <text:p>e</text:p>
          </table:table-cell>
          <table:table-cell office:value-type="float" office:value="-5" calcext:value-type="float">
            <text:p>-5</text:p>
          </table:table-cell>
          <table:table-cell table:formula="of:=VLOOKUP([.U55];Pitches;2;0)" office:value-type="string" office:string-value="f" calcext:value-type="string">
            <text:p>f</text:p>
          </table:table-cell>
          <table:table-cell/>
          <table:table-cell table:formula="of:=VLOOKUP([.V55];Pitches;2;0)" office:value-type="string" office:string-value="e" calcext:value-type="string">
            <text:p>e</text:p>
          </table:table-cell>
          <table:table-cell/>
          <table:table-cell table:formula="of:=VLOOKUP([.W55];Pitches;2;0)" office:value-type="string" office:string-value="g" calcext:value-type="string">
            <text:p>g</text:p>
          </table:table-cell>
          <table:table-cell table:style-name="ce5"/>
          <table:table-cell table:formula="of:=VLOOKUP([.X55];Pitches;2;0)" office:value-type="string" office:string-value="f" calcext:value-type="string">
            <text:p>f</text:p>
          </table:table-cell>
          <table:table-cell/>
          <table:table-cell table:formula="of:=VLOOKUP([.Y55];Pitches;2;0)" office:value-type="string" office:string-value="a" calcext:value-type="string">
            <text:p>a</text:p>
          </table:table-cell>
          <table:table-cell/>
          <table:table-cell table:formula="of:=VLOOKUP([.Z55];Pitches;2;0)" office:value-type="string" office:string-value="g" calcext:value-type="string">
            <text:p>g</text:p>
          </table:table-cell>
          <table:table-cell/>
          <table:table-cell table:formula="of:=VLOOKUP([.AA55];Pitches;2;0)" office:value-type="string" office:string-value="b" calcext:value-type="string">
            <text:p>b</text:p>
          </table:table-cell>
          <table:table-cell/>
          <table:table-cell table:formula="of:=[.T$50]+[.$B55]" office:value-type="float" office:value="19" calcext:value-type="float">
            <text:p>19</text:p>
          </table:table-cell>
          <table:table-cell table:formula="of:=[.U$50]+[.$B55]" office:value-type="float" office:value="20" calcext:value-type="float">
            <text:p>20</text:p>
          </table:table-cell>
          <table:table-cell table:formula="of:=[.V$50]+[.$B55]" office:value-type="float" office:value="19" calcext:value-type="float">
            <text:p>19</text:p>
          </table:table-cell>
          <table:table-cell table:formula="of:=[.W$50]+[.$B55]" office:value-type="float" office:value="21" calcext:value-type="float">
            <text:p>21</text:p>
          </table:table-cell>
          <table:table-cell table:formula="of:=[.X$50]+[.$B55]" office:value-type="float" office:value="20" calcext:value-type="float">
            <text:p>20</text:p>
          </table:table-cell>
          <table:table-cell table:formula="of:=[.Y$50]+[.$B55]" office:value-type="float" office:value="22" calcext:value-type="float">
            <text:p>22</text:p>
          </table:table-cell>
          <table:table-cell table:formula="of:=[.Z$50]+[.$B55]" office:value-type="float" office:value="21" calcext:value-type="float">
            <text:p>21</text:p>
          </table:table-cell>
          <table:table-cell table:formula="of:=[.AA$50]+[.$B55]" office:value-type="float" office:value="23" calcext:value-type="float">
            <text:p>23</text:p>
          </table:table-cell>
          <table:table-cell table:formula="of:=CONCATENATE(Sp;Sp;[.C55];Sp;[.D55];Sp;[.E55];Sp;[.F55];Sp;[.G55];Sp;[.H55];Sp;[.I55];Sp;[.J55];Sp;[.K55];Sp;[.L55];Sp;[.M55];Sp;[.N55];Sp;[.O55];Sp;[.P55];Sp;[.Q55];Sp;[.R55];Sp;[.S55])" office:value-type="string" office:string-value="   e -5 f  e  g  f  a  g  b " calcext:value-type="string">
            <text:p><text:s text:c="3"/>e -5 f <text:s/>e <text:s/>g <text:s/>f <text:s/>a <text:s/>g <text:s/>b 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-6" calcext:value-type="float">
            <text:p>-6</text:p>
          </table:table-cell>
          <table:table-cell table:style-name="ce5"/>
          <table:table-cell table:formula="of:=VLOOKUP([.T56];Pitches;2;0)" office:value-type="string" office:string-value="d" calcext:value-type="string">
            <text:p>d</text:p>
          </table:table-cell>
          <table:table-cell office:value-type="float" office:value="-5" calcext:value-type="float">
            <text:p>-5</text:p>
          </table:table-cell>
          <table:table-cell table:formula="of:=VLOOKUP([.U56];Pitches;2;0)" office:value-type="string" office:string-value="e" calcext:value-type="string">
            <text:p>e</text:p>
          </table:table-cell>
          <table:table-cell/>
          <table:table-cell table:formula="of:=VLOOKUP([.V56];Pitches;2;0)" office:value-type="string" office:string-value="d" calcext:value-type="string">
            <text:p>d</text:p>
          </table:table-cell>
          <table:table-cell/>
          <table:table-cell table:formula="of:=VLOOKUP([.W56];Pitches;2;0)" office:value-type="string" office:string-value="f" calcext:value-type="string">
            <text:p>f</text:p>
          </table:table-cell>
          <table:table-cell table:style-name="ce5"/>
          <table:table-cell table:formula="of:=VLOOKUP([.X56];Pitches;2;0)" office:value-type="string" office:string-value="e" calcext:value-type="string">
            <text:p>e</text:p>
          </table:table-cell>
          <table:table-cell/>
          <table:table-cell table:formula="of:=VLOOKUP([.Y56];Pitches;2;0)" office:value-type="string" office:string-value="g" calcext:value-type="string">
            <text:p>g</text:p>
          </table:table-cell>
          <table:table-cell/>
          <table:table-cell table:formula="of:=VLOOKUP([.Z56];Pitches;2;0)" office:value-type="string" office:string-value="f" calcext:value-type="string">
            <text:p>f</text:p>
          </table:table-cell>
          <table:table-cell/>
          <table:table-cell table:formula="of:=VLOOKUP([.AA56];Pitches;2;0)" office:value-type="string" office:string-value="a" calcext:value-type="string">
            <text:p>a</text:p>
          </table:table-cell>
          <table:table-cell/>
          <table:table-cell table:formula="of:=[.T$50]+[.$B56]" office:value-type="float" office:value="18" calcext:value-type="float">
            <text:p>18</text:p>
          </table:table-cell>
          <table:table-cell table:formula="of:=[.U$50]+[.$B56]" office:value-type="float" office:value="19" calcext:value-type="float">
            <text:p>19</text:p>
          </table:table-cell>
          <table:table-cell table:formula="of:=[.V$50]+[.$B56]" office:value-type="float" office:value="18" calcext:value-type="float">
            <text:p>18</text:p>
          </table:table-cell>
          <table:table-cell table:formula="of:=[.W$50]+[.$B56]" office:value-type="float" office:value="20" calcext:value-type="float">
            <text:p>20</text:p>
          </table:table-cell>
          <table:table-cell table:formula="of:=[.X$50]+[.$B56]" office:value-type="float" office:value="19" calcext:value-type="float">
            <text:p>19</text:p>
          </table:table-cell>
          <table:table-cell table:formula="of:=[.Y$50]+[.$B56]" office:value-type="float" office:value="21" calcext:value-type="float">
            <text:p>21</text:p>
          </table:table-cell>
          <table:table-cell table:formula="of:=[.Z$50]+[.$B56]" office:value-type="float" office:value="20" calcext:value-type="float">
            <text:p>20</text:p>
          </table:table-cell>
          <table:table-cell table:formula="of:=[.AA$50]+[.$B56]" office:value-type="float" office:value="22" calcext:value-type="float">
            <text:p>22</text:p>
          </table:table-cell>
          <table:table-cell table:formula="of:=CONCATENATE(Sp;Sp;[.C56];Sp;[.D56];Sp;[.E56];Sp;[.F56];Sp;[.G56];Sp;[.H56];Sp;[.I56];Sp;[.J56];Sp;[.K56];Sp;[.L56];Sp;[.M56];Sp;[.N56];Sp;[.O56];Sp;[.P56];Sp;[.Q56];Sp;[.R56];Sp;[.S56])" office:value-type="string" office:string-value="   d -5 e  d  f  e  g  f  a " calcext:value-type="string">
            <text:p><text:s text:c="3"/>d -5 e <text:s/>d <text:s/>f <text:s/>e <text:s/>g <text:s/>f <text:s/>a 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-7" calcext:value-type="float">
            <text:p>-7</text:p>
          </table:table-cell>
          <table:table-cell table:style-name="ce5"/>
          <table:table-cell table:formula="of:=VLOOKUP([.T57];Pitches;2;0)" office:value-type="string" office:string-value="c" calcext:value-type="string">
            <text:p>c</text:p>
          </table:table-cell>
          <table:table-cell office:value-type="float" office:value="-5" calcext:value-type="float">
            <text:p>-5</text:p>
          </table:table-cell>
          <table:table-cell table:formula="of:=VLOOKUP([.U57];Pitches;2;0)" office:value-type="string" office:string-value="d" calcext:value-type="string">
            <text:p>d</text:p>
          </table:table-cell>
          <table:table-cell/>
          <table:table-cell table:formula="of:=VLOOKUP([.V57];Pitches;2;0)" office:value-type="string" office:string-value="c" calcext:value-type="string">
            <text:p>c</text:p>
          </table:table-cell>
          <table:table-cell/>
          <table:table-cell table:formula="of:=VLOOKUP([.W57];Pitches;2;0)" office:value-type="string" office:string-value="e" calcext:value-type="string">
            <text:p>e</text:p>
          </table:table-cell>
          <table:table-cell table:style-name="ce5"/>
          <table:table-cell table:formula="of:=VLOOKUP([.X57];Pitches;2;0)" office:value-type="string" office:string-value="d" calcext:value-type="string">
            <text:p>d</text:p>
          </table:table-cell>
          <table:table-cell/>
          <table:table-cell table:formula="of:=VLOOKUP([.Y57];Pitches;2;0)" office:value-type="string" office:string-value="f" calcext:value-type="string">
            <text:p>f</text:p>
          </table:table-cell>
          <table:table-cell/>
          <table:table-cell table:formula="of:=VLOOKUP([.Z57];Pitches;2;0)" office:value-type="string" office:string-value="e" calcext:value-type="string">
            <text:p>e</text:p>
          </table:table-cell>
          <table:table-cell/>
          <table:table-cell table:formula="of:=VLOOKUP([.AA57];Pitches;2;0)" office:value-type="string" office:string-value="g" calcext:value-type="string">
            <text:p>g</text:p>
          </table:table-cell>
          <table:table-cell/>
          <table:table-cell table:formula="of:=[.T$50]+[.$B57]" office:value-type="float" office:value="17" calcext:value-type="float">
            <text:p>17</text:p>
          </table:table-cell>
          <table:table-cell table:formula="of:=[.U$50]+[.$B57]" office:value-type="float" office:value="18" calcext:value-type="float">
            <text:p>18</text:p>
          </table:table-cell>
          <table:table-cell table:formula="of:=[.V$50]+[.$B57]" office:value-type="float" office:value="17" calcext:value-type="float">
            <text:p>17</text:p>
          </table:table-cell>
          <table:table-cell table:formula="of:=[.W$50]+[.$B57]" office:value-type="float" office:value="19" calcext:value-type="float">
            <text:p>19</text:p>
          </table:table-cell>
          <table:table-cell table:formula="of:=[.X$50]+[.$B57]" office:value-type="float" office:value="18" calcext:value-type="float">
            <text:p>18</text:p>
          </table:table-cell>
          <table:table-cell table:formula="of:=[.Y$50]+[.$B57]" office:value-type="float" office:value="20" calcext:value-type="float">
            <text:p>20</text:p>
          </table:table-cell>
          <table:table-cell table:formula="of:=[.Z$50]+[.$B57]" office:value-type="float" office:value="19" calcext:value-type="float">
            <text:p>19</text:p>
          </table:table-cell>
          <table:table-cell table:formula="of:=[.AA$50]+[.$B57]" office:value-type="float" office:value="21" calcext:value-type="float">
            <text:p>21</text:p>
          </table:table-cell>
          <table:table-cell table:formula="of:=CONCATENATE(Sp;Sp;[.C57];Sp;[.D57];Sp;[.E57];Sp;[.F57];Sp;[.G57];Sp;[.H57];Sp;[.I57];Sp;[.J57];Sp;[.K57];Sp;[.L57];Sp;[.M57];Sp;[.N57];Sp;[.O57];Sp;[.P57];Sp;[.Q57];Sp;[.R57];Sp;[.S57])" office:value-type="string" office:string-value="   c -5 d  c  e  d  f  e  g " calcext:value-type="string">
            <text:p><text:s text:c="3"/>c -5 d <text:s/>c <text:s/>e <text:s/>d <text:s/>f <text:s/>e <text:s/>g 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-8" calcext:value-type="float">
            <text:p>-8</text:p>
          </table:table-cell>
          <table:table-cell table:style-name="ce5"/>
          <table:table-cell table:formula="of:=VLOOKUP([.T58];Pitches;2;0)" office:value-type="string" office:string-value="b," calcext:value-type="string">
            <text:p>b,</text:p>
          </table:table-cell>
          <table:table-cell office:value-type="float" office:value="-5" calcext:value-type="float">
            <text:p>-5</text:p>
          </table:table-cell>
          <table:table-cell table:formula="of:=VLOOKUP([.U58];Pitches;2;0)" office:value-type="string" office:string-value="c" calcext:value-type="string">
            <text:p>c</text:p>
          </table:table-cell>
          <table:table-cell/>
          <table:table-cell table:formula="of:=VLOOKUP([.V58];Pitches;2;0)" office:value-type="string" office:string-value="b," calcext:value-type="string">
            <text:p>b,</text:p>
          </table:table-cell>
          <table:table-cell/>
          <table:table-cell table:formula="of:=VLOOKUP([.W58];Pitches;2;0)" office:value-type="string" office:string-value="d" calcext:value-type="string">
            <text:p>d</text:p>
          </table:table-cell>
          <table:table-cell table:style-name="ce5"/>
          <table:table-cell table:formula="of:=VLOOKUP([.X58];Pitches;2;0)" office:value-type="string" office:string-value="c" calcext:value-type="string">
            <text:p>c</text:p>
          </table:table-cell>
          <table:table-cell/>
          <table:table-cell table:formula="of:=VLOOKUP([.Y58];Pitches;2;0)" office:value-type="string" office:string-value="e" calcext:value-type="string">
            <text:p>e</text:p>
          </table:table-cell>
          <table:table-cell/>
          <table:table-cell table:formula="of:=VLOOKUP([.Z58];Pitches;2;0)" office:value-type="string" office:string-value="d" calcext:value-type="string">
            <text:p>d</text:p>
          </table:table-cell>
          <table:table-cell/>
          <table:table-cell table:formula="of:=VLOOKUP([.AA58];Pitches;2;0)" office:value-type="string" office:string-value="f" calcext:value-type="string">
            <text:p>f</text:p>
          </table:table-cell>
          <table:table-cell/>
          <table:table-cell table:formula="of:=[.T$50]+[.$B58]" office:value-type="float" office:value="16" calcext:value-type="float">
            <text:p>16</text:p>
          </table:table-cell>
          <table:table-cell table:formula="of:=[.U$50]+[.$B58]" office:value-type="float" office:value="17" calcext:value-type="float">
            <text:p>17</text:p>
          </table:table-cell>
          <table:table-cell table:formula="of:=[.V$50]+[.$B58]" office:value-type="float" office:value="16" calcext:value-type="float">
            <text:p>16</text:p>
          </table:table-cell>
          <table:table-cell table:formula="of:=[.W$50]+[.$B58]" office:value-type="float" office:value="18" calcext:value-type="float">
            <text:p>18</text:p>
          </table:table-cell>
          <table:table-cell table:formula="of:=[.X$50]+[.$B58]" office:value-type="float" office:value="17" calcext:value-type="float">
            <text:p>17</text:p>
          </table:table-cell>
          <table:table-cell table:formula="of:=[.Y$50]+[.$B58]" office:value-type="float" office:value="19" calcext:value-type="float">
            <text:p>19</text:p>
          </table:table-cell>
          <table:table-cell table:formula="of:=[.Z$50]+[.$B58]" office:value-type="float" office:value="18" calcext:value-type="float">
            <text:p>18</text:p>
          </table:table-cell>
          <table:table-cell table:formula="of:=[.AA$50]+[.$B58]" office:value-type="float" office:value="20" calcext:value-type="float">
            <text:p>20</text:p>
          </table:table-cell>
          <table:table-cell table:formula="of:=CONCATENATE(Sp;Sp;[.C58];Sp;[.D58];Sp;[.E58];Sp;[.F58];Sp;[.G58];Sp;[.H58];Sp;[.I58];Sp;[.J58];Sp;[.K58];Sp;[.L58];Sp;[.M58];Sp;[.N58];Sp;[.O58];Sp;[.P58];Sp;[.Q58];Sp;[.R58];Sp;[.S58])" office:value-type="string" office:string-value="   b, -5 c  b,  d  c  e  d  f " calcext:value-type="string">
            <text:p><text:s text:c="3"/>b, -5 c <text:s/>b, <text:s/>d <text:s/>c <text:s/>e <text:s/>d <text:s/>f 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-9" calcext:value-type="float">
            <text:p>-9</text:p>
          </table:table-cell>
          <table:table-cell table:style-name="ce5" office:value-type="string" calcext:value-type="string">
            <text:p>\fingerDown</text:p>
          </table:table-cell>
          <table:table-cell table:formula="of:=VLOOKUP([.T59];Pitches;2;0)" office:value-type="string" office:string-value="a," calcext:value-type="string">
            <text:p>a,</text:p>
          </table:table-cell>
          <table:table-cell office:value-type="float" office:value="-5" calcext:value-type="float">
            <text:p>-5</text:p>
          </table:table-cell>
          <table:table-cell table:formula="of:=VLOOKUP([.U59];Pitches;2;0)" office:value-type="string" office:string-value="b," calcext:value-type="string">
            <text:p>b,</text:p>
          </table:table-cell>
          <table:table-cell/>
          <table:table-cell table:formula="of:=VLOOKUP([.V59];Pitches;2;0)" office:value-type="string" office:string-value="a," calcext:value-type="string">
            <text:p>a,</text:p>
          </table:table-cell>
          <table:table-cell/>
          <table:table-cell table:formula="of:=VLOOKUP([.W59];Pitches;2;0)" office:value-type="string" office:string-value="c" calcext:value-type="string">
            <text:p>c</text:p>
          </table:table-cell>
          <table:table-cell table:style-name="ce5"/>
          <table:table-cell table:formula="of:=VLOOKUP([.X59];Pitches;2;0)" office:value-type="string" office:string-value="b," calcext:value-type="string">
            <text:p>b,</text:p>
          </table:table-cell>
          <table:table-cell/>
          <table:table-cell table:formula="of:=VLOOKUP([.Y59];Pitches;2;0)" office:value-type="string" office:string-value="d" calcext:value-type="string">
            <text:p>d</text:p>
          </table:table-cell>
          <table:table-cell/>
          <table:table-cell table:formula="of:=VLOOKUP([.Z59];Pitches;2;0)" office:value-type="string" office:string-value="c" calcext:value-type="string">
            <text:p>c</text:p>
          </table:table-cell>
          <table:table-cell/>
          <table:table-cell table:formula="of:=VLOOKUP([.AA59];Pitches;2;0)" office:value-type="string" office:string-value="e" calcext:value-type="string">
            <text:p>e</text:p>
          </table:table-cell>
          <table:table-cell/>
          <table:table-cell table:formula="of:=[.T$50]+[.$B59]" office:value-type="float" office:value="15" calcext:value-type="float">
            <text:p>15</text:p>
          </table:table-cell>
          <table:table-cell table:formula="of:=[.U$50]+[.$B59]" office:value-type="float" office:value="16" calcext:value-type="float">
            <text:p>16</text:p>
          </table:table-cell>
          <table:table-cell table:formula="of:=[.V$50]+[.$B59]" office:value-type="float" office:value="15" calcext:value-type="float">
            <text:p>15</text:p>
          </table:table-cell>
          <table:table-cell table:formula="of:=[.W$50]+[.$B59]" office:value-type="float" office:value="17" calcext:value-type="float">
            <text:p>17</text:p>
          </table:table-cell>
          <table:table-cell table:formula="of:=[.X$50]+[.$B59]" office:value-type="float" office:value="16" calcext:value-type="float">
            <text:p>16</text:p>
          </table:table-cell>
          <table:table-cell table:formula="of:=[.Y$50]+[.$B59]" office:value-type="float" office:value="18" calcext:value-type="float">
            <text:p>18</text:p>
          </table:table-cell>
          <table:table-cell table:formula="of:=[.Z$50]+[.$B59]" office:value-type="float" office:value="17" calcext:value-type="float">
            <text:p>17</text:p>
          </table:table-cell>
          <table:table-cell table:formula="of:=[.AA$50]+[.$B59]" office:value-type="float" office:value="19" calcext:value-type="float">
            <text:p>19</text:p>
          </table:table-cell>
          <table:table-cell table:formula="of:=CONCATENATE(Sp;Sp;[.C59];Sp;[.D59];Sp;[.E59];Sp;[.F59];Sp;[.G59];Sp;[.H59];Sp;[.I59];Sp;[.J59];Sp;[.K59];Sp;[.L59];Sp;[.M59];Sp;[.N59];Sp;[.O59];Sp;[.P59];Sp;[.Q59];Sp;[.R59];Sp;[.S59])" office:value-type="string" office:string-value="  \fingerDown a, -5 b,  a,  c  b,  d  c  e " calcext:value-type="string">
            <text:p><text:s text:c="2"/>\fingerDown a, -5 b, <text:s/>a, <text:s/>c <text:s/>b, <text:s/>d <text:s/>c <text:s/>e 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table:style-name="ce5"/>
          <table:table-cell table:formula="of:=VLOOKUP([.T60];Pitches;2;0)" office:value-type="string" office:string-value="g," calcext:value-type="string">
            <text:p>g,</text:p>
          </table:table-cell>
          <table:table-cell office:value-type="float" office:value="-5" calcext:value-type="float">
            <text:p>-5</text:p>
          </table:table-cell>
          <table:table-cell table:formula="of:=VLOOKUP([.U60];Pitches;2;0)" office:value-type="string" office:string-value="a," calcext:value-type="string">
            <text:p>a,</text:p>
          </table:table-cell>
          <table:table-cell/>
          <table:table-cell table:formula="of:=VLOOKUP([.V60];Pitches;2;0)" office:value-type="string" office:string-value="g," calcext:value-type="string">
            <text:p>g,</text:p>
          </table:table-cell>
          <table:table-cell/>
          <table:table-cell table:formula="of:=VLOOKUP([.W60];Pitches;2;0)" office:value-type="string" office:string-value="b," calcext:value-type="string">
            <text:p>b,</text:p>
          </table:table-cell>
          <table:table-cell table:style-name="ce5"/>
          <table:table-cell table:formula="of:=VLOOKUP([.X60];Pitches;2;0)" office:value-type="string" office:string-value="a," calcext:value-type="string">
            <text:p>a,</text:p>
          </table:table-cell>
          <table:table-cell/>
          <table:table-cell table:formula="of:=VLOOKUP([.Y60];Pitches;2;0)" office:value-type="string" office:string-value="c" calcext:value-type="string">
            <text:p>c</text:p>
          </table:table-cell>
          <table:table-cell/>
          <table:table-cell table:formula="of:=VLOOKUP([.Z60];Pitches;2;0)" office:value-type="string" office:string-value="b," calcext:value-type="string">
            <text:p>b,</text:p>
          </table:table-cell>
          <table:table-cell/>
          <table:table-cell table:formula="of:=VLOOKUP([.AA60];Pitches;2;0)" office:value-type="string" office:string-value="d" calcext:value-type="string">
            <text:p>d</text:p>
          </table:table-cell>
          <table:table-cell/>
          <table:table-cell table:formula="of:=[.T$50]+[.$B60]" office:value-type="float" office:value="14" calcext:value-type="float">
            <text:p>14</text:p>
          </table:table-cell>
          <table:table-cell table:formula="of:=[.U$50]+[.$B60]" office:value-type="float" office:value="15" calcext:value-type="float">
            <text:p>15</text:p>
          </table:table-cell>
          <table:table-cell table:formula="of:=[.V$50]+[.$B60]" office:value-type="float" office:value="14" calcext:value-type="float">
            <text:p>14</text:p>
          </table:table-cell>
          <table:table-cell table:formula="of:=[.W$50]+[.$B60]" office:value-type="float" office:value="16" calcext:value-type="float">
            <text:p>16</text:p>
          </table:table-cell>
          <table:table-cell table:formula="of:=[.X$50]+[.$B60]" office:value-type="float" office:value="15" calcext:value-type="float">
            <text:p>15</text:p>
          </table:table-cell>
          <table:table-cell table:formula="of:=[.Y$50]+[.$B60]" office:value-type="float" office:value="17" calcext:value-type="float">
            <text:p>17</text:p>
          </table:table-cell>
          <table:table-cell table:formula="of:=[.Z$50]+[.$B60]" office:value-type="float" office:value="16" calcext:value-type="float">
            <text:p>16</text:p>
          </table:table-cell>
          <table:table-cell table:formula="of:=[.AA$50]+[.$B60]" office:value-type="float" office:value="18" calcext:value-type="float">
            <text:p>18</text:p>
          </table:table-cell>
          <table:table-cell table:formula="of:=CONCATENATE(Sp;Sp;[.C60];Sp;[.D60];Sp;[.E60];Sp;[.F60];Sp;[.G60];Sp;[.H60];Sp;[.I60];Sp;[.J60];Sp;[.K60];Sp;[.L60];Sp;[.M60];Sp;[.N60];Sp;[.O60];Sp;[.P60];Sp;[.Q60];Sp;[.R60];Sp;[.S60])" office:value-type="string" office:string-value="   g, -5 a,  g,  b,  a,  c  b,  d " calcext:value-type="string">
            <text:p><text:s text:c="3"/>g, -5 a, <text:s/>g, <text:s/>b, <text:s/>a, <text:s/>c <text:s/>b, <text:s/>d 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-11" calcext:value-type="float">
            <text:p>-11</text:p>
          </table:table-cell>
          <table:table-cell table:style-name="ce5"/>
          <table:table-cell table:formula="of:=VLOOKUP([.T61];Pitches;2;0)" office:value-type="string" office:string-value="f," calcext:value-type="string">
            <text:p>f,</text:p>
          </table:table-cell>
          <table:table-cell office:value-type="float" office:value="-5" calcext:value-type="float">
            <text:p>-5</text:p>
          </table:table-cell>
          <table:table-cell table:formula="of:=VLOOKUP([.U61];Pitches;2;0)" office:value-type="string" office:string-value="g," calcext:value-type="string">
            <text:p>g,</text:p>
          </table:table-cell>
          <table:table-cell/>
          <table:table-cell table:formula="of:=VLOOKUP([.V61];Pitches;2;0)" office:value-type="string" office:string-value="f," calcext:value-type="string">
            <text:p>f,</text:p>
          </table:table-cell>
          <table:table-cell/>
          <table:table-cell table:formula="of:=VLOOKUP([.W61];Pitches;2;0)" office:value-type="string" office:string-value="a," calcext:value-type="string">
            <text:p>a,</text:p>
          </table:table-cell>
          <table:table-cell table:style-name="ce5"/>
          <table:table-cell table:formula="of:=VLOOKUP([.X61];Pitches;2;0)" office:value-type="string" office:string-value="g," calcext:value-type="string">
            <text:p>g,</text:p>
          </table:table-cell>
          <table:table-cell/>
          <table:table-cell table:formula="of:=VLOOKUP([.Y61];Pitches;2;0)" office:value-type="string" office:string-value="b," calcext:value-type="string">
            <text:p>b,</text:p>
          </table:table-cell>
          <table:table-cell/>
          <table:table-cell table:formula="of:=VLOOKUP([.Z61];Pitches;2;0)" office:value-type="string" office:string-value="a," calcext:value-type="string">
            <text:p>a,</text:p>
          </table:table-cell>
          <table:table-cell/>
          <table:table-cell table:formula="of:=VLOOKUP([.AA61];Pitches;2;0)" office:value-type="string" office:string-value="c" calcext:value-type="string">
            <text:p>c</text:p>
          </table:table-cell>
          <table:table-cell/>
          <table:table-cell table:formula="of:=[.T$50]+[.$B61]" office:value-type="float" office:value="13" calcext:value-type="float">
            <text:p>13</text:p>
          </table:table-cell>
          <table:table-cell table:formula="of:=[.U$50]+[.$B61]" office:value-type="float" office:value="14" calcext:value-type="float">
            <text:p>14</text:p>
          </table:table-cell>
          <table:table-cell table:formula="of:=[.V$50]+[.$B61]" office:value-type="float" office:value="13" calcext:value-type="float">
            <text:p>13</text:p>
          </table:table-cell>
          <table:table-cell table:formula="of:=[.W$50]+[.$B61]" office:value-type="float" office:value="15" calcext:value-type="float">
            <text:p>15</text:p>
          </table:table-cell>
          <table:table-cell table:formula="of:=[.X$50]+[.$B61]" office:value-type="float" office:value="14" calcext:value-type="float">
            <text:p>14</text:p>
          </table:table-cell>
          <table:table-cell table:formula="of:=[.Y$50]+[.$B61]" office:value-type="float" office:value="16" calcext:value-type="float">
            <text:p>16</text:p>
          </table:table-cell>
          <table:table-cell table:formula="of:=[.Z$50]+[.$B61]" office:value-type="float" office:value="15" calcext:value-type="float">
            <text:p>15</text:p>
          </table:table-cell>
          <table:table-cell table:formula="of:=[.AA$50]+[.$B61]" office:value-type="float" office:value="17" calcext:value-type="float">
            <text:p>17</text:p>
          </table:table-cell>
          <table:table-cell table:formula="of:=CONCATENATE(Sp;Sp;[.C61];Sp;[.D61];Sp;[.E61];Sp;[.F61];Sp;[.G61];Sp;[.H61];Sp;[.I61];Sp;[.J61];Sp;[.K61];Sp;[.L61];Sp;[.M61];Sp;[.N61];Sp;[.O61];Sp;[.P61];Sp;[.Q61];Sp;[.R61];Sp;[.S61])" office:value-type="string" office:string-value="   f, -5 g,  f,  a,  g,  b,  a,  c " calcext:value-type="string">
            <text:p><text:s text:c="3"/>f, -5 g, <text:s/>f, <text:s/>a, <text:s/>g, <text:s/>b, <text:s/>a, <text:s/>c 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-12" calcext:value-type="float">
            <text:p>-12</text:p>
          </table:table-cell>
          <table:table-cell table:style-name="ce5"/>
          <table:table-cell table:formula="of:=VLOOKUP([.T62];Pitches;2;0)" office:value-type="string" office:string-value="e," calcext:value-type="string">
            <text:p>e,</text:p>
          </table:table-cell>
          <table:table-cell office:value-type="float" office:value="-5" calcext:value-type="float">
            <text:p>-5</text:p>
          </table:table-cell>
          <table:table-cell table:formula="of:=VLOOKUP([.U62];Pitches;2;0)" office:value-type="string" office:string-value="f," calcext:value-type="string">
            <text:p>f,</text:p>
          </table:table-cell>
          <table:table-cell/>
          <table:table-cell table:formula="of:=VLOOKUP([.V62];Pitches;2;0)" office:value-type="string" office:string-value="e," calcext:value-type="string">
            <text:p>e,</text:p>
          </table:table-cell>
          <table:table-cell/>
          <table:table-cell table:formula="of:=VLOOKUP([.W62];Pitches;2;0)" office:value-type="string" office:string-value="g," calcext:value-type="string">
            <text:p>g,</text:p>
          </table:table-cell>
          <table:table-cell table:style-name="ce5"/>
          <table:table-cell table:formula="of:=VLOOKUP([.X62];Pitches;2;0)" office:value-type="string" office:string-value="f," calcext:value-type="string">
            <text:p>f,</text:p>
          </table:table-cell>
          <table:table-cell/>
          <table:table-cell table:formula="of:=VLOOKUP([.Y62];Pitches;2;0)" office:value-type="string" office:string-value="a," calcext:value-type="string">
            <text:p>a,</text:p>
          </table:table-cell>
          <table:table-cell/>
          <table:table-cell table:formula="of:=VLOOKUP([.Z62];Pitches;2;0)" office:value-type="string" office:string-value="g," calcext:value-type="string">
            <text:p>g,</text:p>
          </table:table-cell>
          <table:table-cell/>
          <table:table-cell table:formula="of:=VLOOKUP([.AA62];Pitches;2;0)" office:value-type="string" office:string-value="b," calcext:value-type="string">
            <text:p>b,</text:p>
          </table:table-cell>
          <table:table-cell/>
          <table:table-cell table:formula="of:=[.T$50]+[.$B62]" office:value-type="float" office:value="12" calcext:value-type="float">
            <text:p>12</text:p>
          </table:table-cell>
          <table:table-cell table:formula="of:=[.U$50]+[.$B62]" office:value-type="float" office:value="13" calcext:value-type="float">
            <text:p>13</text:p>
          </table:table-cell>
          <table:table-cell table:formula="of:=[.V$50]+[.$B62]" office:value-type="float" office:value="12" calcext:value-type="float">
            <text:p>12</text:p>
          </table:table-cell>
          <table:table-cell table:formula="of:=[.W$50]+[.$B62]" office:value-type="float" office:value="14" calcext:value-type="float">
            <text:p>14</text:p>
          </table:table-cell>
          <table:table-cell table:formula="of:=[.X$50]+[.$B62]" office:value-type="float" office:value="13" calcext:value-type="float">
            <text:p>13</text:p>
          </table:table-cell>
          <table:table-cell table:formula="of:=[.Y$50]+[.$B62]" office:value-type="float" office:value="15" calcext:value-type="float">
            <text:p>15</text:p>
          </table:table-cell>
          <table:table-cell table:formula="of:=[.Z$50]+[.$B62]" office:value-type="float" office:value="14" calcext:value-type="float">
            <text:p>14</text:p>
          </table:table-cell>
          <table:table-cell table:formula="of:=[.AA$50]+[.$B62]" office:value-type="float" office:value="16" calcext:value-type="float">
            <text:p>16</text:p>
          </table:table-cell>
          <table:table-cell table:formula="of:=CONCATENATE(Sp;Sp;[.C62];Sp;[.D62];Sp;[.E62];Sp;[.F62];Sp;[.G62];Sp;[.H62];Sp;[.I62];Sp;[.J62];Sp;[.K62];Sp;[.L62];Sp;[.M62];Sp;[.N62];Sp;[.O62];Sp;[.P62];Sp;[.Q62];Sp;[.R62];Sp;[.S62])" office:value-type="string" office:string-value="   e, -5 f,  e,  g,  f,  a,  g,  b, " calcext:value-type="string">
            <text:p><text:s text:c="3"/>e, -5 f, <text:s/>e, <text:s/>g, <text:s/>f, <text:s/>a, <text:s/>g, <text:s/>b, 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-13" calcext:value-type="float">
            <text:p>-13</text:p>
          </table:table-cell>
          <table:table-cell table:style-name="ce5"/>
          <table:table-cell table:formula="of:=VLOOKUP([.T63];Pitches;2;0)" office:value-type="string" office:string-value="d," calcext:value-type="string">
            <text:p>d,</text:p>
          </table:table-cell>
          <table:table-cell office:value-type="float" office:value="-5" calcext:value-type="float">
            <text:p>-5</text:p>
          </table:table-cell>
          <table:table-cell table:formula="of:=VLOOKUP([.U63];Pitches;2;0)" office:value-type="string" office:string-value="e," calcext:value-type="string">
            <text:p>e,</text:p>
          </table:table-cell>
          <table:table-cell/>
          <table:table-cell table:formula="of:=VLOOKUP([.V63];Pitches;2;0)" office:value-type="string" office:string-value="d," calcext:value-type="string">
            <text:p>d,</text:p>
          </table:table-cell>
          <table:table-cell/>
          <table:table-cell table:formula="of:=VLOOKUP([.W63];Pitches;2;0)" office:value-type="string" office:string-value="f," calcext:value-type="string">
            <text:p>f,</text:p>
          </table:table-cell>
          <table:table-cell table:style-name="ce5"/>
          <table:table-cell table:formula="of:=VLOOKUP([.X63];Pitches;2;0)" office:value-type="string" office:string-value="e," calcext:value-type="string">
            <text:p>e,</text:p>
          </table:table-cell>
          <table:table-cell/>
          <table:table-cell table:formula="of:=VLOOKUP([.Y63];Pitches;2;0)" office:value-type="string" office:string-value="g," calcext:value-type="string">
            <text:p>g,</text:p>
          </table:table-cell>
          <table:table-cell/>
          <table:table-cell table:formula="of:=VLOOKUP([.Z63];Pitches;2;0)" office:value-type="string" office:string-value="f," calcext:value-type="string">
            <text:p>f,</text:p>
          </table:table-cell>
          <table:table-cell/>
          <table:table-cell table:formula="of:=VLOOKUP([.AA63];Pitches;2;0)" office:value-type="string" office:string-value="a," calcext:value-type="string">
            <text:p>a,</text:p>
          </table:table-cell>
          <table:table-cell/>
          <table:table-cell table:formula="of:=[.T$50]+[.$B63]" office:value-type="float" office:value="11" calcext:value-type="float">
            <text:p>11</text:p>
          </table:table-cell>
          <table:table-cell table:formula="of:=[.U$50]+[.$B63]" office:value-type="float" office:value="12" calcext:value-type="float">
            <text:p>12</text:p>
          </table:table-cell>
          <table:table-cell table:formula="of:=[.V$50]+[.$B63]" office:value-type="float" office:value="11" calcext:value-type="float">
            <text:p>11</text:p>
          </table:table-cell>
          <table:table-cell table:formula="of:=[.W$50]+[.$B63]" office:value-type="float" office:value="13" calcext:value-type="float">
            <text:p>13</text:p>
          </table:table-cell>
          <table:table-cell table:formula="of:=[.X$50]+[.$B63]" office:value-type="float" office:value="12" calcext:value-type="float">
            <text:p>12</text:p>
          </table:table-cell>
          <table:table-cell table:formula="of:=[.Y$50]+[.$B63]" office:value-type="float" office:value="14" calcext:value-type="float">
            <text:p>14</text:p>
          </table:table-cell>
          <table:table-cell table:formula="of:=[.Z$50]+[.$B63]" office:value-type="float" office:value="13" calcext:value-type="float">
            <text:p>13</text:p>
          </table:table-cell>
          <table:table-cell table:formula="of:=[.AA$50]+[.$B63]" office:value-type="float" office:value="15" calcext:value-type="float">
            <text:p>15</text:p>
          </table:table-cell>
          <table:table-cell table:formula="of:=CONCATENATE(Sp;Sp;[.C63];Sp;[.D63];Sp;[.E63];Sp;[.F63];Sp;[.G63];Sp;[.H63];Sp;[.I63];Sp;[.J63];Sp;[.K63];Sp;[.L63];Sp;[.M63];Sp;[.N63];Sp;[.O63];Sp;[.P63];Sp;[.Q63];Sp;[.R63];Sp;[.S63])" office:value-type="string" office:string-value="   d, -5 e,  d,  f,  e,  g,  f,  a, " calcext:value-type="string">
            <text:p><text:s text:c="3"/>d, -5 e, <text:s/>d, <text:s/>f, <text:s/>e, <text:s/>g, <text:s/>f, <text:s/>a, </text:p>
          </table:table-cell>
        </table:table-row>
      </table:table>
      <table:table table:name="Pitches" table:style-name="ta1">
        <table:table-column table:style-name="co9" table:default-cell-style-name="Default"/>
        <table:table-column table:style-name="co9" table:default-cell-style-name="ce13"/>
        <table:table-column table:style-name="co9" table:default-cell-style-name="Default"/>
        <table:table-row table:style-name="ro1">
          <table:table-cell office:value-type="string" calcext:value-type="string">
            <text:p>Space</text:p>
          </table:table-cell>
          <table:table-cell table:style-name="ce14" office:value-type="string" calcext:value-type="string">
            <text:p><text:s/></text:p>
          </table:table-cell>
          <table:table-cell/>
        </table:table-row>
        <table:table-row table:style-name="ro1">
          <table:table-cell/>
          <table:table-cell table:style-name="Default"/>
          <table:table-cell/>
        </table:table-row>
        <table:table-row table:style-name="ro1">
          <table:table-cell table:style-name="ce13" office:value-type="string" calcext:value-type="string">
            <text:p>Scalar</text:p>
          </table:table-cell>
          <table:table-cell office:value-type="string" calcext:value-type="string">
            <text:p>Abs_Pitch</text:p>
          </table:table-cell>
          <table:table-cell table:style-name="ce13" office:value-type="string" calcext:value-type="string">
            <text:p>Scalar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,,,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,,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,,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,,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e,,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,,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,,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,,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b,,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,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d,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e,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f,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g,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,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b,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c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d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e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f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g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a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b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c'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d'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e'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f'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g'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a'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b'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c''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d''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e''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f''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g''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a''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b''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c'''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d'''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e'''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f'''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g'''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a'''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b'''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c''''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d''''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e''''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f''''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g''''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a''''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b''''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c'''''</text:p>
          </table:table-cell>
          <table:table-cell office:value-type="float" office:value="52" calcext:value-type="float">
            <text:p>52</text:p>
          </table:table-cell>
        </table:table-row>
        <table:table-row table:style-name="ro1" table:number-rows-repeated="35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>
        <table:named-range table:name="Pattern" table:base-cell-address="$Ex5.$AA$2" table:cell-range-address="$Ex5.$AB$2:.$AI$2"/>
        <table:named-range table:name="Pitches" table:base-cell-address="$Pitches.$A$3" table:cell-range-address="$Pitches.$A$3:.$B$55"/>
        <table:named-range table:name="Scalars" table:base-cell-address="$Pitches.$B$4" table:cell-range-address="$Pitches.$B$4:.$C$55"/>
        <table:named-range table:name="Sp" table:base-cell-address="$Pitches.$B$1" table:cell-range-address="$Pitches.$B$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7T16:16:28.084497636</meta:creation-date>
    <dc:date>2015-04-08T00:50:53.392610896</dc:date>
    <meta:editing-duration>PT8H3M50S</meta:editing-duration>
    <meta:editing-cycles>12</meta:editing-cycles>
    <meta:generator>LibreOffice/4.2.7.2$Linux_X86_64 LibreOffice_project/420m0$Build-2</meta:generator>
    <meta:document-statistic meta:table-count="2" meta:cell-count="1363" meta:object-count="0"/>
  </office:meta>
</office:document-meta>
</file>